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1.5339in"/>
    </style:style>
    <style:style style:name="co4" style:family="table-column">
      <style:table-column-properties fo:break-before="auto" style:column-width="1.7634in"/>
    </style:style>
    <style:style style:name="co5" style:family="table-column">
      <style:table-column-properties fo:break-before="auto" style:column-width="1.4799in"/>
    </style:style>
    <style:style style:name="co6" style:family="table-column">
      <style:table-column-properties fo:break-before="auto" style:column-width="2.2638in"/>
    </style:style>
    <style:style style:name="co7" style:family="table-column">
      <style:table-column-properties fo:break-before="auto" style:column-width="1.5992in"/>
    </style:style>
    <style:style style:name="co8" style:family="table-column">
      <style:table-column-properties fo:break-before="auto" style:column-width="1.8717in"/>
    </style:style>
    <style:style style:name="co9" style:family="table-column">
      <style:table-column-properties fo:break-before="auto" style:column-width="2.2965in"/>
    </style:style>
    <style:style style:name="co10" style:family="table-column">
      <style:table-column-properties fo:break-before="auto" style:column-width="1.5126in"/>
    </style:style>
    <style:style style:name="co11" style:family="table-column">
      <style:table-column-properties fo:break-before="auto" style:column-width="1.2189in"/>
    </style:style>
    <style:style style:name="co12" style:family="table-column">
      <style:table-column-properties fo:break-before="auto" style:column-width="1.6217in"/>
    </style:style>
    <style:style style:name="co13" style:family="table-column">
      <style:table-column-properties fo:break-before="auto" style:column-width="1.85in"/>
    </style:style>
    <style:style style:name="co14" style:family="table-column">
      <style:table-column-properties fo:break-before="auto" style:column-width="1.8827in"/>
    </style:style>
    <style:style style:name="ro1" style:family="table-row">
      <style:table-row-properties style:row-height="0.2063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PageStyle_5f_PSO">
      <style:table-properties table:display="true" style:writing-mode="lr-tb"/>
    </style:style>
    <style:style style:name="ta2" style:family="table" style:master-page-name="PageStyle_5f_PSO_5f_SA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visible-area-left="0in" draw:visible-area-top="0in" draw:visible-area-width="1.9685in" draw:visible-area-height="1.9685in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PSO" table:style-name="ta1">
        <office:forms form:automatic-focus="false" form:apply-design-mode="false"/>
        <table:shapes>
          <draw:frame draw:z-index="0" draw:style-name="gr1" draw:text-style-name="P1" svg:width="0.0787in" svg:height="0.1902in" svg:x="0in" svg:y="0in">
            <text:p draw:class-id="00000000-0000-0000-0000-000000000000"/>
            <draw:object-ole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6.2906in" svg:height="3.539in" svg:x="6.5429in" svg:y="0.8791in">
            <draw:object draw:notify-on-update-of-ranges="PSO.F25:PSO.F25 PSO.G25:PSO.G25 PSO.H1:PSO.H1 PSO.H2:PSO.H2 PSO.A1:PSO.A1 PSO.B1:PSO.B1 PSO.B2:PSO.B20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1" svg:width="6.2906in" svg:height="3.539in" svg:x="6.5429in" svg:y="5.4276in">
            <draw:object draw:notify-on-update-of-ranges="PSO.G25:PSO.G25 PSO.H1:PSO.H1 PSO.H2:PSO.H2 PSO.G25:PSO.G25 PSO.D1:PSO.D1 PSO.D2:PSO.D20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Mean Best Score</text:p>
          </table:table-cell>
          <table:table-cell table:style-name="ce1" office:value-type="string" calcext:value-type="string">
            <text:p>Time(seconds)</text:p>
          </table:table-cell>
          <table:table-cell table:style-name="ce1" office:value-type="string" calcext:value-type="string">
            <text:p>Best Score</text:p>
          </table:table-cell>
          <table:table-cell/>
          <table:table-cell office:value-type="string" calcext:value-type="string">
            <text:p>Mean Average</text:p>
          </table:table-cell>
          <table:table-cell office:value-type="string" calcext:value-type="string">
            <text:p>STD DEV Mean Average</text:p>
          </table:table-cell>
          <table:table-cell office:value-type="string" calcext:value-type="string">
            <text:p>Average Best Score</text:p>
          </table:table-cell>
          <table:table-cell office:value-type="string" calcext:value-type="string">
            <text:p>STD DEV Best Score</text:p>
          </table:table-cell>
          <table:table-cell office:value-type="string" calcext:value-type="string">
            <text:p>Average Time(seconds)</text:p>
          </table:table-cell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01.47742282" calcext:value-type="float">
            <text:p>4301.47742282</text:p>
          </table:table-cell>
          <table:table-cell table:style-name="ce2" office:value-type="float" office:value="109.535000086" calcext:value-type="float">
            <text:p>109.535000086</text:p>
          </table:table-cell>
          <table:table-cell table:style-name="ce2" office:value-type="float" office:value="4179.09294591" calcext:value-type="float">
            <text:p>4179.09294591</text:p>
          </table:table-cell>
          <table:table-cell/>
          <table:table-cell table:formula="of:=AVERAGE([.B2];[.B200])" office:value-type="float" office:value="4119.442467535" calcext:value-type="float">
            <text:p>4119.442467535</text:p>
          </table:table-cell>
          <table:table-cell table:formula="of:=STDEVP([.B2];[.B200])" office:value-type="float" office:value="182.034955285" calcext:value-type="float">
            <text:p>182.034955285</text:p>
          </table:table-cell>
          <table:table-cell table:formula="of:=AVERAGE([.D2];[.D200])" office:value-type="float" office:value="4043.98759735" calcext:value-type="float">
            <text:p>4043.98759735</text:p>
          </table:table-cell>
          <table:table-cell table:formula="of:=STDEVP([.D2];[.D200])" office:value-type="float" office:value="135.10534856" calcext:value-type="float">
            <text:p>135.10534856</text:p>
          </table:table-cell>
          <table:table-cell table:formula="of:=AVERAGE([.C2];[.C200])" office:value-type="float" office:value="109.3289999965" calcext:value-type="float">
            <text:p>109.3289999965</text:p>
          </table:table-cell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09.15417531" calcext:value-type="float">
            <text:p>4109.15417531</text:p>
          </table:table-cell>
          <table:table-cell table:style-name="ce2" office:value-type="float" office:value="109.443000078" calcext:value-type="float">
            <text:p>109.443000078</text:p>
          </table:table-cell>
          <table:table-cell table:style-name="ce2" office:value-type="float" office:value="4043.85624589" calcext:value-type="float">
            <text:p>4043.8562458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44.65873004" calcext:value-type="float">
            <text:p>4044.65873004</text:p>
          </table:table-cell>
          <table:table-cell table:style-name="ce2" office:value-type="float" office:value="109.524999857" calcext:value-type="float">
            <text:p>109.524999857</text:p>
          </table:table-cell>
          <table:table-cell table:style-name="ce2" office:value-type="float" office:value="4011.27993725" calcext:value-type="float">
            <text:p>4011.2799372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37.13838329" calcext:value-type="float">
            <text:p>4137.13838329</text:p>
          </table:table-cell>
          <table:table-cell table:style-name="ce2" office:value-type="float" office:value="109.464999914" calcext:value-type="float">
            <text:p>109.464999914</text:p>
          </table:table-cell>
          <table:table-cell table:style-name="ce2" office:value-type="float" office:value="4095.51999766" calcext:value-type="float">
            <text:p>4095.5199976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99.36977858" calcext:value-type="float">
            <text:p>4199.36977858</text:p>
          </table:table-cell>
          <table:table-cell table:style-name="ce2" office:value-type="float" office:value="109.271000147" calcext:value-type="float">
            <text:p>109.271000147</text:p>
          </table:table-cell>
          <table:table-cell table:style-name="ce2" office:value-type="float" office:value="4068.1288889" calcext:value-type="float">
            <text:p>4068.128888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17.84169851" calcext:value-type="float">
            <text:p>4317.84169851</text:p>
          </table:table-cell>
          <table:table-cell table:style-name="ce2" office:value-type="float" office:value="109.16899991" calcext:value-type="float">
            <text:p>109.16899991</text:p>
          </table:table-cell>
          <table:table-cell table:style-name="ce2" office:value-type="float" office:value="4283.58036921" calcext:value-type="float">
            <text:p>4283.5803692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25.2347485" calcext:value-type="float">
            <text:p>4325.2347485</text:p>
          </table:table-cell>
          <table:table-cell table:style-name="ce2" office:value-type="float" office:value="109.075000048" calcext:value-type="float">
            <text:p>109.075000048</text:p>
          </table:table-cell>
          <table:table-cell table:style-name="ce2" office:value-type="float" office:value="4264.44971927" calcext:value-type="float">
            <text:p>4264.4497192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19.26304314" calcext:value-type="float">
            <text:p>4219.26304314</text:p>
          </table:table-cell>
          <table:table-cell table:style-name="ce2" office:value-type="float" office:value="109.161999941" calcext:value-type="float">
            <text:p>109.161999941</text:p>
          </table:table-cell>
          <table:table-cell table:style-name="ce2" office:value-type="float" office:value="4189.31527893" calcext:value-type="float">
            <text:p>4189.3152789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48.32110347" calcext:value-type="float">
            <text:p>4248.32110347</text:p>
          </table:table-cell>
          <table:table-cell table:style-name="ce2" office:value-type="float" office:value="109.123999834" calcext:value-type="float">
            <text:p>109.123999834</text:p>
          </table:table-cell>
          <table:table-cell table:style-name="ce2" office:value-type="float" office:value="4215.064478" calcext:value-type="float">
            <text:p>4215.06447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63.79464974" calcext:value-type="float">
            <text:p>4063.79464974</text:p>
          </table:table-cell>
          <table:table-cell table:style-name="ce2" office:value-type="float" office:value="109.289999962" calcext:value-type="float">
            <text:p>109.289999962</text:p>
          </table:table-cell>
          <table:table-cell table:style-name="ce2" office:value-type="float" office:value="3997.17756139" calcext:value-type="float">
            <text:p>3997.1775613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72.97039045" calcext:value-type="float">
            <text:p>4072.97039045</text:p>
          </table:table-cell>
          <table:table-cell table:style-name="ce2" office:value-type="float" office:value="109.328000069" calcext:value-type="float">
            <text:p>109.328000069</text:p>
          </table:table-cell>
          <table:table-cell table:style-name="ce2" office:value-type="float" office:value="3989.37961056" calcext:value-type="float">
            <text:p>3989.3796105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95.27107928" calcext:value-type="float">
            <text:p>4495.27107928</text:p>
          </table:table-cell>
          <table:table-cell table:style-name="ce2" office:value-type="float" office:value="109.302999973" calcext:value-type="float">
            <text:p>109.302999973</text:p>
          </table:table-cell>
          <table:table-cell table:style-name="ce2" office:value-type="float" office:value="4424.88708676" calcext:value-type="float">
            <text:p>4424.8870867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56.81244431" calcext:value-type="float">
            <text:p>4356.81244431</text:p>
          </table:table-cell>
          <table:table-cell table:style-name="ce2" office:value-type="float" office:value="109.042000055" calcext:value-type="float">
            <text:p>109.042000055</text:p>
          </table:table-cell>
          <table:table-cell table:style-name="ce2" office:value-type="float" office:value="4298.56263766" calcext:value-type="float">
            <text:p>4298.5626376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09.86079991" calcext:value-type="float">
            <text:p>4109.86079991</text:p>
          </table:table-cell>
          <table:table-cell table:style-name="ce2" office:value-type="float" office:value="109.134000063" calcext:value-type="float">
            <text:p>109.134000063</text:p>
          </table:table-cell>
          <table:table-cell table:style-name="ce2" office:value-type="float" office:value="4041.4885245" calcext:value-type="float">
            <text:p>4041.488524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29.74337817" calcext:value-type="float">
            <text:p>4229.74337817</text:p>
          </table:table-cell>
          <table:table-cell table:style-name="ce2" office:value-type="float" office:value="109.169000149" calcext:value-type="float">
            <text:p>109.169000149</text:p>
          </table:table-cell>
          <table:table-cell table:style-name="ce2" office:value-type="float" office:value="4109.64388432" calcext:value-type="float">
            <text:p>4109.6438843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40.05544674" calcext:value-type="float">
            <text:p>3940.05544674</text:p>
          </table:table-cell>
          <table:table-cell table:style-name="ce2" office:value-type="float" office:value="109.162000179" calcext:value-type="float">
            <text:p>109.162000179</text:p>
          </table:table-cell>
          <table:table-cell table:style-name="ce2" office:value-type="float" office:value="3795.0491033" calcext:value-type="float">
            <text:p>3795.049103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84.02305135" calcext:value-type="float">
            <text:p>4184.02305135</text:p>
          </table:table-cell>
          <table:table-cell table:style-name="ce2" office:value-type="float" office:value="109.144000053" calcext:value-type="float">
            <text:p>109.144000053</text:p>
          </table:table-cell>
          <table:table-cell table:style-name="ce2" office:value-type="float" office:value="4049.54551885" calcext:value-type="float">
            <text:p>4049.5455188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813.43691788" calcext:value-type="float">
            <text:p>3813.43691788</text:p>
          </table:table-cell>
          <table:table-cell table:style-name="ce2" office:value-type="float" office:value="109.313999891" calcext:value-type="float">
            <text:p>109.313999891</text:p>
          </table:table-cell>
          <table:table-cell table:style-name="ce2" office:value-type="float" office:value="3795.67187831" calcext:value-type="float">
            <text:p>3795.6718783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22.62326312" calcext:value-type="float">
            <text:p>4422.62326312</text:p>
          </table:table-cell>
          <table:table-cell table:style-name="ce2" office:value-type="float" office:value="113.994999886" calcext:value-type="float">
            <text:p>113.994999886</text:p>
          </table:table-cell>
          <table:table-cell table:style-name="ce2" office:value-type="float" office:value="4260.8948919" calcext:value-type="float">
            <text:p>4260.894891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82.73342635" calcext:value-type="float">
            <text:p>4082.73342635</text:p>
          </table:table-cell>
          <table:table-cell table:style-name="ce2" office:value-type="float" office:value="116.01699996" calcext:value-type="float">
            <text:p>116.01699996</text:p>
          </table:table-cell>
          <table:table-cell table:style-name="ce2" office:value-type="float" office:value="3975.30263689" calcext:value-type="float">
            <text:p>3975.3026368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44.01849746" calcext:value-type="float">
            <text:p>3944.01849746</text:p>
          </table:table-cell>
          <table:table-cell table:style-name="ce2" office:value-type="float" office:value="117.520999908" calcext:value-type="float">
            <text:p>117.520999908</text:p>
          </table:table-cell>
          <table:table-cell table:style-name="ce2" office:value-type="float" office:value="3878.65309724" calcext:value-type="float">
            <text:p>3878.6530972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52.92541108" calcext:value-type="float">
            <text:p>4052.92541108</text:p>
          </table:table-cell>
          <table:table-cell table:style-name="ce2" office:value-type="float" office:value="110.72300005" calcext:value-type="float">
            <text:p>110.72300005</text:p>
          </table:table-cell>
          <table:table-cell table:style-name="ce2" office:value-type="float" office:value="4023.53742992" calcext:value-type="float">
            <text:p>4023.5374299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99.35047125" calcext:value-type="float">
            <text:p>4099.35047125</text:p>
          </table:table-cell>
          <table:table-cell table:style-name="ce2" office:value-type="float" office:value="113.864000082" calcext:value-type="float">
            <text:p>113.864000082</text:p>
          </table:table-cell>
          <table:table-cell table:style-name="ce2" office:value-type="float" office:value="4036.03003745" calcext:value-type="float">
            <text:p>4036.0300374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24.04562172" calcext:value-type="float">
            <text:p>4124.04562172</text:p>
          </table:table-cell>
          <table:table-cell table:style-name="ce2" office:value-type="float" office:value="117.092999935" calcext:value-type="float">
            <text:p>117.092999935</text:p>
          </table:table-cell>
          <table:table-cell table:style-name="ce2" office:value-type="float" office:value="4068.15183623" calcext:value-type="float">
            <text:p>4068.15183623</text:p>
          </table:table-cell>
          <table:table-cell/>
          <table:table-cell office:value-type="string" calcext:value-type="string">
            <text:p>Iterations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29.00035456" calcext:value-type="float">
            <text:p>4029.00035456</text:p>
          </table:table-cell>
          <table:table-cell table:style-name="ce2" office:value-type="float" office:value="109.713000059" calcext:value-type="float">
            <text:p>109.713000059</text:p>
          </table:table-cell>
          <table:table-cell table:style-name="ce2" office:value-type="float" office:value="3893.11133453" calcext:value-type="float">
            <text:p>3893.1113345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11.23716381" calcext:value-type="float">
            <text:p>4311.23716381</text:p>
          </table:table-cell>
          <table:table-cell table:style-name="ce2" office:value-type="float" office:value="109.727999926" calcext:value-type="float">
            <text:p>109.727999926</text:p>
          </table:table-cell>
          <table:table-cell table:style-name="ce2" office:value-type="float" office:value="4217.34398922" calcext:value-type="float">
            <text:p>4217.3439892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01.67655815" calcext:value-type="float">
            <text:p>4301.67655815</text:p>
          </table:table-cell>
          <table:table-cell table:style-name="ce2" office:value-type="float" office:value="111.144000053" calcext:value-type="float">
            <text:p>111.144000053</text:p>
          </table:table-cell>
          <table:table-cell table:style-name="ce2" office:value-type="float" office:value="4249.73733885" calcext:value-type="float">
            <text:p>4249.7373388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65.57789163" calcext:value-type="float">
            <text:p>4065.57789163</text:p>
          </table:table-cell>
          <table:table-cell table:style-name="ce2" office:value-type="float" office:value="118.393000126" calcext:value-type="float">
            <text:p>118.393000126</text:p>
          </table:table-cell>
          <table:table-cell table:style-name="ce2" office:value-type="float" office:value="3991.51694052" calcext:value-type="float">
            <text:p>3991.5169405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65.7063137" calcext:value-type="float">
            <text:p>4165.7063137</text:p>
          </table:table-cell>
          <table:table-cell table:style-name="ce2" office:value-type="float" office:value="114.950999975" calcext:value-type="float">
            <text:p>114.950999975</text:p>
          </table:table-cell>
          <table:table-cell table:style-name="ce2" office:value-type="float" office:value="4082.50595515" calcext:value-type="float">
            <text:p>4082.5059551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04.99303318" calcext:value-type="float">
            <text:p>4404.99303318</text:p>
          </table:table-cell>
          <table:table-cell table:style-name="ce2" office:value-type="float" office:value="116.667000055" calcext:value-type="float">
            <text:p>116.667000055</text:p>
          </table:table-cell>
          <table:table-cell table:style-name="ce2" office:value-type="float" office:value="4349.51126365" calcext:value-type="float">
            <text:p>4349.5112636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68.39313559" calcext:value-type="float">
            <text:p>4468.39313559</text:p>
          </table:table-cell>
          <table:table-cell table:style-name="ce2" office:value-type="float" office:value="114.869000196" calcext:value-type="float">
            <text:p>114.869000196</text:p>
          </table:table-cell>
          <table:table-cell table:style-name="ce2" office:value-type="float" office:value="4339.72940401" calcext:value-type="float">
            <text:p>4339.7294040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55.90851504" calcext:value-type="float">
            <text:p>3955.90851504</text:p>
          </table:table-cell>
          <table:table-cell table:style-name="ce2" office:value-type="float" office:value="119.125999928" calcext:value-type="float">
            <text:p>119.125999928</text:p>
          </table:table-cell>
          <table:table-cell table:style-name="ce2" office:value-type="float" office:value="3844.65085186" calcext:value-type="float">
            <text:p>3844.6508518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28.19851264" calcext:value-type="float">
            <text:p>4128.19851264</text:p>
          </table:table-cell>
          <table:table-cell table:style-name="ce2" office:value-type="float" office:value="110.453999996" calcext:value-type="float">
            <text:p>110.453999996</text:p>
          </table:table-cell>
          <table:table-cell table:style-name="ce2" office:value-type="float" office:value="4073.69911512" calcext:value-type="float">
            <text:p>4073.6991151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99.05260665" calcext:value-type="float">
            <text:p>4099.05260665</text:p>
          </table:table-cell>
          <table:table-cell table:style-name="ce2" office:value-type="float" office:value="109.171000004" calcext:value-type="float">
            <text:p>109.171000004</text:p>
          </table:table-cell>
          <table:table-cell table:style-name="ce2" office:value-type="float" office:value="4032.93108517" calcext:value-type="float">
            <text:p>4032.9310851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03.63032357" calcext:value-type="float">
            <text:p>4103.63032357</text:p>
          </table:table-cell>
          <table:table-cell table:style-name="ce2" office:value-type="float" office:value="109.136000156" calcext:value-type="float">
            <text:p>109.136000156</text:p>
          </table:table-cell>
          <table:table-cell table:style-name="ce2" office:value-type="float" office:value="4054.97582957" calcext:value-type="float">
            <text:p>4054.9758295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97.89233214" calcext:value-type="float">
            <text:p>3997.89233214</text:p>
          </table:table-cell>
          <table:table-cell table:style-name="ce2" office:value-type="float" office:value="109.237999916" calcext:value-type="float">
            <text:p>109.237999916</text:p>
          </table:table-cell>
          <table:table-cell table:style-name="ce2" office:value-type="float" office:value="3947.79758594" calcext:value-type="float">
            <text:p>3947.7975859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99.22389778" calcext:value-type="float">
            <text:p>3999.22389778</text:p>
          </table:table-cell>
          <table:table-cell table:style-name="ce2" office:value-type="float" office:value="109.18599987" calcext:value-type="float">
            <text:p>109.18599987</text:p>
          </table:table-cell>
          <table:table-cell table:style-name="ce2" office:value-type="float" office:value="3899.38804719" calcext:value-type="float">
            <text:p>3899.3880471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54.48680309" calcext:value-type="float">
            <text:p>4354.48680309</text:p>
          </table:table-cell>
          <table:table-cell table:style-name="ce2" office:value-type="float" office:value="109.031000137" calcext:value-type="float">
            <text:p>109.031000137</text:p>
          </table:table-cell>
          <table:table-cell table:style-name="ce2" office:value-type="float" office:value="4291.18205435" calcext:value-type="float">
            <text:p>4291.1820543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67.93394588" calcext:value-type="float">
            <text:p>4367.93394588</text:p>
          </table:table-cell>
          <table:table-cell table:style-name="ce2" office:value-type="float" office:value="109.246000051" calcext:value-type="float">
            <text:p>109.246000051</text:p>
          </table:table-cell>
          <table:table-cell table:style-name="ce2" office:value-type="float" office:value="4329.82436912" calcext:value-type="float">
            <text:p>4329.8243691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75.9935141" calcext:value-type="float">
            <text:p>4175.9935141</text:p>
          </table:table-cell>
          <table:table-cell table:style-name="ce2" office:value-type="float" office:value="109.212000132" calcext:value-type="float">
            <text:p>109.212000132</text:p>
          </table:table-cell>
          <table:table-cell table:style-name="ce2" office:value-type="float" office:value="4033.06131239" calcext:value-type="float">
            <text:p>4033.0613123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53.99834953" calcext:value-type="float">
            <text:p>4353.99834953</text:p>
          </table:table-cell>
          <table:table-cell table:style-name="ce2" office:value-type="float" office:value="109.144999981" calcext:value-type="float">
            <text:p>109.144999981</text:p>
          </table:table-cell>
          <table:table-cell table:style-name="ce2" office:value-type="float" office:value="4191.2691202" calcext:value-type="float">
            <text:p>4191.269120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28.78250201" calcext:value-type="float">
            <text:p>4228.78250201</text:p>
          </table:table-cell>
          <table:table-cell table:style-name="ce2" office:value-type="float" office:value="109.604000092" calcext:value-type="float">
            <text:p>109.604000092</text:p>
          </table:table-cell>
          <table:table-cell table:style-name="ce2" office:value-type="float" office:value="4143.23000147" calcext:value-type="float">
            <text:p>4143.2300014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72.10054962" calcext:value-type="float">
            <text:p>4372.10054962</text:p>
          </table:table-cell>
          <table:table-cell table:style-name="ce2" office:value-type="float" office:value="109.313999891" calcext:value-type="float">
            <text:p>109.313999891</text:p>
          </table:table-cell>
          <table:table-cell table:style-name="ce2" office:value-type="float" office:value="4267.39156317" calcext:value-type="float">
            <text:p>4267.3915631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96.17279285" calcext:value-type="float">
            <text:p>3996.17279285</text:p>
          </table:table-cell>
          <table:table-cell table:style-name="ce2" office:value-type="float" office:value="109.177999973" calcext:value-type="float">
            <text:p>109.177999973</text:p>
          </table:table-cell>
          <table:table-cell table:style-name="ce2" office:value-type="float" office:value="3939.78993974" calcext:value-type="float">
            <text:p>3939.7899397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33.96895152" calcext:value-type="float">
            <text:p>4033.96895152</text:p>
          </table:table-cell>
          <table:table-cell table:style-name="ce2" office:value-type="float" office:value="109.234999895" calcext:value-type="float">
            <text:p>109.234999895</text:p>
          </table:table-cell>
          <table:table-cell table:style-name="ce2" office:value-type="float" office:value="3975.62631156" calcext:value-type="float">
            <text:p>3975.6263115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90.06072067" calcext:value-type="float">
            <text:p>4190.06072067</text:p>
          </table:table-cell>
          <table:table-cell table:style-name="ce2" office:value-type="float" office:value="114.54399991" calcext:value-type="float">
            <text:p>114.54399991</text:p>
          </table:table-cell>
          <table:table-cell table:style-name="ce2" office:value-type="float" office:value="4136.23598999" calcext:value-type="float">
            <text:p>4136.2359899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74.09475314" calcext:value-type="float">
            <text:p>4374.09475314</text:p>
          </table:table-cell>
          <table:table-cell table:style-name="ce2" office:value-type="float" office:value="112.433000088" calcext:value-type="float">
            <text:p>112.433000088</text:p>
          </table:table-cell>
          <table:table-cell table:style-name="ce2" office:value-type="float" office:value="4289.43996989" calcext:value-type="float">
            <text:p>4289.4399698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58.20990338" calcext:value-type="float">
            <text:p>4158.20990338</text:p>
          </table:table-cell>
          <table:table-cell table:style-name="ce2" office:value-type="float" office:value="111.687999964" calcext:value-type="float">
            <text:p>111.687999964</text:p>
          </table:table-cell>
          <table:table-cell table:style-name="ce2" office:value-type="float" office:value="4116.87660247" calcext:value-type="float">
            <text:p>4116.8766024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14.37600465" calcext:value-type="float">
            <text:p>4214.37600465</text:p>
          </table:table-cell>
          <table:table-cell table:style-name="ce2" office:value-type="float" office:value="109.556999922" calcext:value-type="float">
            <text:p>109.556999922</text:p>
          </table:table-cell>
          <table:table-cell table:style-name="ce2" office:value-type="float" office:value="4110.84350463" calcext:value-type="float">
            <text:p>4110.8435046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43.33021723" calcext:value-type="float">
            <text:p>4143.33021723</text:p>
          </table:table-cell>
          <table:table-cell table:style-name="ce2" office:value-type="float" office:value="114.504999876" calcext:value-type="float">
            <text:p>114.504999876</text:p>
          </table:table-cell>
          <table:table-cell table:style-name="ce2" office:value-type="float" office:value="4105.15151479" calcext:value-type="float">
            <text:p>4105.1515147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73.18999201" calcext:value-type="float">
            <text:p>3973.18999201</text:p>
          </table:table-cell>
          <table:table-cell table:style-name="ce2" office:value-type="float" office:value="113.160000086" calcext:value-type="float">
            <text:p>113.160000086</text:p>
          </table:table-cell>
          <table:table-cell table:style-name="ce2" office:value-type="float" office:value="3933.65722564" calcext:value-type="float">
            <text:p>3933.6572256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04.74246614" calcext:value-type="float">
            <text:p>4204.74246614</text:p>
          </table:table-cell>
          <table:table-cell table:style-name="ce2" office:value-type="float" office:value="114.654000044" calcext:value-type="float">
            <text:p>114.654000044</text:p>
          </table:table-cell>
          <table:table-cell table:style-name="ce2" office:value-type="float" office:value="4130.90496976" calcext:value-type="float">
            <text:p>4130.9049697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75.2211676" calcext:value-type="float">
            <text:p>4175.2211676</text:p>
          </table:table-cell>
          <table:table-cell table:style-name="ce2" office:value-type="float" office:value="128.828999996" calcext:value-type="float">
            <text:p>128.828999996</text:p>
          </table:table-cell>
          <table:table-cell table:style-name="ce2" office:value-type="float" office:value="4169.40975729" calcext:value-type="float">
            <text:p>4169.4097572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23.28127771" calcext:value-type="float">
            <text:p>4323.28127771</text:p>
          </table:table-cell>
          <table:table-cell table:style-name="ce2" office:value-type="float" office:value="117.650000095" calcext:value-type="float">
            <text:p>117.650000095</text:p>
          </table:table-cell>
          <table:table-cell table:style-name="ce2" office:value-type="float" office:value="4254.23334604" calcext:value-type="float">
            <text:p>4254.2333460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58.1655904" calcext:value-type="float">
            <text:p>4258.1655904</text:p>
          </table:table-cell>
          <table:table-cell table:style-name="ce2" office:value-type="float" office:value="124.059000015" calcext:value-type="float">
            <text:p>124.059000015</text:p>
          </table:table-cell>
          <table:table-cell table:style-name="ce2" office:value-type="float" office:value="4202.10073897" calcext:value-type="float">
            <text:p>4202.1007389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97.08999791" calcext:value-type="float">
            <text:p>4097.08999791</text:p>
          </table:table-cell>
          <table:table-cell table:style-name="ce2" office:value-type="float" office:value="123.631000042" calcext:value-type="float">
            <text:p>123.631000042</text:p>
          </table:table-cell>
          <table:table-cell table:style-name="ce2" office:value-type="float" office:value="4070.19141668" calcext:value-type="float">
            <text:p>4070.1914166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62.47050077" calcext:value-type="float">
            <text:p>4162.47050077</text:p>
          </table:table-cell>
          <table:table-cell table:style-name="ce2" office:value-type="float" office:value="122.450999975" calcext:value-type="float">
            <text:p>122.450999975</text:p>
          </table:table-cell>
          <table:table-cell table:style-name="ce2" office:value-type="float" office:value="4116.65046073" calcext:value-type="float">
            <text:p>4116.6504607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29.724057" calcext:value-type="float">
            <text:p>4129.724057</text:p>
          </table:table-cell>
          <table:table-cell table:style-name="ce2" office:value-type="float" office:value="124.75" calcext:value-type="float">
            <text:p>124.75</text:p>
          </table:table-cell>
          <table:table-cell table:style-name="ce2" office:value-type="float" office:value="4089.7880481" calcext:value-type="float">
            <text:p>4089.788048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44.48070548" calcext:value-type="float">
            <text:p>4244.48070548</text:p>
          </table:table-cell>
          <table:table-cell table:style-name="ce2" office:value-type="float" office:value="129.118999958" calcext:value-type="float">
            <text:p>129.118999958</text:p>
          </table:table-cell>
          <table:table-cell table:style-name="ce2" office:value-type="float" office:value="4177.72310062" calcext:value-type="float">
            <text:p>4177.7231006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53.06130869" calcext:value-type="float">
            <text:p>4153.06130869</text:p>
          </table:table-cell>
          <table:table-cell table:style-name="ce2" office:value-type="float" office:value="111.75999999" calcext:value-type="float">
            <text:p>111.75999999</text:p>
          </table:table-cell>
          <table:table-cell table:style-name="ce2" office:value-type="float" office:value="4002.49530014" calcext:value-type="float">
            <text:p>4002.4953001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13.61519299" calcext:value-type="float">
            <text:p>4413.61519299</text:p>
          </table:table-cell>
          <table:table-cell table:style-name="ce2" office:value-type="float" office:value="110.392000198" calcext:value-type="float">
            <text:p>110.392000198</text:p>
          </table:table-cell>
          <table:table-cell table:style-name="ce2" office:value-type="float" office:value="4331.75696264" calcext:value-type="float">
            <text:p>4331.7569626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01.11774894" calcext:value-type="float">
            <text:p>4101.11774894</text:p>
          </table:table-cell>
          <table:table-cell table:style-name="ce2" office:value-type="float" office:value="110.616000175" calcext:value-type="float">
            <text:p>110.616000175</text:p>
          </table:table-cell>
          <table:table-cell table:style-name="ce2" office:value-type="float" office:value="3966.27062919" calcext:value-type="float">
            <text:p>3966.2706291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39.76834209" calcext:value-type="float">
            <text:p>4339.76834209</text:p>
          </table:table-cell>
          <table:table-cell table:style-name="ce2" office:value-type="float" office:value="110.585999966" calcext:value-type="float">
            <text:p>110.585999966</text:p>
          </table:table-cell>
          <table:table-cell table:style-name="ce2" office:value-type="float" office:value="4288.20662971" calcext:value-type="float">
            <text:p>4288.2066297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52.97608249" calcext:value-type="float">
            <text:p>4152.97608249</text:p>
          </table:table-cell>
          <table:table-cell table:style-name="ce2" office:value-type="float" office:value="110.347999811" calcext:value-type="float">
            <text:p>110.347999811</text:p>
          </table:table-cell>
          <table:table-cell table:style-name="ce2" office:value-type="float" office:value="4139.5709165" calcext:value-type="float">
            <text:p>4139.570916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20.84244237" calcext:value-type="float">
            <text:p>4220.84244237</text:p>
          </table:table-cell>
          <table:table-cell table:style-name="ce2" office:value-type="float" office:value="110.613999844" calcext:value-type="float">
            <text:p>110.613999844</text:p>
          </table:table-cell>
          <table:table-cell table:style-name="ce2" office:value-type="float" office:value="4114.24581294" calcext:value-type="float">
            <text:p>4114.2458129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05.92144547" calcext:value-type="float">
            <text:p>4305.92144547</text:p>
          </table:table-cell>
          <table:table-cell table:style-name="ce2" office:value-type="float" office:value="110.075000048" calcext:value-type="float">
            <text:p>110.075000048</text:p>
          </table:table-cell>
          <table:table-cell table:style-name="ce2" office:value-type="float" office:value="4258.85353581" calcext:value-type="float">
            <text:p>4258.8535358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59.39702261" calcext:value-type="float">
            <text:p>4359.39702261</text:p>
          </table:table-cell>
          <table:table-cell table:style-name="ce2" office:value-type="float" office:value="110.325000048" calcext:value-type="float">
            <text:p>110.325000048</text:p>
          </table:table-cell>
          <table:table-cell table:style-name="ce2" office:value-type="float" office:value="4168.97561244" calcext:value-type="float">
            <text:p>4168.9756124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93.77760577" calcext:value-type="float">
            <text:p>4093.77760577</text:p>
          </table:table-cell>
          <table:table-cell table:style-name="ce2" office:value-type="float" office:value="110.57400012" calcext:value-type="float">
            <text:p>110.57400012</text:p>
          </table:table-cell>
          <table:table-cell table:style-name="ce2" office:value-type="float" office:value="4010.24939388" calcext:value-type="float">
            <text:p>4010.2493938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38.490786" calcext:value-type="float">
            <text:p>4138.490786</text:p>
          </table:table-cell>
          <table:table-cell table:style-name="ce2" office:value-type="float" office:value="110.431999922" calcext:value-type="float">
            <text:p>110.431999922</text:p>
          </table:table-cell>
          <table:table-cell table:style-name="ce2" office:value-type="float" office:value="4084.02798561" calcext:value-type="float">
            <text:p>4084.0279856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49.25488429" calcext:value-type="float">
            <text:p>4249.25488429</text:p>
          </table:table-cell>
          <table:table-cell table:style-name="ce2" office:value-type="float" office:value="110.510999918" calcext:value-type="float">
            <text:p>110.510999918</text:p>
          </table:table-cell>
          <table:table-cell table:style-name="ce2" office:value-type="float" office:value="4234.44701645" calcext:value-type="float">
            <text:p>4234.4470164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71.42924355" calcext:value-type="float">
            <text:p>4271.42924355</text:p>
          </table:table-cell>
          <table:table-cell table:style-name="ce2" office:value-type="float" office:value="110.552999973" calcext:value-type="float">
            <text:p>110.552999973</text:p>
          </table:table-cell>
          <table:table-cell table:style-name="ce2" office:value-type="float" office:value="4210.59253375" calcext:value-type="float">
            <text:p>4210.5925337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26.27774746" calcext:value-type="float">
            <text:p>4126.27774746</text:p>
          </table:table-cell>
          <table:table-cell table:style-name="ce2" office:value-type="float" office:value="110.25999999" calcext:value-type="float">
            <text:p>110.25999999</text:p>
          </table:table-cell>
          <table:table-cell table:style-name="ce2" office:value-type="float" office:value="4092.2424682" calcext:value-type="float">
            <text:p>4092.242468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55.65832824" calcext:value-type="float">
            <text:p>4155.65832824</text:p>
          </table:table-cell>
          <table:table-cell table:style-name="ce2" office:value-type="float" office:value="110.286000013" calcext:value-type="float">
            <text:p>110.286000013</text:p>
          </table:table-cell>
          <table:table-cell table:style-name="ce2" office:value-type="float" office:value="4117.09075746" calcext:value-type="float">
            <text:p>4117.0907574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68.99187144" calcext:value-type="float">
            <text:p>3968.99187144</text:p>
          </table:table-cell>
          <table:table-cell table:style-name="ce2" office:value-type="float" office:value="110.151000023" calcext:value-type="float">
            <text:p>110.151000023</text:p>
          </table:table-cell>
          <table:table-cell table:style-name="ce2" office:value-type="float" office:value="3873.567582" calcext:value-type="float">
            <text:p>3873.56758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99.95795328" calcext:value-type="float">
            <text:p>4299.95795328</text:p>
          </table:table-cell>
          <table:table-cell table:style-name="ce2" office:value-type="float" office:value="110.085999966" calcext:value-type="float">
            <text:p>110.085999966</text:p>
          </table:table-cell>
          <table:table-cell table:style-name="ce2" office:value-type="float" office:value="4195.72326178" calcext:value-type="float">
            <text:p>4195.7232617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04.70367737" calcext:value-type="float">
            <text:p>4304.70367737</text:p>
          </table:table-cell>
          <table:table-cell table:style-name="ce2" office:value-type="float" office:value="110.306999922" calcext:value-type="float">
            <text:p>110.306999922</text:p>
          </table:table-cell>
          <table:table-cell table:style-name="ce2" office:value-type="float" office:value="4288.87669392" calcext:value-type="float">
            <text:p>4288.8766939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29.63883858" calcext:value-type="float">
            <text:p>4329.63883858</text:p>
          </table:table-cell>
          <table:table-cell table:style-name="ce2" office:value-type="float" office:value="111.122999907" calcext:value-type="float">
            <text:p>111.122999907</text:p>
          </table:table-cell>
          <table:table-cell table:style-name="ce2" office:value-type="float" office:value="4275.24403267" calcext:value-type="float">
            <text:p>4275.2440326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70.65727193" calcext:value-type="float">
            <text:p>4070.65727193</text:p>
          </table:table-cell>
          <table:table-cell table:style-name="ce2" office:value-type="float" office:value="110.50999999" calcext:value-type="float">
            <text:p>110.50999999</text:p>
          </table:table-cell>
          <table:table-cell table:style-name="ce2" office:value-type="float" office:value="3992.99883299" calcext:value-type="float">
            <text:p>3992.9988329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40.84413692" calcext:value-type="float">
            <text:p>4340.84413692</text:p>
          </table:table-cell>
          <table:table-cell table:style-name="ce2" office:value-type="float" office:value="110.605000019" calcext:value-type="float">
            <text:p>110.605000019</text:p>
          </table:table-cell>
          <table:table-cell table:style-name="ce2" office:value-type="float" office:value="4262.08792872" calcext:value-type="float">
            <text:p>4262.0879287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99.82014278" calcext:value-type="float">
            <text:p>4199.82014278</text:p>
          </table:table-cell>
          <table:table-cell table:style-name="ce2" office:value-type="float" office:value="110.40899992" calcext:value-type="float">
            <text:p>110.40899992</text:p>
          </table:table-cell>
          <table:table-cell table:style-name="ce2" office:value-type="float" office:value="4157.20013572" calcext:value-type="float">
            <text:p>4157.2001357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26.59174452" calcext:value-type="float">
            <text:p>4126.59174452</text:p>
          </table:table-cell>
          <table:table-cell table:style-name="ce2" office:value-type="float" office:value="110.75999999" calcext:value-type="float">
            <text:p>110.75999999</text:p>
          </table:table-cell>
          <table:table-cell table:style-name="ce2" office:value-type="float" office:value="4073.76830225" calcext:value-type="float">
            <text:p>4073.7683022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96.14995468" calcext:value-type="float">
            <text:p>4296.14995468</text:p>
          </table:table-cell>
          <table:table-cell table:style-name="ce2" office:value-type="float" office:value="110.612999916" calcext:value-type="float">
            <text:p>110.612999916</text:p>
          </table:table-cell>
          <table:table-cell table:style-name="ce2" office:value-type="float" office:value="4252.41883124" calcext:value-type="float">
            <text:p>4252.4188312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75.60870641" calcext:value-type="float">
            <text:p>4275.60870641</text:p>
          </table:table-cell>
          <table:table-cell table:style-name="ce2" office:value-type="float" office:value="110.161999941" calcext:value-type="float">
            <text:p>110.161999941</text:p>
          </table:table-cell>
          <table:table-cell table:style-name="ce2" office:value-type="float" office:value="4230.49368532" calcext:value-type="float">
            <text:p>4230.4936853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88.11995645" calcext:value-type="float">
            <text:p>4088.11995645</text:p>
          </table:table-cell>
          <table:table-cell table:style-name="ce2" office:value-type="float" office:value="109.993000031" calcext:value-type="float">
            <text:p>109.993000031</text:p>
          </table:table-cell>
          <table:table-cell table:style-name="ce2" office:value-type="float" office:value="4068.85943227" calcext:value-type="float">
            <text:p>4068.8594322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82.49961389" calcext:value-type="float">
            <text:p>4182.49961389</text:p>
          </table:table-cell>
          <table:table-cell table:style-name="ce2" office:value-type="float" office:value="110.436000109" calcext:value-type="float">
            <text:p>110.436000109</text:p>
          </table:table-cell>
          <table:table-cell table:style-name="ce2" office:value-type="float" office:value="4157.2798267" calcext:value-type="float">
            <text:p>4157.279826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15.66444209" calcext:value-type="float">
            <text:p>4415.66444209</text:p>
          </table:table-cell>
          <table:table-cell table:style-name="ce2" office:value-type="float" office:value="110.457000017" calcext:value-type="float">
            <text:p>110.457000017</text:p>
          </table:table-cell>
          <table:table-cell table:style-name="ce2" office:value-type="float" office:value="4300.29657933" calcext:value-type="float">
            <text:p>4300.2965793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36.61043527" calcext:value-type="float">
            <text:p>4236.61043527</text:p>
          </table:table-cell>
          <table:table-cell table:style-name="ce2" office:value-type="float" office:value="110.641000032" calcext:value-type="float">
            <text:p>110.641000032</text:p>
          </table:table-cell>
          <table:table-cell table:style-name="ce2" office:value-type="float" office:value="4217.68461675" calcext:value-type="float">
            <text:p>4217.6846167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49.93499039" calcext:value-type="float">
            <text:p>4149.93499039</text:p>
          </table:table-cell>
          <table:table-cell table:style-name="ce2" office:value-type="float" office:value="110.322000027" calcext:value-type="float">
            <text:p>110.322000027</text:p>
          </table:table-cell>
          <table:table-cell table:style-name="ce2" office:value-type="float" office:value="4125.87829503" calcext:value-type="float">
            <text:p>4125.8782950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62.41353491" calcext:value-type="float">
            <text:p>4262.41353491</text:p>
          </table:table-cell>
          <table:table-cell table:style-name="ce2" office:value-type="float" office:value="110.382999897" calcext:value-type="float">
            <text:p>110.382999897</text:p>
          </table:table-cell>
          <table:table-cell table:style-name="ce2" office:value-type="float" office:value="4183.81571393" calcext:value-type="float">
            <text:p>4183.8157139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02.93337819" calcext:value-type="float">
            <text:p>4102.93337819</text:p>
          </table:table-cell>
          <table:table-cell table:style-name="ce2" office:value-type="float" office:value="110.967999935" calcext:value-type="float">
            <text:p>110.967999935</text:p>
          </table:table-cell>
          <table:table-cell table:style-name="ce2" office:value-type="float" office:value="4000.05847229" calcext:value-type="float">
            <text:p>4000.0584722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78.52261103" calcext:value-type="float">
            <text:p>4178.52261103</text:p>
          </table:table-cell>
          <table:table-cell table:style-name="ce2" office:value-type="float" office:value="110.410000086" calcext:value-type="float">
            <text:p>110.410000086</text:p>
          </table:table-cell>
          <table:table-cell table:style-name="ce2" office:value-type="float" office:value="4157.41323329" calcext:value-type="float">
            <text:p>4157.4132332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500.61969228" calcext:value-type="float">
            <text:p>4500.61969228</text:p>
          </table:table-cell>
          <table:table-cell table:style-name="ce2" office:value-type="float" office:value="110.55099988" calcext:value-type="float">
            <text:p>110.55099988</text:p>
          </table:table-cell>
          <table:table-cell table:style-name="ce2" office:value-type="float" office:value="4360.58334739" calcext:value-type="float">
            <text:p>4360.5833473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85.56849858" calcext:value-type="float">
            <text:p>4285.56849858</text:p>
          </table:table-cell>
          <table:table-cell table:style-name="ce2" office:value-type="float" office:value="110.375999928" calcext:value-type="float">
            <text:p>110.375999928</text:p>
          </table:table-cell>
          <table:table-cell table:style-name="ce2" office:value-type="float" office:value="4211.41545355" calcext:value-type="float">
            <text:p>4211.4154535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83.21287863" calcext:value-type="float">
            <text:p>4083.21287863</text:p>
          </table:table-cell>
          <table:table-cell table:style-name="ce2" office:value-type="float" office:value="110.076999903" calcext:value-type="float">
            <text:p>110.076999903</text:p>
          </table:table-cell>
          <table:table-cell table:style-name="ce2" office:value-type="float" office:value="3979.02922463" calcext:value-type="float">
            <text:p>3979.0292246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87.02902282" calcext:value-type="float">
            <text:p>3987.02902282</text:p>
          </table:table-cell>
          <table:table-cell table:style-name="ce2" office:value-type="float" office:value="110.401000023" calcext:value-type="float">
            <text:p>110.401000023</text:p>
          </table:table-cell>
          <table:table-cell table:style-name="ce2" office:value-type="float" office:value="3926.57291552" calcext:value-type="float">
            <text:p>3926.5729155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99.8972039" calcext:value-type="float">
            <text:p>4099.8972039</text:p>
          </table:table-cell>
          <table:table-cell table:style-name="ce2" office:value-type="float" office:value="110.054000139" calcext:value-type="float">
            <text:p>110.054000139</text:p>
          </table:table-cell>
          <table:table-cell table:style-name="ce2" office:value-type="float" office:value="3940.99430302" calcext:value-type="float">
            <text:p>3940.9943030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24.75624792" calcext:value-type="float">
            <text:p>4024.75624792</text:p>
          </table:table-cell>
          <table:table-cell table:style-name="ce2" office:value-type="float" office:value="110.121999979" calcext:value-type="float">
            <text:p>110.121999979</text:p>
          </table:table-cell>
          <table:table-cell table:style-name="ce2" office:value-type="float" office:value="3971.44454026" calcext:value-type="float">
            <text:p>3971.4445402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10.63275198" calcext:value-type="float">
            <text:p>4310.63275198</text:p>
          </table:table-cell>
          <table:table-cell table:style-name="ce2" office:value-type="float" office:value="110.759000063" calcext:value-type="float">
            <text:p>110.759000063</text:p>
          </table:table-cell>
          <table:table-cell table:style-name="ce2" office:value-type="float" office:value="4103.25190097" calcext:value-type="float">
            <text:p>4103.2519009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21.51411751" calcext:value-type="float">
            <text:p>4321.51411751</text:p>
          </table:table-cell>
          <table:table-cell table:style-name="ce2" office:value-type="float" office:value="110.157999992" calcext:value-type="float">
            <text:p>110.157999992</text:p>
          </table:table-cell>
          <table:table-cell table:style-name="ce2" office:value-type="float" office:value="4256.49055892" calcext:value-type="float">
            <text:p>4256.4905589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70.92300413" calcext:value-type="float">
            <text:p>4270.92300413</text:p>
          </table:table-cell>
          <table:table-cell table:style-name="ce2" office:value-type="float" office:value="122.409000158" calcext:value-type="float">
            <text:p>122.409000158</text:p>
          </table:table-cell>
          <table:table-cell table:style-name="ce2" office:value-type="float" office:value="4044.29441336" calcext:value-type="float">
            <text:p>4044.2944133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28.14421705" calcext:value-type="float">
            <text:p>4128.14421705</text:p>
          </table:table-cell>
          <table:table-cell table:style-name="ce2" office:value-type="float" office:value="112.412000179" calcext:value-type="float">
            <text:p>112.412000179</text:p>
          </table:table-cell>
          <table:table-cell table:style-name="ce2" office:value-type="float" office:value="4098.81657534" calcext:value-type="float">
            <text:p>4098.8165753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80.76757517" calcext:value-type="float">
            <text:p>4380.76757517</text:p>
          </table:table-cell>
          <table:table-cell table:style-name="ce2" office:value-type="float" office:value="120.840000153" calcext:value-type="float">
            <text:p>120.840000153</text:p>
          </table:table-cell>
          <table:table-cell table:style-name="ce2" office:value-type="float" office:value="4287.8808255" calcext:value-type="float">
            <text:p>4287.880825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23.20285929" calcext:value-type="float">
            <text:p>4223.20285929</text:p>
          </table:table-cell>
          <table:table-cell table:style-name="ce2" office:value-type="float" office:value="121.428999901" calcext:value-type="float">
            <text:p>121.428999901</text:p>
          </table:table-cell>
          <table:table-cell table:style-name="ce2" office:value-type="float" office:value="4004.65349591" calcext:value-type="float">
            <text:p>4004.6534959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72.82695026" calcext:value-type="float">
            <text:p>3972.82695026</text:p>
          </table:table-cell>
          <table:table-cell table:style-name="ce2" office:value-type="float" office:value="109.782000065" calcext:value-type="float">
            <text:p>109.782000065</text:p>
          </table:table-cell>
          <table:table-cell table:style-name="ce2" office:value-type="float" office:value="3880.44271397" calcext:value-type="float">
            <text:p>3880.4427139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56.7391561" calcext:value-type="float">
            <text:p>4056.7391561</text:p>
          </table:table-cell>
          <table:table-cell table:style-name="ce2" office:value-type="float" office:value="112.078999996" calcext:value-type="float">
            <text:p>112.078999996</text:p>
          </table:table-cell>
          <table:table-cell table:style-name="ce2" office:value-type="float" office:value="3939.91164358" calcext:value-type="float">
            <text:p>3939.9116435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65.58183167" calcext:value-type="float">
            <text:p>4165.58183167</text:p>
          </table:table-cell>
          <table:table-cell table:style-name="ce2" office:value-type="float" office:value="112.421000004" calcext:value-type="float">
            <text:p>112.421000004</text:p>
          </table:table-cell>
          <table:table-cell table:style-name="ce2" office:value-type="float" office:value="4079.45686252" calcext:value-type="float">
            <text:p>4079.4568625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76.11594886" calcext:value-type="float">
            <text:p>4176.11594886</text:p>
          </table:table-cell>
          <table:table-cell table:style-name="ce2" office:value-type="float" office:value="110.160000086" calcext:value-type="float">
            <text:p>110.160000086</text:p>
          </table:table-cell>
          <table:table-cell table:style-name="ce2" office:value-type="float" office:value="4063.65318108" calcext:value-type="float">
            <text:p>4063.6531810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30.48902361" calcext:value-type="float">
            <text:p>3930.48902361</text:p>
          </table:table-cell>
          <table:table-cell table:style-name="ce2" office:value-type="float" office:value="109.670000076" calcext:value-type="float">
            <text:p>109.670000076</text:p>
          </table:table-cell>
          <table:table-cell table:style-name="ce2" office:value-type="float" office:value="3862.45328641" calcext:value-type="float">
            <text:p>3862.4532864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76.28660936" calcext:value-type="float">
            <text:p>4176.28660936</text:p>
          </table:table-cell>
          <table:table-cell table:style-name="ce2" office:value-type="float" office:value="109.789999962" calcext:value-type="float">
            <text:p>109.789999962</text:p>
          </table:table-cell>
          <table:table-cell table:style-name="ce2" office:value-type="float" office:value="4145.55710587" calcext:value-type="float">
            <text:p>4145.5571058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52.91709305" calcext:value-type="float">
            <text:p>4252.91709305</text:p>
          </table:table-cell>
          <table:table-cell table:style-name="ce2" office:value-type="float" office:value="110.787999868" calcext:value-type="float">
            <text:p>110.787999868</text:p>
          </table:table-cell>
          <table:table-cell table:style-name="ce2" office:value-type="float" office:value="4060.88799487" calcext:value-type="float">
            <text:p>4060.8879948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55.10269794" calcext:value-type="float">
            <text:p>4055.10269794</text:p>
          </table:table-cell>
          <table:table-cell table:style-name="ce2" office:value-type="float" office:value="109.773999929" calcext:value-type="float">
            <text:p>109.773999929</text:p>
          </table:table-cell>
          <table:table-cell table:style-name="ce2" office:value-type="float" office:value="3991.7837563" calcext:value-type="float">
            <text:p>3991.783756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36.63143302" calcext:value-type="float">
            <text:p>4136.63143302</text:p>
          </table:table-cell>
          <table:table-cell table:style-name="ce2" office:value-type="float" office:value="109.395999908" calcext:value-type="float">
            <text:p>109.395999908</text:p>
          </table:table-cell>
          <table:table-cell table:style-name="ce2" office:value-type="float" office:value="4068.78200314" calcext:value-type="float">
            <text:p>4068.7820031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10.86866178" calcext:value-type="float">
            <text:p>4210.86866178</text:p>
          </table:table-cell>
          <table:table-cell table:style-name="ce2" office:value-type="float" office:value="112.444999933" calcext:value-type="float">
            <text:p>112.444999933</text:p>
          </table:table-cell>
          <table:table-cell table:style-name="ce2" office:value-type="float" office:value="4119.09474594" calcext:value-type="float">
            <text:p>4119.0947459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20.3726304" calcext:value-type="float">
            <text:p>4320.3726304</text:p>
          </table:table-cell>
          <table:table-cell table:style-name="ce2" office:value-type="float" office:value="110.05099988" calcext:value-type="float">
            <text:p>110.05099988</text:p>
          </table:table-cell>
          <table:table-cell table:style-name="ce2" office:value-type="float" office:value="4231.68461095" calcext:value-type="float">
            <text:p>4231.6846109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65.85460847" calcext:value-type="float">
            <text:p>4265.85460847</text:p>
          </table:table-cell>
          <table:table-cell table:style-name="ce2" office:value-type="float" office:value="110.388000011" calcext:value-type="float">
            <text:p>110.388000011</text:p>
          </table:table-cell>
          <table:table-cell table:style-name="ce2" office:value-type="float" office:value="4135.81868432" calcext:value-type="float">
            <text:p>4135.8186843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57.54512054" calcext:value-type="float">
            <text:p>4057.54512054</text:p>
          </table:table-cell>
          <table:table-cell table:style-name="ce2" office:value-type="float" office:value="109.920000076" calcext:value-type="float">
            <text:p>109.920000076</text:p>
          </table:table-cell>
          <table:table-cell table:style-name="ce2" office:value-type="float" office:value="4020.25539086" calcext:value-type="float">
            <text:p>4020.2553908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16.55439206" calcext:value-type="float">
            <text:p>4116.55439206</text:p>
          </table:table-cell>
          <table:table-cell table:style-name="ce2" office:value-type="float" office:value="112.477999926" calcext:value-type="float">
            <text:p>112.477999926</text:p>
          </table:table-cell>
          <table:table-cell table:style-name="ce2" office:value-type="float" office:value="4026.79235509" calcext:value-type="float">
            <text:p>4026.7923550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56.70542255" calcext:value-type="float">
            <text:p>4356.70542255</text:p>
          </table:table-cell>
          <table:table-cell table:style-name="ce2" office:value-type="float" office:value="115.468999863" calcext:value-type="float">
            <text:p>115.468999863</text:p>
          </table:table-cell>
          <table:table-cell table:style-name="ce2" office:value-type="float" office:value="4319.22971988" calcext:value-type="float">
            <text:p>4319.2297198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80.13237172" calcext:value-type="float">
            <text:p>4180.13237172</text:p>
          </table:table-cell>
          <table:table-cell table:style-name="ce2" office:value-type="float" office:value="112.128999949" calcext:value-type="float">
            <text:p>112.128999949</text:p>
          </table:table-cell>
          <table:table-cell table:style-name="ce2" office:value-type="float" office:value="4110.08571368" calcext:value-type="float">
            <text:p>4110.0857136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33.20766611" calcext:value-type="float">
            <text:p>4133.20766611</text:p>
          </table:table-cell>
          <table:table-cell table:style-name="ce2" office:value-type="float" office:value="112.46600008" calcext:value-type="float">
            <text:p>112.46600008</text:p>
          </table:table-cell>
          <table:table-cell table:style-name="ce2" office:value-type="float" office:value="4061.54018071" calcext:value-type="float">
            <text:p>4061.5401807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12.96321009" calcext:value-type="float">
            <text:p>4412.96321009</text:p>
          </table:table-cell>
          <table:table-cell table:style-name="ce2" office:value-type="float" office:value="112.911000013" calcext:value-type="float">
            <text:p>112.911000013</text:p>
          </table:table-cell>
          <table:table-cell table:style-name="ce2" office:value-type="float" office:value="4345.82932841" calcext:value-type="float">
            <text:p>4345.8293284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07.76865849" calcext:value-type="float">
            <text:p>4007.76865849</text:p>
          </table:table-cell>
          <table:table-cell table:style-name="ce2" office:value-type="float" office:value="111.228999853" calcext:value-type="float">
            <text:p>111.228999853</text:p>
          </table:table-cell>
          <table:table-cell table:style-name="ce2" office:value-type="float" office:value="3952.60705369" calcext:value-type="float">
            <text:p>3952.6070536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71.56045479" calcext:value-type="float">
            <text:p>4271.56045479</text:p>
          </table:table-cell>
          <table:table-cell table:style-name="ce2" office:value-type="float" office:value="110.490999937" calcext:value-type="float">
            <text:p>110.490999937</text:p>
          </table:table-cell>
          <table:table-cell table:style-name="ce2" office:value-type="float" office:value="4199.21676483" calcext:value-type="float">
            <text:p>4199.2167648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95.50750567" calcext:value-type="float">
            <text:p>4195.50750567</text:p>
          </table:table-cell>
          <table:table-cell table:style-name="ce2" office:value-type="float" office:value="109.917999983" calcext:value-type="float">
            <text:p>109.917999983</text:p>
          </table:table-cell>
          <table:table-cell table:style-name="ce2" office:value-type="float" office:value="4092.04107381" calcext:value-type="float">
            <text:p>4092.0410738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77.28963368" calcext:value-type="float">
            <text:p>4277.28963368</text:p>
          </table:table-cell>
          <table:table-cell table:style-name="ce2" office:value-type="float" office:value="109.566999912" calcext:value-type="float">
            <text:p>109.566999912</text:p>
          </table:table-cell>
          <table:table-cell table:style-name="ce2" office:value-type="float" office:value="4118.52777437" calcext:value-type="float">
            <text:p>4118.5277743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71.42419606" calcext:value-type="float">
            <text:p>4171.42419606</text:p>
          </table:table-cell>
          <table:table-cell table:style-name="ce2" office:value-type="float" office:value="112.292999983" calcext:value-type="float">
            <text:p>112.292999983</text:p>
          </table:table-cell>
          <table:table-cell table:style-name="ce2" office:value-type="float" office:value="4110.3350792" calcext:value-type="float">
            <text:p>4110.335079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12.0427773" calcext:value-type="float">
            <text:p>4312.0427773</text:p>
          </table:table-cell>
          <table:table-cell table:style-name="ce2" office:value-type="float" office:value="111.886000156" calcext:value-type="float">
            <text:p>111.886000156</text:p>
          </table:table-cell>
          <table:table-cell table:style-name="ce2" office:value-type="float" office:value="4283.73392528" calcext:value-type="float">
            <text:p>4283.7339252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33.4103789" calcext:value-type="float">
            <text:p>4333.4103789</text:p>
          </table:table-cell>
          <table:table-cell table:style-name="ce2" office:value-type="float" office:value="112.253999949" calcext:value-type="float">
            <text:p>112.253999949</text:p>
          </table:table-cell>
          <table:table-cell table:style-name="ce2" office:value-type="float" office:value="4276.49369599" calcext:value-type="float">
            <text:p>4276.4936959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59.20413961" calcext:value-type="float">
            <text:p>4259.20413961</text:p>
          </table:table-cell>
          <table:table-cell table:style-name="ce2" office:value-type="float" office:value="109.24000001" calcext:value-type="float">
            <text:p>109.24000001</text:p>
          </table:table-cell>
          <table:table-cell table:style-name="ce2" office:value-type="float" office:value="4213.59678535" calcext:value-type="float">
            <text:p>4213.5967853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62.6188666" calcext:value-type="float">
            <text:p>3962.6188666</text:p>
          </table:table-cell>
          <table:table-cell table:style-name="ce2" office:value-type="float" office:value="109.487999916" calcext:value-type="float">
            <text:p>109.487999916</text:p>
          </table:table-cell>
          <table:table-cell table:style-name="ce2" office:value-type="float" office:value="3907.47885757" calcext:value-type="float">
            <text:p>3907.4788575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82.48088625" calcext:value-type="float">
            <text:p>4082.48088625</text:p>
          </table:table-cell>
          <table:table-cell table:style-name="ce2" office:value-type="float" office:value="109.284999847" calcext:value-type="float">
            <text:p>109.284999847</text:p>
          </table:table-cell>
          <table:table-cell table:style-name="ce2" office:value-type="float" office:value="4034.74889462" calcext:value-type="float">
            <text:p>4034.7488946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08.44276214" calcext:value-type="float">
            <text:p>4308.44276214</text:p>
          </table:table-cell>
          <table:table-cell table:style-name="ce2" office:value-type="float" office:value="111.39199996" calcext:value-type="float">
            <text:p>111.39199996</text:p>
          </table:table-cell>
          <table:table-cell table:style-name="ce2" office:value-type="float" office:value="4257.08984535" calcext:value-type="float">
            <text:p>4257.0898453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42.2908634" calcext:value-type="float">
            <text:p>4042.2908634</text:p>
          </table:table-cell>
          <table:table-cell table:style-name="ce2" office:value-type="float" office:value="112.924000025" calcext:value-type="float">
            <text:p>112.924000025</text:p>
          </table:table-cell>
          <table:table-cell table:style-name="ce2" office:value-type="float" office:value="3992.41136666" calcext:value-type="float">
            <text:p>3992.4113666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51.30476442" calcext:value-type="float">
            <text:p>4151.30476442</text:p>
          </table:table-cell>
          <table:table-cell table:style-name="ce2" office:value-type="float" office:value="110.688000202" calcext:value-type="float">
            <text:p>110.688000202</text:p>
          </table:table-cell>
          <table:table-cell table:style-name="ce2" office:value-type="float" office:value="4058.71027916" calcext:value-type="float">
            <text:p>4058.7102791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81.72300047" calcext:value-type="float">
            <text:p>4081.72300047</text:p>
          </table:table-cell>
          <table:table-cell table:style-name="ce2" office:value-type="float" office:value="113.450000048" calcext:value-type="float">
            <text:p>113.450000048</text:p>
          </table:table-cell>
          <table:table-cell table:style-name="ce2" office:value-type="float" office:value="4011.07977793" calcext:value-type="float">
            <text:p>4011.0797779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02.42840244" calcext:value-type="float">
            <text:p>4202.42840244</text:p>
          </table:table-cell>
          <table:table-cell table:style-name="ce2" office:value-type="float" office:value="111.346999884" calcext:value-type="float">
            <text:p>111.346999884</text:p>
          </table:table-cell>
          <table:table-cell table:style-name="ce2" office:value-type="float" office:value="4151.78362381" calcext:value-type="float">
            <text:p>4151.7836238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01.79756678" calcext:value-type="float">
            <text:p>4301.79756678</text:p>
          </table:table-cell>
          <table:table-cell table:style-name="ce2" office:value-type="float" office:value="111.94900012" calcext:value-type="float">
            <text:p>111.94900012</text:p>
          </table:table-cell>
          <table:table-cell table:style-name="ce2" office:value-type="float" office:value="4278.91115305" calcext:value-type="float">
            <text:p>4278.9111530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30.40745772" calcext:value-type="float">
            <text:p>4130.40745772</text:p>
          </table:table-cell>
          <table:table-cell table:style-name="ce2" office:value-type="float" office:value="110.904999971" calcext:value-type="float">
            <text:p>110.904999971</text:p>
          </table:table-cell>
          <table:table-cell table:style-name="ce2" office:value-type="float" office:value="4111.40244342" calcext:value-type="float">
            <text:p>4111.4024434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53.069429" calcext:value-type="float">
            <text:p>4153.069429</text:p>
          </table:table-cell>
          <table:table-cell table:style-name="ce2" office:value-type="float" office:value="111.420000076" calcext:value-type="float">
            <text:p>111.420000076</text:p>
          </table:table-cell>
          <table:table-cell table:style-name="ce2" office:value-type="float" office:value="4080.79462908" calcext:value-type="float">
            <text:p>4080.7946290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16.41657937" calcext:value-type="float">
            <text:p>4116.41657937</text:p>
          </table:table-cell>
          <table:table-cell table:style-name="ce2" office:value-type="float" office:value="110.285000086" calcext:value-type="float">
            <text:p>110.285000086</text:p>
          </table:table-cell>
          <table:table-cell table:style-name="ce2" office:value-type="float" office:value="4050.32992094" calcext:value-type="float">
            <text:p>4050.3299209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81.91367322" calcext:value-type="float">
            <text:p>4181.91367322</text:p>
          </table:table-cell>
          <table:table-cell table:style-name="ce2" office:value-type="float" office:value="109.950000048" calcext:value-type="float">
            <text:p>109.950000048</text:p>
          </table:table-cell>
          <table:table-cell table:style-name="ce2" office:value-type="float" office:value="4128.72700078" calcext:value-type="float">
            <text:p>4128.7270007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95.25344192" calcext:value-type="float">
            <text:p>4295.25344192</text:p>
          </table:table-cell>
          <table:table-cell table:style-name="ce2" office:value-type="float" office:value="110.836999893" calcext:value-type="float">
            <text:p>110.836999893</text:p>
          </table:table-cell>
          <table:table-cell table:style-name="ce2" office:value-type="float" office:value="4225.93765022" calcext:value-type="float">
            <text:p>4225.9376502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26.4024407" calcext:value-type="float">
            <text:p>4426.4024407</text:p>
          </table:table-cell>
          <table:table-cell table:style-name="ce2" office:value-type="float" office:value="111.353999853" calcext:value-type="float">
            <text:p>111.353999853</text:p>
          </table:table-cell>
          <table:table-cell table:style-name="ce2" office:value-type="float" office:value="4287.13297572" calcext:value-type="float">
            <text:p>4287.1329757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36.91192071" calcext:value-type="float">
            <text:p>4336.91192071</text:p>
          </table:table-cell>
          <table:table-cell table:style-name="ce2" office:value-type="float" office:value="113.721999884" calcext:value-type="float">
            <text:p>113.721999884</text:p>
          </table:table-cell>
          <table:table-cell table:style-name="ce2" office:value-type="float" office:value="4201.07306312" calcext:value-type="float">
            <text:p>4201.0730631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95.57913621" calcext:value-type="float">
            <text:p>4395.57913621</text:p>
          </table:table-cell>
          <table:table-cell table:style-name="ce2" office:value-type="float" office:value="112.092000008" calcext:value-type="float">
            <text:p>112.092000008</text:p>
          </table:table-cell>
          <table:table-cell table:style-name="ce2" office:value-type="float" office:value="4330.6766639" calcext:value-type="float">
            <text:p>4330.676663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52.80432117" calcext:value-type="float">
            <text:p>4152.80432117</text:p>
          </table:table-cell>
          <table:table-cell table:style-name="ce2" office:value-type="float" office:value="111.898000002" calcext:value-type="float">
            <text:p>111.898000002</text:p>
          </table:table-cell>
          <table:table-cell table:style-name="ce2" office:value-type="float" office:value="4093.67097683" calcext:value-type="float">
            <text:p>4093.6709768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81.76609039" calcext:value-type="float">
            <text:p>4181.76609039</text:p>
          </table:table-cell>
          <table:table-cell table:style-name="ce2" office:value-type="float" office:value="113.260999918" calcext:value-type="float">
            <text:p>113.260999918</text:p>
          </table:table-cell>
          <table:table-cell table:style-name="ce2" office:value-type="float" office:value="4143.54120887" calcext:value-type="float">
            <text:p>4143.5412088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25.96773981" calcext:value-type="float">
            <text:p>4125.96773981</text:p>
          </table:table-cell>
          <table:table-cell table:style-name="ce2" office:value-type="float" office:value="110.873000145" calcext:value-type="float">
            <text:p>110.873000145</text:p>
          </table:table-cell>
          <table:table-cell table:style-name="ce2" office:value-type="float" office:value="4064.89999126" calcext:value-type="float">
            <text:p>4064.8999912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82.84834084" calcext:value-type="float">
            <text:p>4082.84834084</text:p>
          </table:table-cell>
          <table:table-cell table:style-name="ce2" office:value-type="float" office:value="111.933000088" calcext:value-type="float">
            <text:p>111.933000088</text:p>
          </table:table-cell>
          <table:table-cell table:style-name="ce2" office:value-type="float" office:value="3974.58284839" calcext:value-type="float">
            <text:p>3974.5828483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21.36891652" calcext:value-type="float">
            <text:p>4121.36891652</text:p>
          </table:table-cell>
          <table:table-cell table:style-name="ce2" office:value-type="float" office:value="112.135999918" calcext:value-type="float">
            <text:p>112.135999918</text:p>
          </table:table-cell>
          <table:table-cell table:style-name="ce2" office:value-type="float" office:value="4090.48108812" calcext:value-type="float">
            <text:p>4090.4810881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23.32860421" calcext:value-type="float">
            <text:p>4023.32860421</text:p>
          </table:table-cell>
          <table:table-cell table:style-name="ce2" office:value-type="float" office:value="110.447999954" calcext:value-type="float">
            <text:p>110.447999954</text:p>
          </table:table-cell>
          <table:table-cell table:style-name="ce2" office:value-type="float" office:value="3990.17048167" calcext:value-type="float">
            <text:p>3990.1704816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69.46053224" calcext:value-type="float">
            <text:p>4169.46053224</text:p>
          </table:table-cell>
          <table:table-cell table:style-name="ce2" office:value-type="float" office:value="111.687999964" calcext:value-type="float">
            <text:p>111.687999964</text:p>
          </table:table-cell>
          <table:table-cell table:style-name="ce2" office:value-type="float" office:value="4118.37733189" calcext:value-type="float">
            <text:p>4118.3773318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18.68537687" calcext:value-type="float">
            <text:p>4318.68537687</text:p>
          </table:table-cell>
          <table:table-cell table:style-name="ce2" office:value-type="float" office:value="111.42599988" calcext:value-type="float">
            <text:p>111.42599988</text:p>
          </table:table-cell>
          <table:table-cell table:style-name="ce2" office:value-type="float" office:value="4254.02412427" calcext:value-type="float">
            <text:p>4254.0241242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29.24318342" calcext:value-type="float">
            <text:p>4229.24318342</text:p>
          </table:table-cell>
          <table:table-cell table:style-name="ce2" office:value-type="float" office:value="111.458999872" calcext:value-type="float">
            <text:p>111.458999872</text:p>
          </table:table-cell>
          <table:table-cell table:style-name="ce2" office:value-type="float" office:value="4154.91833301" calcext:value-type="float">
            <text:p>4154.9183330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65.16650674" calcext:value-type="float">
            <text:p>4065.16650674</text:p>
          </table:table-cell>
          <table:table-cell table:style-name="ce2" office:value-type="float" office:value="116.523000002" calcext:value-type="float">
            <text:p>116.523000002</text:p>
          </table:table-cell>
          <table:table-cell table:style-name="ce2" office:value-type="float" office:value="3980.63662274" calcext:value-type="float">
            <text:p>3980.6366227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683.70647407" calcext:value-type="float">
            <text:p>3683.70647407</text:p>
          </table:table-cell>
          <table:table-cell table:style-name="ce2" office:value-type="float" office:value="113.244999886" calcext:value-type="float">
            <text:p>113.244999886</text:p>
          </table:table-cell>
          <table:table-cell table:style-name="ce2" office:value-type="float" office:value="3587.76299127" calcext:value-type="float">
            <text:p>3587.7629912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16.94180319" calcext:value-type="float">
            <text:p>4316.94180319</text:p>
          </table:table-cell>
          <table:table-cell table:style-name="ce2" office:value-type="float" office:value="113.892000198" calcext:value-type="float">
            <text:p>113.892000198</text:p>
          </table:table-cell>
          <table:table-cell table:style-name="ce2" office:value-type="float" office:value="4247.28273037" calcext:value-type="float">
            <text:p>4247.2827303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67.31113331" calcext:value-type="float">
            <text:p>4267.31113331</text:p>
          </table:table-cell>
          <table:table-cell table:style-name="ce2" office:value-type="float" office:value="113.68200016" calcext:value-type="float">
            <text:p>113.68200016</text:p>
          </table:table-cell>
          <table:table-cell table:style-name="ce2" office:value-type="float" office:value="4174.13525844" calcext:value-type="float">
            <text:p>4174.1352584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52.99662682" calcext:value-type="float">
            <text:p>4352.99662682</text:p>
          </table:table-cell>
          <table:table-cell table:style-name="ce2" office:value-type="float" office:value="111.930000067" calcext:value-type="float">
            <text:p>111.930000067</text:p>
          </table:table-cell>
          <table:table-cell table:style-name="ce2" office:value-type="float" office:value="4278.74132167" calcext:value-type="float">
            <text:p>4278.7413216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42.04731683" calcext:value-type="float">
            <text:p>4342.04731683</text:p>
          </table:table-cell>
          <table:table-cell table:style-name="ce2" office:value-type="float" office:value="110.855999947" calcext:value-type="float">
            <text:p>110.855999947</text:p>
          </table:table-cell>
          <table:table-cell table:style-name="ce2" office:value-type="float" office:value="4215.84171681" calcext:value-type="float">
            <text:p>4215.8417168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63.17146305" calcext:value-type="float">
            <text:p>4263.17146305</text:p>
          </table:table-cell>
          <table:table-cell table:style-name="ce2" office:value-type="float" office:value="112.026000023" calcext:value-type="float">
            <text:p>112.026000023</text:p>
          </table:table-cell>
          <table:table-cell table:style-name="ce2" office:value-type="float" office:value="4204.86935695" calcext:value-type="float">
            <text:p>4204.8693569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65.13968025" calcext:value-type="float">
            <text:p>4165.13968025</text:p>
          </table:table-cell>
          <table:table-cell table:style-name="ce2" office:value-type="float" office:value="111.961999893" calcext:value-type="float">
            <text:p>111.961999893</text:p>
          </table:table-cell>
          <table:table-cell table:style-name="ce2" office:value-type="float" office:value="4135.48238213" calcext:value-type="float">
            <text:p>4135.4823821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64.58403121" calcext:value-type="float">
            <text:p>3964.58403121</text:p>
          </table:table-cell>
          <table:table-cell table:style-name="ce2" office:value-type="float" office:value="111.052999973" calcext:value-type="float">
            <text:p>111.052999973</text:p>
          </table:table-cell>
          <table:table-cell table:style-name="ce2" office:value-type="float" office:value="3911.46499474" calcext:value-type="float">
            <text:p>3911.4649947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49.10544778" calcext:value-type="float">
            <text:p>4349.10544778</text:p>
          </table:table-cell>
          <table:table-cell table:style-name="ce2" office:value-type="float" office:value="113.127000093" calcext:value-type="float">
            <text:p>113.127000093</text:p>
          </table:table-cell>
          <table:table-cell table:style-name="ce2" office:value-type="float" office:value="4198.4144174" calcext:value-type="float">
            <text:p>4198.414417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63.65627336" calcext:value-type="float">
            <text:p>4263.65627336</text:p>
          </table:table-cell>
          <table:table-cell table:style-name="ce2" office:value-type="float" office:value="111.906999826" calcext:value-type="float">
            <text:p>111.906999826</text:p>
          </table:table-cell>
          <table:table-cell table:style-name="ce2" office:value-type="float" office:value="4188.77570337" calcext:value-type="float">
            <text:p>4188.7757033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01.43759768" calcext:value-type="float">
            <text:p>4401.43759768</text:p>
          </table:table-cell>
          <table:table-cell table:style-name="ce2" office:value-type="float" office:value="114.497999907" calcext:value-type="float">
            <text:p>114.497999907</text:p>
          </table:table-cell>
          <table:table-cell table:style-name="ce2" office:value-type="float" office:value="4348.86181873" calcext:value-type="float">
            <text:p>4348.8618187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03.71888321" calcext:value-type="float">
            <text:p>4103.71888321</text:p>
          </table:table-cell>
          <table:table-cell table:style-name="ce2" office:value-type="float" office:value="109.342999935" calcext:value-type="float">
            <text:p>109.342999935</text:p>
          </table:table-cell>
          <table:table-cell table:style-name="ce2" office:value-type="float" office:value="3965.14041193" calcext:value-type="float">
            <text:p>3965.1404119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504.58313641" calcext:value-type="float">
            <text:p>4504.58313641</text:p>
          </table:table-cell>
          <table:table-cell table:style-name="ce2" office:value-type="float" office:value="110.618000031" calcext:value-type="float">
            <text:p>110.618000031</text:p>
          </table:table-cell>
          <table:table-cell table:style-name="ce2" office:value-type="float" office:value="4445.75436482" calcext:value-type="float">
            <text:p>4445.7543648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64.09433151" calcext:value-type="float">
            <text:p>4464.09433151</text:p>
          </table:table-cell>
          <table:table-cell table:style-name="ce2" office:value-type="float" office:value="109.914000034" calcext:value-type="float">
            <text:p>109.914000034</text:p>
          </table:table-cell>
          <table:table-cell table:style-name="ce2" office:value-type="float" office:value="4444.84565815" calcext:value-type="float">
            <text:p>4444.8456581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12.84338673" calcext:value-type="float">
            <text:p>4112.84338673</text:p>
          </table:table-cell>
          <table:table-cell table:style-name="ce2" office:value-type="float" office:value="113.694999933" calcext:value-type="float">
            <text:p>113.694999933</text:p>
          </table:table-cell>
          <table:table-cell table:style-name="ce2" office:value-type="float" office:value="4080.14978224" calcext:value-type="float">
            <text:p>4080.1497822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07.64748384" calcext:value-type="float">
            <text:p>4207.64748384</text:p>
          </table:table-cell>
          <table:table-cell table:style-name="ce2" office:value-type="float" office:value="112.015000105" calcext:value-type="float">
            <text:p>112.015000105</text:p>
          </table:table-cell>
          <table:table-cell table:style-name="ce2" office:value-type="float" office:value="4105.1875641" calcext:value-type="float">
            <text:p>4105.187564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74.01395664" calcext:value-type="float">
            <text:p>4474.01395664</text:p>
          </table:table-cell>
          <table:table-cell table:style-name="ce2" office:value-type="float" office:value="111.178999901" calcext:value-type="float">
            <text:p>111.178999901</text:p>
          </table:table-cell>
          <table:table-cell table:style-name="ce2" office:value-type="float" office:value="4411.50850056" calcext:value-type="float">
            <text:p>4411.5085005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03.37711013" calcext:value-type="float">
            <text:p>4103.37711013</text:p>
          </table:table-cell>
          <table:table-cell table:style-name="ce2" office:value-type="float" office:value="110.677000046" calcext:value-type="float">
            <text:p>110.677000046</text:p>
          </table:table-cell>
          <table:table-cell table:style-name="ce2" office:value-type="float" office:value="3989.43416426" calcext:value-type="float">
            <text:p>3989.4341642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56.37936642" calcext:value-type="float">
            <text:p>4356.37936642</text:p>
          </table:table-cell>
          <table:table-cell table:style-name="ce2" office:value-type="float" office:value="109.568000078" calcext:value-type="float">
            <text:p>109.568000078</text:p>
          </table:table-cell>
          <table:table-cell table:style-name="ce2" office:value-type="float" office:value="4256.60261073" calcext:value-type="float">
            <text:p>4256.6026107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41.98797046" calcext:value-type="float">
            <text:p>4041.98797046</text:p>
          </table:table-cell>
          <table:table-cell table:style-name="ce2" office:value-type="float" office:value="109.319999933" calcext:value-type="float">
            <text:p>109.319999933</text:p>
          </table:table-cell>
          <table:table-cell table:style-name="ce2" office:value-type="float" office:value="4008.43755539" calcext:value-type="float">
            <text:p>4008.4375553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80.119814" calcext:value-type="float">
            <text:p>4080.119814</text:p>
          </table:table-cell>
          <table:table-cell table:style-name="ce2" office:value-type="float" office:value="108.974999905" calcext:value-type="float">
            <text:p>108.974999905</text:p>
          </table:table-cell>
          <table:table-cell table:style-name="ce2" office:value-type="float" office:value="4014.35981121" calcext:value-type="float">
            <text:p>4014.3598112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59.58070192" calcext:value-type="float">
            <text:p>4459.58070192</text:p>
          </table:table-cell>
          <table:table-cell table:style-name="ce2" office:value-type="float" office:value="108.947000027" calcext:value-type="float">
            <text:p>108.947000027</text:p>
          </table:table-cell>
          <table:table-cell table:style-name="ce2" office:value-type="float" office:value="4306.59290977" calcext:value-type="float">
            <text:p>4306.5929097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79.99772443" calcext:value-type="float">
            <text:p>4279.99772443</text:p>
          </table:table-cell>
          <table:table-cell table:style-name="ce2" office:value-type="float" office:value="109.277999878" calcext:value-type="float">
            <text:p>109.277999878</text:p>
          </table:table-cell>
          <table:table-cell table:style-name="ce2" office:value-type="float" office:value="4235.43081151" calcext:value-type="float">
            <text:p>4235.4308115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94.56561405" calcext:value-type="float">
            <text:p>4194.56561405</text:p>
          </table:table-cell>
          <table:table-cell table:style-name="ce2" office:value-type="float" office:value="109.041000128" calcext:value-type="float">
            <text:p>109.041000128</text:p>
          </table:table-cell>
          <table:table-cell table:style-name="ce2" office:value-type="float" office:value="4138.46368904" calcext:value-type="float">
            <text:p>4138.4636890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45.5906216" calcext:value-type="float">
            <text:p>4445.5906216</text:p>
          </table:table-cell>
          <table:table-cell table:style-name="ce2" office:value-type="float" office:value="108.967999935" calcext:value-type="float">
            <text:p>108.967999935</text:p>
          </table:table-cell>
          <table:table-cell table:style-name="ce2" office:value-type="float" office:value="4391.55733594" calcext:value-type="float">
            <text:p>4391.5573359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87.96311834" calcext:value-type="float">
            <text:p>4487.96311834</text:p>
          </table:table-cell>
          <table:table-cell table:style-name="ce2" office:value-type="float" office:value="109.029000044" calcext:value-type="float">
            <text:p>109.029000044</text:p>
          </table:table-cell>
          <table:table-cell table:style-name="ce2" office:value-type="float" office:value="4476.64393745" calcext:value-type="float">
            <text:p>4476.6439374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27.89889529" calcext:value-type="float">
            <text:p>4127.89889529</text:p>
          </table:table-cell>
          <table:table-cell table:style-name="ce2" office:value-type="float" office:value="108.953999996" calcext:value-type="float">
            <text:p>108.953999996</text:p>
          </table:table-cell>
          <table:table-cell table:style-name="ce2" office:value-type="float" office:value="4060.71677934" calcext:value-type="float">
            <text:p>4060.7167793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70.71674894" calcext:value-type="float">
            <text:p>4370.71674894</text:p>
          </table:table-cell>
          <table:table-cell table:style-name="ce2" office:value-type="float" office:value="108.98300004" calcext:value-type="float">
            <text:p>108.98300004</text:p>
          </table:table-cell>
          <table:table-cell table:style-name="ce2" office:value-type="float" office:value="4212.28072099" calcext:value-type="float">
            <text:p>4212.2807209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32.32229687" calcext:value-type="float">
            <text:p>4132.32229687</text:p>
          </table:table-cell>
          <table:table-cell table:style-name="ce2" office:value-type="float" office:value="109.282000065" calcext:value-type="float">
            <text:p>109.282000065</text:p>
          </table:table-cell>
          <table:table-cell table:style-name="ce2" office:value-type="float" office:value="4067.77702479" calcext:value-type="float">
            <text:p>4067.7770247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89.55506187" calcext:value-type="float">
            <text:p>4089.55506187</text:p>
          </table:table-cell>
          <table:table-cell table:style-name="ce2" office:value-type="float" office:value="109.052000046" calcext:value-type="float">
            <text:p>109.052000046</text:p>
          </table:table-cell>
          <table:table-cell table:style-name="ce2" office:value-type="float" office:value="4045.25271851" calcext:value-type="float">
            <text:p>4045.2527185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20.36103781" calcext:value-type="float">
            <text:p>4020.36103781</text:p>
          </table:table-cell>
          <table:table-cell table:style-name="ce2" office:value-type="float" office:value="109.06099987" calcext:value-type="float">
            <text:p>109.06099987</text:p>
          </table:table-cell>
          <table:table-cell table:style-name="ce2" office:value-type="float" office:value="4007.56972771" calcext:value-type="float">
            <text:p>4007.5697277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69.31031816" calcext:value-type="float">
            <text:p>4369.31031816</text:p>
          </table:table-cell>
          <table:table-cell table:style-name="ce2" office:value-type="float" office:value="109.052999973" calcext:value-type="float">
            <text:p>109.052999973</text:p>
          </table:table-cell>
          <table:table-cell table:style-name="ce2" office:value-type="float" office:value="4337.28403371" calcext:value-type="float">
            <text:p>4337.2840337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28.36239748" calcext:value-type="float">
            <text:p>4128.36239748</text:p>
          </table:table-cell>
          <table:table-cell table:style-name="ce2" office:value-type="float" office:value="108.911999941" calcext:value-type="float">
            <text:p>108.911999941</text:p>
          </table:table-cell>
          <table:table-cell table:style-name="ce2" office:value-type="float" office:value="4063.12450675" calcext:value-type="float">
            <text:p>4063.1245067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30.66788267" calcext:value-type="float">
            <text:p>4230.66788267</text:p>
          </table:table-cell>
          <table:table-cell table:style-name="ce2" office:value-type="float" office:value="109.078000069" calcext:value-type="float">
            <text:p>109.078000069</text:p>
          </table:table-cell>
          <table:table-cell table:style-name="ce2" office:value-type="float" office:value="4135.11893569" calcext:value-type="float">
            <text:p>4135.1189356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38.16860231" calcext:value-type="float">
            <text:p>4238.16860231</text:p>
          </table:table-cell>
          <table:table-cell table:style-name="ce2" office:value-type="float" office:value="108.91899991" calcext:value-type="float">
            <text:p>108.91899991</text:p>
          </table:table-cell>
          <table:table-cell table:style-name="ce2" office:value-type="float" office:value="4096.77741351" calcext:value-type="float">
            <text:p>4096.7774135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80.9760832" calcext:value-type="float">
            <text:p>4380.9760832</text:p>
          </table:table-cell>
          <table:table-cell table:style-name="ce2" office:value-type="float" office:value="108.976000071" calcext:value-type="float">
            <text:p>108.976000071</text:p>
          </table:table-cell>
          <table:table-cell table:style-name="ce2" office:value-type="float" office:value="4250.42570731" calcext:value-type="float">
            <text:p>4250.4257073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27.96298864" calcext:value-type="float">
            <text:p>4227.96298864</text:p>
          </table:table-cell>
          <table:table-cell table:style-name="ce2" office:value-type="float" office:value="110.088000059" calcext:value-type="float">
            <text:p>110.088000059</text:p>
          </table:table-cell>
          <table:table-cell table:style-name="ce2" office:value-type="float" office:value="4194.05222551" calcext:value-type="float">
            <text:p>4194.0522255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04.50792798" calcext:value-type="float">
            <text:p>4204.50792798</text:p>
          </table:table-cell>
          <table:table-cell table:style-name="ce2" office:value-type="float" office:value="108.950999975" calcext:value-type="float">
            <text:p>108.950999975</text:p>
          </table:table-cell>
          <table:table-cell table:style-name="ce2" office:value-type="float" office:value="4158.35893133" calcext:value-type="float">
            <text:p>4158.3589313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94.41628456" calcext:value-type="float">
            <text:p>4094.41628456</text:p>
          </table:table-cell>
          <table:table-cell table:style-name="ce2" office:value-type="float" office:value="108.867000103" calcext:value-type="float">
            <text:p>108.867000103</text:p>
          </table:table-cell>
          <table:table-cell table:style-name="ce2" office:value-type="float" office:value="4039.87759826" calcext:value-type="float">
            <text:p>4039.8775982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56.07250302" calcext:value-type="float">
            <text:p>3956.07250302</text:p>
          </table:table-cell>
          <table:table-cell table:style-name="ce2" office:value-type="float" office:value="109.155999899" calcext:value-type="float">
            <text:p>109.155999899</text:p>
          </table:table-cell>
          <table:table-cell table:style-name="ce2" office:value-type="float" office:value="3891.19648211" calcext:value-type="float">
            <text:p>3891.1964821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79.85645624" calcext:value-type="float">
            <text:p>4379.85645624</text:p>
          </table:table-cell>
          <table:table-cell table:style-name="ce2" office:value-type="float" office:value="108.968000174" calcext:value-type="float">
            <text:p>108.968000174</text:p>
          </table:table-cell>
          <table:table-cell table:style-name="ce2" office:value-type="float" office:value="4269.4170311" calcext:value-type="float">
            <text:p>4269.417031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70.12291822" calcext:value-type="float">
            <text:p>4470.12291822</text:p>
          </table:table-cell>
          <table:table-cell table:style-name="ce2" office:value-type="float" office:value="109.00999999" calcext:value-type="float">
            <text:p>109.00999999</text:p>
          </table:table-cell>
          <table:table-cell table:style-name="ce2" office:value-type="float" office:value="4413.29057782" calcext:value-type="float">
            <text:p>4413.2905778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04.84103807" calcext:value-type="float">
            <text:p>4304.84103807</text:p>
          </table:table-cell>
          <table:table-cell table:style-name="ce2" office:value-type="float" office:value="109.097000122" calcext:value-type="float">
            <text:p>109.097000122</text:p>
          </table:table-cell>
          <table:table-cell table:style-name="ce2" office:value-type="float" office:value="4261.93956981" calcext:value-type="float">
            <text:p>4261.9395698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37.40751225" calcext:value-type="float">
            <text:p>3937.40751225</text:p>
          </table:table-cell>
          <table:table-cell table:style-name="ce2" office:value-type="float" office:value="109.122999907" calcext:value-type="float">
            <text:p>109.122999907</text:p>
          </table:table-cell>
          <table:table-cell table:style-name="ce2" office:value-type="float" office:value="3908.88224879" calcext:value-type="float">
            <text:p>3908.88224879</text:p>
          </table:table-cell>
          <table:table-cell table:number-columns-repeated="6"/>
        </table:table-row>
        <table:table-row table:style-name="ro2" table:number-rows-repeated="1048375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PSO_SA" table:style-name="ta2">
        <office:forms form:automatic-focus="false" form:apply-design-mode="false"/>
        <table:shapes>
          <draw:frame draw:z-index="0" draw:style-name="gr2" draw:text-style-name="P1" svg:width="6.2933in" svg:height="3.539in" svg:x="5.9972in" svg:y="0.9118in">
            <draw:object draw:notify-on-update-of-ranges="PSO_SA.F1:PSO_SA.F1 PSO_SA.F2:PSO_SA.F2 PSO_SA.G23:PSO_SA.G23 PSO_SA.B1:PSO_SA.B1 PSO_SA.B2:PSO_SA.B2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2" draw:text-style-name="P1" svg:width="6.2933in" svg:height="3.5386in" svg:x="5.9535in" svg:y="5.0043in">
            <draw:object draw:notify-on-update-of-ranges="PSO_SA.H1:PSO_SA.H1 PSO_SA.H2:PSO_SA.H2 PSO_SA.G23:PSO_SA.G23 PSO_SA.D1:PSO_SA.D1 PSO_SA.D2:PSO_SA.D20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Mean Best Score</text:p>
          </table:table-cell>
          <table:table-cell table:style-name="ce1" office:value-type="string" calcext:value-type="string">
            <text:p>Time(seconds)</text:p>
          </table:table-cell>
          <table:table-cell table:style-name="ce1" office:value-type="string" calcext:value-type="string">
            <text:p>Best Score</text:p>
          </table:table-cell>
          <table:table-cell/>
          <table:table-cell office:value-type="string" calcext:value-type="string">
            <text:p>Mean Average</text:p>
          </table:table-cell>
          <table:table-cell office:value-type="string" calcext:value-type="string">
            <text:p>STD DEV Mean Average</text:p>
          </table:table-cell>
          <table:table-cell office:value-type="string" calcext:value-type="string">
            <text:p>Average Best Score</text:p>
          </table:table-cell>
          <table:table-cell office:value-type="string" calcext:value-type="string">
            <text:p>STD DEV Best Score</text:p>
          </table:table-cell>
          <table:table-cell office:value-type="string" calcext:value-type="string">
            <text:p>Average Time(seconds)</text:p>
          </table:table-cell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84.91748126" calcext:value-type="float">
            <text:p>4084.91748126</text:p>
          </table:table-cell>
          <table:table-cell table:style-name="ce2" office:value-type="float" office:value="108.996999979" calcext:value-type="float">
            <text:p>108.996999979</text:p>
          </table:table-cell>
          <table:table-cell table:style-name="ce2" office:value-type="float" office:value="4052.03886291" calcext:value-type="float">
            <text:p>4052.03886291</text:p>
          </table:table-cell>
          <table:table-cell/>
          <table:table-cell table:formula="of:=AVERAGE([.B2];[.B200])" office:value-type="float" office:value="4181.567397995" calcext:value-type="float">
            <text:p>4181.567397995</text:p>
          </table:table-cell>
          <table:table-cell table:formula="of:=STDEVP([.B2];[.B200])" office:value-type="float" office:value="96.649916735" calcext:value-type="float">
            <text:p>96.649916735</text:p>
          </table:table-cell>
          <table:table-cell table:formula="of:=AVERAGE([.D2];[.D200])" office:value-type="float" office:value="4130.89146786" calcext:value-type="float">
            <text:p>4130.89146786</text:p>
          </table:table-cell>
          <table:table-cell table:formula="of:=STDEVP([.D2];[.D200])" office:value-type="float" office:value="78.8526049500001" calcext:value-type="float">
            <text:p>78.85260495</text:p>
          </table:table-cell>
          <table:table-cell table:formula="of:=AVERAGE([.C2];[.C200])" office:value-type="float" office:value="108.8474999665" calcext:value-type="float">
            <text:p>108.8474999665</text:p>
          </table:table-cell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85.94518414" calcext:value-type="float">
            <text:p>4285.94518414</text:p>
          </table:table-cell>
          <table:table-cell table:style-name="ce2" office:value-type="float" office:value="109.196000099" calcext:value-type="float">
            <text:p>109.196000099</text:p>
          </table:table-cell>
          <table:table-cell table:style-name="ce2" office:value-type="float" office:value="4188.22794601" calcext:value-type="float">
            <text:p>4188.2279460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79.74058485" calcext:value-type="float">
            <text:p>4079.74058485</text:p>
          </table:table-cell>
          <table:table-cell table:style-name="ce2" office:value-type="float" office:value="109.279000044" calcext:value-type="float">
            <text:p>109.279000044</text:p>
          </table:table-cell>
          <table:table-cell table:style-name="ce2" office:value-type="float" office:value="4006.05348747" calcext:value-type="float">
            <text:p>4006.0534874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38.46269034" calcext:value-type="float">
            <text:p>4138.46269034</text:p>
          </table:table-cell>
          <table:table-cell table:style-name="ce2" office:value-type="float" office:value="108.960999966" calcext:value-type="float">
            <text:p>108.960999966</text:p>
          </table:table-cell>
          <table:table-cell table:style-name="ce2" office:value-type="float" office:value="4074.98058196" calcext:value-type="float">
            <text:p>4074.9805819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51.72617321" calcext:value-type="float">
            <text:p>4051.72617321</text:p>
          </table:table-cell>
          <table:table-cell table:style-name="ce2" office:value-type="float" office:value="108.93900013" calcext:value-type="float">
            <text:p>108.93900013</text:p>
          </table:table-cell>
          <table:table-cell table:style-name="ce2" office:value-type="float" office:value="3970.5359377" calcext:value-type="float">
            <text:p>3970.535937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38.77743544" calcext:value-type="float">
            <text:p>4438.77743544</text:p>
          </table:table-cell>
          <table:table-cell table:style-name="ce2" office:value-type="float" office:value="109.088999987" calcext:value-type="float">
            <text:p>109.088999987</text:p>
          </table:table-cell>
          <table:table-cell table:style-name="ce2" office:value-type="float" office:value="4403.98669906" calcext:value-type="float">
            <text:p>4403.9866990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07.90516077" calcext:value-type="float">
            <text:p>4207.90516077</text:p>
          </table:table-cell>
          <table:table-cell table:style-name="ce2" office:value-type="float" office:value="108.874000072" calcext:value-type="float">
            <text:p>108.874000072</text:p>
          </table:table-cell>
          <table:table-cell table:style-name="ce2" office:value-type="float" office:value="4082.75769744" calcext:value-type="float">
            <text:p>4082.7576974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09.9880866" calcext:value-type="float">
            <text:p>4209.9880866</text:p>
          </table:table-cell>
          <table:table-cell table:style-name="ce2" office:value-type="float" office:value="109.013999939" calcext:value-type="float">
            <text:p>109.013999939</text:p>
          </table:table-cell>
          <table:table-cell table:style-name="ce2" office:value-type="float" office:value="4180.28964664" calcext:value-type="float">
            <text:p>4180.2896466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71.56559417" calcext:value-type="float">
            <text:p>4171.56559417</text:p>
          </table:table-cell>
          <table:table-cell table:style-name="ce2" office:value-type="float" office:value="108.937000036" calcext:value-type="float">
            <text:p>108.937000036</text:p>
          </table:table-cell>
          <table:table-cell table:style-name="ce2" office:value-type="float" office:value="4019.65210275" calcext:value-type="float">
            <text:p>4019.6521027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84.47155193" calcext:value-type="float">
            <text:p>3984.47155193</text:p>
          </table:table-cell>
          <table:table-cell table:style-name="ce2" office:value-type="float" office:value="108.934999943" calcext:value-type="float">
            <text:p>108.934999943</text:p>
          </table:table-cell>
          <table:table-cell table:style-name="ce2" office:value-type="float" office:value="3848.13339464" calcext:value-type="float">
            <text:p>3848.1333946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01.08692002" calcext:value-type="float">
            <text:p>4101.08692002</text:p>
          </table:table-cell>
          <table:table-cell table:style-name="ce2" office:value-type="float" office:value="109.046999931" calcext:value-type="float">
            <text:p>109.046999931</text:p>
          </table:table-cell>
          <table:table-cell table:style-name="ce2" office:value-type="float" office:value="4070.39756931" calcext:value-type="float">
            <text:p>4070.3975693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66.39512265" calcext:value-type="float">
            <text:p>4066.39512265</text:p>
          </table:table-cell>
          <table:table-cell table:style-name="ce2" office:value-type="float" office:value="109.958999872" calcext:value-type="float">
            <text:p>109.958999872</text:p>
          </table:table-cell>
          <table:table-cell table:style-name="ce2" office:value-type="float" office:value="3906.76035411" calcext:value-type="float">
            <text:p>3906.7603541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69.5622339" calcext:value-type="float">
            <text:p>4069.5622339</text:p>
          </table:table-cell>
          <table:table-cell table:style-name="ce2" office:value-type="float" office:value="108.730000019" calcext:value-type="float">
            <text:p>108.730000019</text:p>
          </table:table-cell>
          <table:table-cell table:style-name="ce2" office:value-type="float" office:value="3964.91309594" calcext:value-type="float">
            <text:p>3964.9130959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63.10302922" calcext:value-type="float">
            <text:p>4163.10302922</text:p>
          </table:table-cell>
          <table:table-cell table:style-name="ce2" office:value-type="float" office:value="108.888000011" calcext:value-type="float">
            <text:p>108.888000011</text:p>
          </table:table-cell>
          <table:table-cell table:style-name="ce2" office:value-type="float" office:value="4103.2738171" calcext:value-type="float">
            <text:p>4103.273817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45.67047252" calcext:value-type="float">
            <text:p>4145.67047252</text:p>
          </table:table-cell>
          <table:table-cell table:style-name="ce2" office:value-type="float" office:value="108.756999969" calcext:value-type="float">
            <text:p>108.756999969</text:p>
          </table:table-cell>
          <table:table-cell table:style-name="ce2" office:value-type="float" office:value="4089.2654502" calcext:value-type="float">
            <text:p>4089.265450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85.43253082" calcext:value-type="float">
            <text:p>4285.43253082</text:p>
          </table:table-cell>
          <table:table-cell table:style-name="ce2" office:value-type="float" office:value="108.772000074" calcext:value-type="float">
            <text:p>108.772000074</text:p>
          </table:table-cell>
          <table:table-cell table:style-name="ce2" office:value-type="float" office:value="4255.4032328" calcext:value-type="float">
            <text:p>4255.403232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81.57023637" calcext:value-type="float">
            <text:p>4281.57023637</text:p>
          </table:table-cell>
          <table:table-cell table:style-name="ce2" office:value-type="float" office:value="108.743000031" calcext:value-type="float">
            <text:p>108.743000031</text:p>
          </table:table-cell>
          <table:table-cell table:style-name="ce2" office:value-type="float" office:value="4228.54522831" calcext:value-type="float">
            <text:p>4228.5452283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13.00473559" calcext:value-type="float">
            <text:p>4113.00473559</text:p>
          </table:table-cell>
          <table:table-cell table:style-name="ce2" office:value-type="float" office:value="108.943000078" calcext:value-type="float">
            <text:p>108.943000078</text:p>
          </table:table-cell>
          <table:table-cell table:style-name="ce2" office:value-type="float" office:value="4021.77536392" calcext:value-type="float">
            <text:p>4021.7753639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67.05144158" calcext:value-type="float">
            <text:p>4267.05144158</text:p>
          </table:table-cell>
          <table:table-cell table:style-name="ce2" office:value-type="float" office:value="114.340000153" calcext:value-type="float">
            <text:p>114.340000153</text:p>
          </table:table-cell>
          <table:table-cell table:style-name="ce2" office:value-type="float" office:value="4199.66220404" calcext:value-type="float">
            <text:p>4199.6622040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04.59589806" calcext:value-type="float">
            <text:p>4204.59589806</text:p>
          </table:table-cell>
          <table:table-cell table:style-name="ce2" office:value-type="float" office:value="113.284000158" calcext:value-type="float">
            <text:p>113.284000158</text:p>
          </table:table-cell>
          <table:table-cell table:style-name="ce2" office:value-type="float" office:value="4184.35429756" calcext:value-type="float">
            <text:p>4184.3542975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73.59184348" calcext:value-type="float">
            <text:p>4073.59184348</text:p>
          </table:table-cell>
          <table:table-cell table:style-name="ce2" office:value-type="float" office:value="110.756999969" calcext:value-type="float">
            <text:p>110.756999969</text:p>
          </table:table-cell>
          <table:table-cell table:style-name="ce2" office:value-type="float" office:value="3997.22171792" calcext:value-type="float">
            <text:p>3997.2217179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02.70514445" calcext:value-type="float">
            <text:p>4302.70514445</text:p>
          </table:table-cell>
          <table:table-cell table:style-name="ce2" office:value-type="float" office:value="110.156999826" calcext:value-type="float">
            <text:p>110.156999826</text:p>
          </table:table-cell>
          <table:table-cell table:style-name="ce2" office:value-type="float" office:value="4276.5260806" calcext:value-type="float">
            <text:p>4276.5260806</text:p>
          </table:table-cell>
          <table:table-cell/>
          <table:table-cell office:value-type="string" calcext:value-type="string">
            <text:p>Iterations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94.32076406" calcext:value-type="float">
            <text:p>4094.32076406</text:p>
          </table:table-cell>
          <table:table-cell table:style-name="ce2" office:value-type="float" office:value="114.359999895" calcext:value-type="float">
            <text:p>114.359999895</text:p>
          </table:table-cell>
          <table:table-cell table:style-name="ce2" office:value-type="float" office:value="4068.96290596" calcext:value-type="float">
            <text:p>4068.9629059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41.16741992" calcext:value-type="float">
            <text:p>3941.16741992</text:p>
          </table:table-cell>
          <table:table-cell table:style-name="ce2" office:value-type="float" office:value="111.33100009" calcext:value-type="float">
            <text:p>111.33100009</text:p>
          </table:table-cell>
          <table:table-cell table:style-name="ce2" office:value-type="float" office:value="3892.78178925" calcext:value-type="float">
            <text:p>3892.7817892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02.55227557" calcext:value-type="float">
            <text:p>4202.55227557</text:p>
          </table:table-cell>
          <table:table-cell table:style-name="ce2" office:value-type="float" office:value="112.330000162" calcext:value-type="float">
            <text:p>112.330000162</text:p>
          </table:table-cell>
          <table:table-cell table:style-name="ce2" office:value-type="float" office:value="4069.52535722" calcext:value-type="float">
            <text:p>4069.5253572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67.27410104" calcext:value-type="float">
            <text:p>4467.27410104</text:p>
          </table:table-cell>
          <table:table-cell table:style-name="ce2" office:value-type="float" office:value="109.00999999" calcext:value-type="float">
            <text:p>109.00999999</text:p>
          </table:table-cell>
          <table:table-cell table:style-name="ce2" office:value-type="float" office:value="4336.15921361" calcext:value-type="float">
            <text:p>4336.1592136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85.81105538" calcext:value-type="float">
            <text:p>4085.81105538</text:p>
          </table:table-cell>
          <table:table-cell table:style-name="ce2" office:value-type="float" office:value="109.161000013" calcext:value-type="float">
            <text:p>109.161000013</text:p>
          </table:table-cell>
          <table:table-cell table:style-name="ce2" office:value-type="float" office:value="3924.79613666" calcext:value-type="float">
            <text:p>3924.7961366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70.51346333" calcext:value-type="float">
            <text:p>4270.51346333</text:p>
          </table:table-cell>
          <table:table-cell table:style-name="ce2" office:value-type="float" office:value="117.457999945" calcext:value-type="float">
            <text:p>117.457999945</text:p>
          </table:table-cell>
          <table:table-cell table:style-name="ce2" office:value-type="float" office:value="4215.54827863" calcext:value-type="float">
            <text:p>4215.5482786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35.76935093" calcext:value-type="float">
            <text:p>4135.76935093</text:p>
          </table:table-cell>
          <table:table-cell table:style-name="ce2" office:value-type="float" office:value="114.659000158" calcext:value-type="float">
            <text:p>114.659000158</text:p>
          </table:table-cell>
          <table:table-cell table:style-name="ce2" office:value-type="float" office:value="4073.53119039" calcext:value-type="float">
            <text:p>4073.5311903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22.59199416" calcext:value-type="float">
            <text:p>4222.59199416</text:p>
          </table:table-cell>
          <table:table-cell table:style-name="ce2" office:value-type="float" office:value="116.518000126" calcext:value-type="float">
            <text:p>116.518000126</text:p>
          </table:table-cell>
          <table:table-cell table:style-name="ce2" office:value-type="float" office:value="4134.41851658" calcext:value-type="float">
            <text:p>4134.4185165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72.0538656" calcext:value-type="float">
            <text:p>4272.0538656</text:p>
          </table:table-cell>
          <table:table-cell table:style-name="ce2" office:value-type="float" office:value="116.042000055" calcext:value-type="float">
            <text:p>116.042000055</text:p>
          </table:table-cell>
          <table:table-cell table:style-name="ce2" office:value-type="float" office:value="4167.93185103" calcext:value-type="float">
            <text:p>4167.9318510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24.21524312" calcext:value-type="float">
            <text:p>4424.21524312</text:p>
          </table:table-cell>
          <table:table-cell table:style-name="ce2" office:value-type="float" office:value="120.772000074" calcext:value-type="float">
            <text:p>120.772000074</text:p>
          </table:table-cell>
          <table:table-cell table:style-name="ce2" office:value-type="float" office:value="4386.29895656" calcext:value-type="float">
            <text:p>4386.2989565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36.37167932" calcext:value-type="float">
            <text:p>4136.37167932</text:p>
          </table:table-cell>
          <table:table-cell table:style-name="ce2" office:value-type="float" office:value="116.773000002" calcext:value-type="float">
            <text:p>116.773000002</text:p>
          </table:table-cell>
          <table:table-cell table:style-name="ce2" office:value-type="float" office:value="4056.353188" calcext:value-type="float">
            <text:p>4056.35318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04.89932553" calcext:value-type="float">
            <text:p>4004.89932553</text:p>
          </table:table-cell>
          <table:table-cell table:style-name="ce2" office:value-type="float" office:value="108.940999985" calcext:value-type="float">
            <text:p>108.940999985</text:p>
          </table:table-cell>
          <table:table-cell table:style-name="ce2" office:value-type="float" office:value="3973.05303069" calcext:value-type="float">
            <text:p>3973.0530306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25.958391" calcext:value-type="float">
            <text:p>4225.958391</text:p>
          </table:table-cell>
          <table:table-cell table:style-name="ce2" office:value-type="float" office:value="108.893999815" calcext:value-type="float">
            <text:p>108.893999815</text:p>
          </table:table-cell>
          <table:table-cell table:style-name="ce2" office:value-type="float" office:value="4181.56808591" calcext:value-type="float">
            <text:p>4181.5680859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18.85336013" calcext:value-type="float">
            <text:p>4118.85336013</text:p>
          </table:table-cell>
          <table:table-cell table:style-name="ce2" office:value-type="float" office:value="108.832000017" calcext:value-type="float">
            <text:p>108.832000017</text:p>
          </table:table-cell>
          <table:table-cell table:style-name="ce2" office:value-type="float" office:value="4089.1079107" calcext:value-type="float">
            <text:p>4089.107910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89.69785366" calcext:value-type="float">
            <text:p>4189.69785366</text:p>
          </table:table-cell>
          <table:table-cell table:style-name="ce2" office:value-type="float" office:value="108.881999969" calcext:value-type="float">
            <text:p>108.881999969</text:p>
          </table:table-cell>
          <table:table-cell table:style-name="ce2" office:value-type="float" office:value="4099.40522649" calcext:value-type="float">
            <text:p>4099.4052264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56.68619358" calcext:value-type="float">
            <text:p>4156.68619358</text:p>
          </table:table-cell>
          <table:table-cell table:style-name="ce2" office:value-type="float" office:value="108.90899992" calcext:value-type="float">
            <text:p>108.90899992</text:p>
          </table:table-cell>
          <table:table-cell table:style-name="ce2" office:value-type="float" office:value="4150.61208414" calcext:value-type="float">
            <text:p>4150.6120841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28.13722724" calcext:value-type="float">
            <text:p>4128.13722724</text:p>
          </table:table-cell>
          <table:table-cell table:style-name="ce2" office:value-type="float" office:value="108.816999912" calcext:value-type="float">
            <text:p>108.816999912</text:p>
          </table:table-cell>
          <table:table-cell table:style-name="ce2" office:value-type="float" office:value="3946.6574713" calcext:value-type="float">
            <text:p>3946.657471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11.01694255" calcext:value-type="float">
            <text:p>4011.01694255</text:p>
          </table:table-cell>
          <table:table-cell table:style-name="ce2" office:value-type="float" office:value="108.79700017" calcext:value-type="float">
            <text:p>108.79700017</text:p>
          </table:table-cell>
          <table:table-cell table:style-name="ce2" office:value-type="float" office:value="3999.74166349" calcext:value-type="float">
            <text:p>3999.7416634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51.71712241" calcext:value-type="float">
            <text:p>4251.71712241</text:p>
          </table:table-cell>
          <table:table-cell table:style-name="ce2" office:value-type="float" office:value="108.760999918" calcext:value-type="float">
            <text:p>108.760999918</text:p>
          </table:table-cell>
          <table:table-cell table:style-name="ce2" office:value-type="float" office:value="4229.95994423" calcext:value-type="float">
            <text:p>4229.9599442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45.83513571" calcext:value-type="float">
            <text:p>4245.83513571</text:p>
          </table:table-cell>
          <table:table-cell table:style-name="ce2" office:value-type="float" office:value="108.796999931" calcext:value-type="float">
            <text:p>108.796999931</text:p>
          </table:table-cell>
          <table:table-cell table:style-name="ce2" office:value-type="float" office:value="4220.62975251" calcext:value-type="float">
            <text:p>4220.6297525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38.55914914" calcext:value-type="float">
            <text:p>4238.55914914</text:p>
          </table:table-cell>
          <table:table-cell table:style-name="ce2" office:value-type="float" office:value="108.853000164" calcext:value-type="float">
            <text:p>108.853000164</text:p>
          </table:table-cell>
          <table:table-cell table:style-name="ce2" office:value-type="float" office:value="4119.59715778" calcext:value-type="float">
            <text:p>4119.5971577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23.85217415" calcext:value-type="float">
            <text:p>4123.85217415</text:p>
          </table:table-cell>
          <table:table-cell table:style-name="ce2" office:value-type="float" office:value="108.799000025" calcext:value-type="float">
            <text:p>108.799000025</text:p>
          </table:table-cell>
          <table:table-cell table:style-name="ce2" office:value-type="float" office:value="4045.80796253" calcext:value-type="float">
            <text:p>4045.8079625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80.40847635" calcext:value-type="float">
            <text:p>4180.40847635</text:p>
          </table:table-cell>
          <table:table-cell table:style-name="ce2" office:value-type="float" office:value="109.608999968" calcext:value-type="float">
            <text:p>109.608999968</text:p>
          </table:table-cell>
          <table:table-cell table:style-name="ce2" office:value-type="float" office:value="4103.46346862" calcext:value-type="float">
            <text:p>4103.4634686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46.46461399" calcext:value-type="float">
            <text:p>4346.46461399</text:p>
          </table:table-cell>
          <table:table-cell table:style-name="ce2" office:value-type="float" office:value="112.366999865" calcext:value-type="float">
            <text:p>112.366999865</text:p>
          </table:table-cell>
          <table:table-cell table:style-name="ce2" office:value-type="float" office:value="4261.30299559" calcext:value-type="float">
            <text:p>4261.3029955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56.24699868" calcext:value-type="float">
            <text:p>4256.24699868</text:p>
          </table:table-cell>
          <table:table-cell table:style-name="ce2" office:value-type="float" office:value="113.325999975" calcext:value-type="float">
            <text:p>113.325999975</text:p>
          </table:table-cell>
          <table:table-cell table:style-name="ce2" office:value-type="float" office:value="4208.38748492" calcext:value-type="float">
            <text:p>4208.3874849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53.34011781" calcext:value-type="float">
            <text:p>4253.34011781</text:p>
          </table:table-cell>
          <table:table-cell table:style-name="ce2" office:value-type="float" office:value="114.304999828" calcext:value-type="float">
            <text:p>114.304999828</text:p>
          </table:table-cell>
          <table:table-cell table:style-name="ce2" office:value-type="float" office:value="4119.35369715" calcext:value-type="float">
            <text:p>4119.3536971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40.97237862" calcext:value-type="float">
            <text:p>4140.97237862</text:p>
          </table:table-cell>
          <table:table-cell table:style-name="ce2" office:value-type="float" office:value="109.174999952" calcext:value-type="float">
            <text:p>109.174999952</text:p>
          </table:table-cell>
          <table:table-cell table:style-name="ce2" office:value-type="float" office:value="4065.92252292" calcext:value-type="float">
            <text:p>4065.9225229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75.85363964" calcext:value-type="float">
            <text:p>4275.85363964</text:p>
          </table:table-cell>
          <table:table-cell table:style-name="ce2" office:value-type="float" office:value="113.730000019" calcext:value-type="float">
            <text:p>113.730000019</text:p>
          </table:table-cell>
          <table:table-cell table:style-name="ce2" office:value-type="float" office:value="4213.85846643" calcext:value-type="float">
            <text:p>4213.8584664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15.08559433" calcext:value-type="float">
            <text:p>4015.08559433</text:p>
          </table:table-cell>
          <table:table-cell table:style-name="ce2" office:value-type="float" office:value="112.417000055" calcext:value-type="float">
            <text:p>112.417000055</text:p>
          </table:table-cell>
          <table:table-cell table:style-name="ce2" office:value-type="float" office:value="3969.35559194" calcext:value-type="float">
            <text:p>3969.3555919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66.06692514" calcext:value-type="float">
            <text:p>4266.06692514</text:p>
          </table:table-cell>
          <table:table-cell table:style-name="ce2" office:value-type="float" office:value="113.282999992" calcext:value-type="float">
            <text:p>113.282999992</text:p>
          </table:table-cell>
          <table:table-cell table:style-name="ce2" office:value-type="float" office:value="4195.51981388" calcext:value-type="float">
            <text:p>4195.5198138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19.11228048" calcext:value-type="float">
            <text:p>4319.11228048</text:p>
          </table:table-cell>
          <table:table-cell table:style-name="ce2" office:value-type="float" office:value="112.019999981" calcext:value-type="float">
            <text:p>112.019999981</text:p>
          </table:table-cell>
          <table:table-cell table:style-name="ce2" office:value-type="float" office:value="4266.75381794" calcext:value-type="float">
            <text:p>4266.7538179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91.60779136" calcext:value-type="float">
            <text:p>3991.60779136</text:p>
          </table:table-cell>
          <table:table-cell table:style-name="ce2" office:value-type="float" office:value="123.529999971" calcext:value-type="float">
            <text:p>123.529999971</text:p>
          </table:table-cell>
          <table:table-cell table:style-name="ce2" office:value-type="float" office:value="3970.69702408" calcext:value-type="float">
            <text:p>3970.6970240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14.29089315" calcext:value-type="float">
            <text:p>4414.29089315</text:p>
          </table:table-cell>
          <table:table-cell table:style-name="ce2" office:value-type="float" office:value="124.70600009" calcext:value-type="float">
            <text:p>124.70600009</text:p>
          </table:table-cell>
          <table:table-cell table:style-name="ce2" office:value-type="float" office:value="4355.42984891" calcext:value-type="float">
            <text:p>4355.4298489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65.67492545" calcext:value-type="float">
            <text:p>4165.67492545</text:p>
          </table:table-cell>
          <table:table-cell table:style-name="ce2" office:value-type="float" office:value="125.024999857" calcext:value-type="float">
            <text:p>125.024999857</text:p>
          </table:table-cell>
          <table:table-cell table:style-name="ce2" office:value-type="float" office:value="4123.10001717" calcext:value-type="float">
            <text:p>4123.1000171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71.21812203" calcext:value-type="float">
            <text:p>4271.21812203</text:p>
          </table:table-cell>
          <table:table-cell table:style-name="ce2" office:value-type="float" office:value="121.703999996" calcext:value-type="float">
            <text:p>121.703999996</text:p>
          </table:table-cell>
          <table:table-cell table:style-name="ce2" office:value-type="float" office:value="4195.95432273" calcext:value-type="float">
            <text:p>4195.9543227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72.22543021" calcext:value-type="float">
            <text:p>4072.22543021</text:p>
          </table:table-cell>
          <table:table-cell table:style-name="ce2" office:value-type="float" office:value="132.565000057" calcext:value-type="float">
            <text:p>132.565000057</text:p>
          </table:table-cell>
          <table:table-cell table:style-name="ce2" office:value-type="float" office:value="3974.71503449" calcext:value-type="float">
            <text:p>3974.7150344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517.92664481" calcext:value-type="float">
            <text:p>4517.92664481</text:p>
          </table:table-cell>
          <table:table-cell table:style-name="ce2" office:value-type="float" office:value="124.028999805" calcext:value-type="float">
            <text:p>124.028999805</text:p>
          </table:table-cell>
          <table:table-cell table:style-name="ce2" office:value-type="float" office:value="4318.06124494" calcext:value-type="float">
            <text:p>4318.0612449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51.14753193" calcext:value-type="float">
            <text:p>4051.14753193</text:p>
          </table:table-cell>
          <table:table-cell table:style-name="ce2" office:value-type="float" office:value="113.57799983" calcext:value-type="float">
            <text:p>113.57799983</text:p>
          </table:table-cell>
          <table:table-cell table:style-name="ce2" office:value-type="float" office:value="3939.95979193" calcext:value-type="float">
            <text:p>3939.9597919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99.09410598" calcext:value-type="float">
            <text:p>4099.09410598</text:p>
          </table:table-cell>
          <table:table-cell table:style-name="ce2" office:value-type="float" office:value="109.95600009" calcext:value-type="float">
            <text:p>109.95600009</text:p>
          </table:table-cell>
          <table:table-cell table:style-name="ce2" office:value-type="float" office:value="4049.55754707" calcext:value-type="float">
            <text:p>4049.5575470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29.23917888" calcext:value-type="float">
            <text:p>4229.23917888</text:p>
          </table:table-cell>
          <table:table-cell table:style-name="ce2" office:value-type="float" office:value="109.778000116" calcext:value-type="float">
            <text:p>109.778000116</text:p>
          </table:table-cell>
          <table:table-cell table:style-name="ce2" office:value-type="float" office:value="4168.23054883" calcext:value-type="float">
            <text:p>4168.2305488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63.54121535" calcext:value-type="float">
            <text:p>4163.54121535</text:p>
          </table:table-cell>
          <table:table-cell table:style-name="ce2" office:value-type="float" office:value="109.996000051" calcext:value-type="float">
            <text:p>109.996000051</text:p>
          </table:table-cell>
          <table:table-cell table:style-name="ce2" office:value-type="float" office:value="4088.94998031" calcext:value-type="float">
            <text:p>4088.9499803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66.97748708" calcext:value-type="float">
            <text:p>3966.97748708</text:p>
          </table:table-cell>
          <table:table-cell table:style-name="ce2" office:value-type="float" office:value="109.963000059" calcext:value-type="float">
            <text:p>109.963000059</text:p>
          </table:table-cell>
          <table:table-cell table:style-name="ce2" office:value-type="float" office:value="3946.05162631" calcext:value-type="float">
            <text:p>3946.0516263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15.09886939" calcext:value-type="float">
            <text:p>4015.09886939</text:p>
          </table:table-cell>
          <table:table-cell table:style-name="ce2" office:value-type="float" office:value="109.914999962" calcext:value-type="float">
            <text:p>109.914999962</text:p>
          </table:table-cell>
          <table:table-cell table:style-name="ce2" office:value-type="float" office:value="3888.10556918" calcext:value-type="float">
            <text:p>3888.1055691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03.49776349" calcext:value-type="float">
            <text:p>4303.49776349</text:p>
          </table:table-cell>
          <table:table-cell table:style-name="ce2" office:value-type="float" office:value="110.044000149" calcext:value-type="float">
            <text:p>110.044000149</text:p>
          </table:table-cell>
          <table:table-cell table:style-name="ce2" office:value-type="float" office:value="4284.51479337" calcext:value-type="float">
            <text:p>4284.5147933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09.8459038" calcext:value-type="float">
            <text:p>4309.8459038</text:p>
          </table:table-cell>
          <table:table-cell table:style-name="ce2" office:value-type="float" office:value="109.996000051" calcext:value-type="float">
            <text:p>109.996000051</text:p>
          </table:table-cell>
          <table:table-cell table:style-name="ce2" office:value-type="float" office:value="4216.04084631" calcext:value-type="float">
            <text:p>4216.0408463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18.49687777" calcext:value-type="float">
            <text:p>4218.49687777</text:p>
          </table:table-cell>
          <table:table-cell table:style-name="ce2" office:value-type="float" office:value="110.101999998" calcext:value-type="float">
            <text:p>110.101999998</text:p>
          </table:table-cell>
          <table:table-cell table:style-name="ce2" office:value-type="float" office:value="4140.75889202" calcext:value-type="float">
            <text:p>4140.7588920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44.90387734" calcext:value-type="float">
            <text:p>4244.90387734</text:p>
          </table:table-cell>
          <table:table-cell table:style-name="ce2" office:value-type="float" office:value="113.299000025" calcext:value-type="float">
            <text:p>113.299000025</text:p>
          </table:table-cell>
          <table:table-cell table:style-name="ce2" office:value-type="float" office:value="4215.57967851" calcext:value-type="float">
            <text:p>4215.5796785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29.6565721" calcext:value-type="float">
            <text:p>4029.6565721</text:p>
          </table:table-cell>
          <table:table-cell table:style-name="ce2" office:value-type="float" office:value="110.367000103" calcext:value-type="float">
            <text:p>110.367000103</text:p>
          </table:table-cell>
          <table:table-cell table:style-name="ce2" office:value-type="float" office:value="3996.28611793" calcext:value-type="float">
            <text:p>3996.2861179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42.58746763" calcext:value-type="float">
            <text:p>4342.58746763</text:p>
          </table:table-cell>
          <table:table-cell table:style-name="ce2" office:value-type="float" office:value="110.098999977" calcext:value-type="float">
            <text:p>110.098999977</text:p>
          </table:table-cell>
          <table:table-cell table:style-name="ce2" office:value-type="float" office:value="4282.24100899" calcext:value-type="float">
            <text:p>4282.2410089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26.31387923" calcext:value-type="float">
            <text:p>4226.31387923</text:p>
          </table:table-cell>
          <table:table-cell table:style-name="ce2" office:value-type="float" office:value="110.126000166" calcext:value-type="float">
            <text:p>110.126000166</text:p>
          </table:table-cell>
          <table:table-cell table:style-name="ce2" office:value-type="float" office:value="4185.38659794" calcext:value-type="float">
            <text:p>4185.3865979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90.57214935" calcext:value-type="float">
            <text:p>4290.57214935</text:p>
          </table:table-cell>
          <table:table-cell table:style-name="ce2" office:value-type="float" office:value="110.25999999" calcext:value-type="float">
            <text:p>110.25999999</text:p>
          </table:table-cell>
          <table:table-cell table:style-name="ce2" office:value-type="float" office:value="4191.79815027" calcext:value-type="float">
            <text:p>4191.7981502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55.86832953" calcext:value-type="float">
            <text:p>4155.86832953</text:p>
          </table:table-cell>
          <table:table-cell table:style-name="ce2" office:value-type="float" office:value="110.427000046" calcext:value-type="float">
            <text:p>110.427000046</text:p>
          </table:table-cell>
          <table:table-cell table:style-name="ce2" office:value-type="float" office:value="4073.6555826" calcext:value-type="float">
            <text:p>4073.655582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49.96058861" calcext:value-type="float">
            <text:p>4249.96058861</text:p>
          </table:table-cell>
          <table:table-cell table:style-name="ce2" office:value-type="float" office:value="109.779000044" calcext:value-type="float">
            <text:p>109.779000044</text:p>
          </table:table-cell>
          <table:table-cell table:style-name="ce2" office:value-type="float" office:value="4202.00302181" calcext:value-type="float">
            <text:p>4202.0030218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65.34746629" calcext:value-type="float">
            <text:p>4265.34746629</text:p>
          </table:table-cell>
          <table:table-cell table:style-name="ce2" office:value-type="float" office:value="110.989000082" calcext:value-type="float">
            <text:p>110.989000082</text:p>
          </table:table-cell>
          <table:table-cell table:style-name="ce2" office:value-type="float" office:value="4241.48168497" calcext:value-type="float">
            <text:p>4241.4816849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32.96548639" calcext:value-type="float">
            <text:p>4232.96548639</text:p>
          </table:table-cell>
          <table:table-cell table:style-name="ce2" office:value-type="float" office:value="110.613000154" calcext:value-type="float">
            <text:p>110.613000154</text:p>
          </table:table-cell>
          <table:table-cell table:style-name="ce2" office:value-type="float" office:value="4138.62608275" calcext:value-type="float">
            <text:p>4138.6260827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02.9946787" calcext:value-type="float">
            <text:p>4302.9946787</text:p>
          </table:table-cell>
          <table:table-cell table:style-name="ce2" office:value-type="float" office:value="110.217000008" calcext:value-type="float">
            <text:p>110.217000008</text:p>
          </table:table-cell>
          <table:table-cell table:style-name="ce2" office:value-type="float" office:value="4284.86247356" calcext:value-type="float">
            <text:p>4284.8624735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52.56143503" calcext:value-type="float">
            <text:p>4352.56143503</text:p>
          </table:table-cell>
          <table:table-cell table:style-name="ce2" office:value-type="float" office:value="110.140999794" calcext:value-type="float">
            <text:p>110.140999794</text:p>
          </table:table-cell>
          <table:table-cell table:style-name="ce2" office:value-type="float" office:value="4310.23829683" calcext:value-type="float">
            <text:p>4310.2382968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62.9396813" calcext:value-type="float">
            <text:p>4262.9396813</text:p>
          </table:table-cell>
          <table:table-cell table:style-name="ce2" office:value-type="float" office:value="110.128000021" calcext:value-type="float">
            <text:p>110.128000021</text:p>
          </table:table-cell>
          <table:table-cell table:style-name="ce2" office:value-type="float" office:value="4174.63762065" calcext:value-type="float">
            <text:p>4174.6376206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36.40917975" calcext:value-type="float">
            <text:p>4336.40917975</text:p>
          </table:table-cell>
          <table:table-cell table:style-name="ce2" office:value-type="float" office:value="110.045000076" calcext:value-type="float">
            <text:p>110.045000076</text:p>
          </table:table-cell>
          <table:table-cell table:style-name="ce2" office:value-type="float" office:value="4264.46842781" calcext:value-type="float">
            <text:p>4264.4684278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23.45816151" calcext:value-type="float">
            <text:p>4323.45816151</text:p>
          </table:table-cell>
          <table:table-cell table:style-name="ce2" office:value-type="float" office:value="110.185000181" calcext:value-type="float">
            <text:p>110.185000181</text:p>
          </table:table-cell>
          <table:table-cell table:style-name="ce2" office:value-type="float" office:value="4277.80352274" calcext:value-type="float">
            <text:p>4277.8035227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59.17180926" calcext:value-type="float">
            <text:p>3959.17180926</text:p>
          </table:table-cell>
          <table:table-cell table:style-name="ce2" office:value-type="float" office:value="109.717000008" calcext:value-type="float">
            <text:p>109.717000008</text:p>
          </table:table-cell>
          <table:table-cell table:style-name="ce2" office:value-type="float" office:value="3912.30373738" calcext:value-type="float">
            <text:p>3912.3037373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68.33822093" calcext:value-type="float">
            <text:p>4268.33822093</text:p>
          </table:table-cell>
          <table:table-cell table:style-name="ce2" office:value-type="float" office:value="109.993999958" calcext:value-type="float">
            <text:p>109.993999958</text:p>
          </table:table-cell>
          <table:table-cell table:style-name="ce2" office:value-type="float" office:value="4225.21476537" calcext:value-type="float">
            <text:p>4225.2147653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896.33607193" calcext:value-type="float">
            <text:p>3896.33607193</text:p>
          </table:table-cell>
          <table:table-cell table:style-name="ce2" office:value-type="float" office:value="110.213000059" calcext:value-type="float">
            <text:p>110.213000059</text:p>
          </table:table-cell>
          <table:table-cell table:style-name="ce2" office:value-type="float" office:value="3797.05110034" calcext:value-type="float">
            <text:p>3797.0511003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20.85164195" calcext:value-type="float">
            <text:p>4120.85164195</text:p>
          </table:table-cell>
          <table:table-cell table:style-name="ce2" office:value-type="float" office:value="110.30700016" calcext:value-type="float">
            <text:p>110.30700016</text:p>
          </table:table-cell>
          <table:table-cell table:style-name="ce2" office:value-type="float" office:value="4069.58154691" calcext:value-type="float">
            <text:p>4069.5815469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16.24622951" calcext:value-type="float">
            <text:p>4316.24622951</text:p>
          </table:table-cell>
          <table:table-cell table:style-name="ce2" office:value-type="float" office:value="110.172999859" calcext:value-type="float">
            <text:p>110.172999859</text:p>
          </table:table-cell>
          <table:table-cell table:style-name="ce2" office:value-type="float" office:value="4230.73626573" calcext:value-type="float">
            <text:p>4230.7362657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34.6607642" calcext:value-type="float">
            <text:p>4234.6607642</text:p>
          </table:table-cell>
          <table:table-cell table:style-name="ce2" office:value-type="float" office:value="110.122000217" calcext:value-type="float">
            <text:p>110.122000217</text:p>
          </table:table-cell>
          <table:table-cell table:style-name="ce2" office:value-type="float" office:value="4179.77266149" calcext:value-type="float">
            <text:p>4179.7726614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46.98377673" calcext:value-type="float">
            <text:p>4346.98377673</text:p>
          </table:table-cell>
          <table:table-cell table:style-name="ce2" office:value-type="float" office:value="109.998000145" calcext:value-type="float">
            <text:p>109.998000145</text:p>
          </table:table-cell>
          <table:table-cell table:style-name="ce2" office:value-type="float" office:value="4261.95072421" calcext:value-type="float">
            <text:p>4261.9507242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00.53292943" calcext:value-type="float">
            <text:p>4300.53292943</text:p>
          </table:table-cell>
          <table:table-cell table:style-name="ce2" office:value-type="float" office:value="110.478000164" calcext:value-type="float">
            <text:p>110.478000164</text:p>
          </table:table-cell>
          <table:table-cell table:style-name="ce2" office:value-type="float" office:value="4195.73573996" calcext:value-type="float">
            <text:p>4195.7357399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32.52626143" calcext:value-type="float">
            <text:p>4232.52626143</text:p>
          </table:table-cell>
          <table:table-cell table:style-name="ce2" office:value-type="float" office:value="110.110000134" calcext:value-type="float">
            <text:p>110.110000134</text:p>
          </table:table-cell>
          <table:table-cell table:style-name="ce2" office:value-type="float" office:value="4176.43333569" calcext:value-type="float">
            <text:p>4176.4333356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20.14650699" calcext:value-type="float">
            <text:p>4120.14650699</text:p>
          </table:table-cell>
          <table:table-cell table:style-name="ce2" office:value-type="float" office:value="110.482000113" calcext:value-type="float">
            <text:p>110.482000113</text:p>
          </table:table-cell>
          <table:table-cell table:style-name="ce2" office:value-type="float" office:value="4103.54188081" calcext:value-type="float">
            <text:p>4103.5418808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12.96300746" calcext:value-type="float">
            <text:p>4112.96300746</text:p>
          </table:table-cell>
          <table:table-cell table:style-name="ce2" office:value-type="float" office:value="110.242000103" calcext:value-type="float">
            <text:p>110.242000103</text:p>
          </table:table-cell>
          <table:table-cell table:style-name="ce2" office:value-type="float" office:value="4043.42354905" calcext:value-type="float">
            <text:p>4043.4235490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97.19753226" calcext:value-type="float">
            <text:p>4397.19753226</text:p>
          </table:table-cell>
          <table:table-cell table:style-name="ce2" office:value-type="float" office:value="111.139999866" calcext:value-type="float">
            <text:p>111.139999866</text:p>
          </table:table-cell>
          <table:table-cell table:style-name="ce2" office:value-type="float" office:value="4358.55377212" calcext:value-type="float">
            <text:p>4358.5537721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35.16042485" calcext:value-type="float">
            <text:p>4235.16042485</text:p>
          </table:table-cell>
          <table:table-cell table:style-name="ce2" office:value-type="float" office:value="110.179999828" calcext:value-type="float">
            <text:p>110.179999828</text:p>
          </table:table-cell>
          <table:table-cell table:style-name="ce2" office:value-type="float" office:value="4161.62219056" calcext:value-type="float">
            <text:p>4161.6221905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64.40045504" calcext:value-type="float">
            <text:p>4164.40045504</text:p>
          </table:table-cell>
          <table:table-cell table:style-name="ce2" office:value-type="float" office:value="110.069999933" calcext:value-type="float">
            <text:p>110.069999933</text:p>
          </table:table-cell>
          <table:table-cell table:style-name="ce2" office:value-type="float" office:value="4108.97063305" calcext:value-type="float">
            <text:p>4108.9706330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14.22941055" calcext:value-type="float">
            <text:p>4314.22941055</text:p>
          </table:table-cell>
          <table:table-cell table:style-name="ce2" office:value-type="float" office:value="109.730000019" calcext:value-type="float">
            <text:p>109.730000019</text:p>
          </table:table-cell>
          <table:table-cell table:style-name="ce2" office:value-type="float" office:value="4269.90262879" calcext:value-type="float">
            <text:p>4269.9026287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71.16031419" calcext:value-type="float">
            <text:p>4071.16031419</text:p>
          </table:table-cell>
          <table:table-cell table:style-name="ce2" office:value-type="float" office:value="110.135999918" calcext:value-type="float">
            <text:p>110.135999918</text:p>
          </table:table-cell>
          <table:table-cell table:style-name="ce2" office:value-type="float" office:value="4035.87344055" calcext:value-type="float">
            <text:p>4035.8734405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84.094649" calcext:value-type="float">
            <text:p>4284.094649</text:p>
          </table:table-cell>
          <table:table-cell table:style-name="ce2" office:value-type="float" office:value="109.773000002" calcext:value-type="float">
            <text:p>109.773000002</text:p>
          </table:table-cell>
          <table:table-cell table:style-name="ce2" office:value-type="float" office:value="4210.14499767" calcext:value-type="float">
            <text:p>4210.1449976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39.18527836" calcext:value-type="float">
            <text:p>4239.18527836</text:p>
          </table:table-cell>
          <table:table-cell table:style-name="ce2" office:value-type="float" office:value="118.937999964" calcext:value-type="float">
            <text:p>118.937999964</text:p>
          </table:table-cell>
          <table:table-cell table:style-name="ce2" office:value-type="float" office:value="4173.67453387" calcext:value-type="float">
            <text:p>4173.6745338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878.19436825" calcext:value-type="float">
            <text:p>3878.19436825</text:p>
          </table:table-cell>
          <table:table-cell table:style-name="ce2" office:value-type="float" office:value="120.832999945" calcext:value-type="float">
            <text:p>120.832999945</text:p>
          </table:table-cell>
          <table:table-cell table:style-name="ce2" office:value-type="float" office:value="3814.44994263" calcext:value-type="float">
            <text:p>3814.4499426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69.56952071" calcext:value-type="float">
            <text:p>4369.56952071</text:p>
          </table:table-cell>
          <table:table-cell table:style-name="ce2" office:value-type="float" office:value="117.513000011" calcext:value-type="float">
            <text:p>117.513000011</text:p>
          </table:table-cell>
          <table:table-cell table:style-name="ce2" office:value-type="float" office:value="4273.25530173" calcext:value-type="float">
            <text:p>4273.2553017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05.20862874" calcext:value-type="float">
            <text:p>4105.20862874</text:p>
          </table:table-cell>
          <table:table-cell table:style-name="ce2" office:value-type="float" office:value="121.414000034" calcext:value-type="float">
            <text:p>121.414000034</text:p>
          </table:table-cell>
          <table:table-cell table:style-name="ce2" office:value-type="float" office:value="4048.89980128" calcext:value-type="float">
            <text:p>4048.8998012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899.18947437" calcext:value-type="float">
            <text:p>3899.18947437</text:p>
          </table:table-cell>
          <table:table-cell table:style-name="ce2" office:value-type="float" office:value="109.542999983" calcext:value-type="float">
            <text:p>109.542999983</text:p>
          </table:table-cell>
          <table:table-cell table:style-name="ce2" office:value-type="float" office:value="3805.99462169" calcext:value-type="float">
            <text:p>3805.9946216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28.34343149" calcext:value-type="float">
            <text:p>4328.34343149</text:p>
          </table:table-cell>
          <table:table-cell table:style-name="ce2" office:value-type="float" office:value="109.631000042" calcext:value-type="float">
            <text:p>109.631000042</text:p>
          </table:table-cell>
          <table:table-cell table:style-name="ce2" office:value-type="float" office:value="4200.63384952" calcext:value-type="float">
            <text:p>4200.6338495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58.8966248" calcext:value-type="float">
            <text:p>4158.8966248</text:p>
          </table:table-cell>
          <table:table-cell table:style-name="ce2" office:value-type="float" office:value="112.372999907" calcext:value-type="float">
            <text:p>112.372999907</text:p>
          </table:table-cell>
          <table:table-cell table:style-name="ce2" office:value-type="float" office:value="4078.1735442" calcext:value-type="float">
            <text:p>4078.173544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29.61583449" calcext:value-type="float">
            <text:p>4329.61583449</text:p>
          </table:table-cell>
          <table:table-cell table:style-name="ce2" office:value-type="float" office:value="109.991999865" calcext:value-type="float">
            <text:p>109.991999865</text:p>
          </table:table-cell>
          <table:table-cell table:style-name="ce2" office:value-type="float" office:value="4262.14920332" calcext:value-type="float">
            <text:p>4262.1492033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10.46266329" calcext:value-type="float">
            <text:p>4110.46266329</text:p>
          </table:table-cell>
          <table:table-cell table:style-name="ce2" office:value-type="float" office:value="109.375999928" calcext:value-type="float">
            <text:p>109.375999928</text:p>
          </table:table-cell>
          <table:table-cell table:style-name="ce2" office:value-type="float" office:value="4080.83537511" calcext:value-type="float">
            <text:p>4080.8353751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20.15207293" calcext:value-type="float">
            <text:p>4120.15207293</text:p>
          </table:table-cell>
          <table:table-cell table:style-name="ce2" office:value-type="float" office:value="110.201999903" calcext:value-type="float">
            <text:p>110.201999903</text:p>
          </table:table-cell>
          <table:table-cell table:style-name="ce2" office:value-type="float" office:value="4084.59663701" calcext:value-type="float">
            <text:p>4084.5966370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805.34273984" calcext:value-type="float">
            <text:p>3805.34273984</text:p>
          </table:table-cell>
          <table:table-cell table:style-name="ce2" office:value-type="float" office:value="111.021999836" calcext:value-type="float">
            <text:p>111.021999836</text:p>
          </table:table-cell>
          <table:table-cell table:style-name="ce2" office:value-type="float" office:value="3750.83897291" calcext:value-type="float">
            <text:p>3750.8389729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88.84116704" calcext:value-type="float">
            <text:p>4388.84116704</text:p>
          </table:table-cell>
          <table:table-cell table:style-name="ce2" office:value-type="float" office:value="109.174000025" calcext:value-type="float">
            <text:p>109.174000025</text:p>
          </table:table-cell>
          <table:table-cell table:style-name="ce2" office:value-type="float" office:value="4294.6254805" calcext:value-type="float">
            <text:p>4294.625480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38.47457586" calcext:value-type="float">
            <text:p>4338.47457586</text:p>
          </table:table-cell>
          <table:table-cell table:style-name="ce2" office:value-type="float" office:value="109.372999907" calcext:value-type="float">
            <text:p>109.372999907</text:p>
          </table:table-cell>
          <table:table-cell table:style-name="ce2" office:value-type="float" office:value="4254.80049819" calcext:value-type="float">
            <text:p>4254.8004981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64.26216334" calcext:value-type="float">
            <text:p>4264.26216334</text:p>
          </table:table-cell>
          <table:table-cell table:style-name="ce2" office:value-type="float" office:value="111.601000071" calcext:value-type="float">
            <text:p>111.601000071</text:p>
          </table:table-cell>
          <table:table-cell table:style-name="ce2" office:value-type="float" office:value="4161.19222091" calcext:value-type="float">
            <text:p>4161.1922209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82.41442961" calcext:value-type="float">
            <text:p>4182.41442961</text:p>
          </table:table-cell>
          <table:table-cell table:style-name="ce2" office:value-type="float" office:value="114.792000055" calcext:value-type="float">
            <text:p>114.792000055</text:p>
          </table:table-cell>
          <table:table-cell table:style-name="ce2" office:value-type="float" office:value="4106.03432314" calcext:value-type="float">
            <text:p>4106.0343231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93.7282666" calcext:value-type="float">
            <text:p>4193.7282666</text:p>
          </table:table-cell>
          <table:table-cell table:style-name="ce2" office:value-type="float" office:value="109.875999928" calcext:value-type="float">
            <text:p>109.875999928</text:p>
          </table:table-cell>
          <table:table-cell table:style-name="ce2" office:value-type="float" office:value="4154.98010983" calcext:value-type="float">
            <text:p>4154.9801098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99.9341436" calcext:value-type="float">
            <text:p>4299.9341436</text:p>
          </table:table-cell>
          <table:table-cell table:style-name="ce2" office:value-type="float" office:value="109.797999859" calcext:value-type="float">
            <text:p>109.797999859</text:p>
          </table:table-cell>
          <table:table-cell table:style-name="ce2" office:value-type="float" office:value="4249.91147276" calcext:value-type="float">
            <text:p>4249.9114727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54.25916001" calcext:value-type="float">
            <text:p>4054.25916001</text:p>
          </table:table-cell>
          <table:table-cell table:style-name="ce2" office:value-type="float" office:value="111.598999977" calcext:value-type="float">
            <text:p>111.598999977</text:p>
          </table:table-cell>
          <table:table-cell table:style-name="ce2" office:value-type="float" office:value="3969.87258363" calcext:value-type="float">
            <text:p>3969.8725836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26.96750154" calcext:value-type="float">
            <text:p>4026.96750154</text:p>
          </table:table-cell>
          <table:table-cell table:style-name="ce2" office:value-type="float" office:value="115.054999828" calcext:value-type="float">
            <text:p>115.054999828</text:p>
          </table:table-cell>
          <table:table-cell table:style-name="ce2" office:value-type="float" office:value="3938.20734957" calcext:value-type="float">
            <text:p>3938.2073495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86.06551153" calcext:value-type="float">
            <text:p>4286.06551153</text:p>
          </table:table-cell>
          <table:table-cell table:style-name="ce2" office:value-type="float" office:value="110.980999947" calcext:value-type="float">
            <text:p>110.980999947</text:p>
          </table:table-cell>
          <table:table-cell table:style-name="ce2" office:value-type="float" office:value="4159.45132186" calcext:value-type="float">
            <text:p>4159.4513218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03.94513714" calcext:value-type="float">
            <text:p>4303.94513714</text:p>
          </table:table-cell>
          <table:table-cell table:style-name="ce2" office:value-type="float" office:value="115.242000103" calcext:value-type="float">
            <text:p>115.242000103</text:p>
          </table:table-cell>
          <table:table-cell table:style-name="ce2" office:value-type="float" office:value="4283.64710025" calcext:value-type="float">
            <text:p>4283.6471002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60.00029864" calcext:value-type="float">
            <text:p>3960.00029864</text:p>
          </table:table-cell>
          <table:table-cell table:style-name="ce2" office:value-type="float" office:value="113.43900013" calcext:value-type="float">
            <text:p>113.43900013</text:p>
          </table:table-cell>
          <table:table-cell table:style-name="ce2" office:value-type="float" office:value="3934.27194236" calcext:value-type="float">
            <text:p>3934.2719423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91.64927207" calcext:value-type="float">
            <text:p>4191.64927207</text:p>
          </table:table-cell>
          <table:table-cell table:style-name="ce2" office:value-type="float" office:value="110.576999903" calcext:value-type="float">
            <text:p>110.576999903</text:p>
          </table:table-cell>
          <table:table-cell table:style-name="ce2" office:value-type="float" office:value="4163.33933926" calcext:value-type="float">
            <text:p>4163.3393392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87.55403473" calcext:value-type="float">
            <text:p>4187.55403473</text:p>
          </table:table-cell>
          <table:table-cell table:style-name="ce2" office:value-type="float" office:value="109.404999971" calcext:value-type="float">
            <text:p>109.404999971</text:p>
          </table:table-cell>
          <table:table-cell table:style-name="ce2" office:value-type="float" office:value="4026.89564204" calcext:value-type="float">
            <text:p>4026.8956420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34.89520955" calcext:value-type="float">
            <text:p>4334.89520955</text:p>
          </table:table-cell>
          <table:table-cell table:style-name="ce2" office:value-type="float" office:value="113.625999928" calcext:value-type="float">
            <text:p>113.625999928</text:p>
          </table:table-cell>
          <table:table-cell table:style-name="ce2" office:value-type="float" office:value="4263.27986092" calcext:value-type="float">
            <text:p>4263.2798609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48.75642884" calcext:value-type="float">
            <text:p>4048.75642884</text:p>
          </table:table-cell>
          <table:table-cell table:style-name="ce2" office:value-type="float" office:value="110.73300004" calcext:value-type="float">
            <text:p>110.73300004</text:p>
          </table:table-cell>
          <table:table-cell table:style-name="ce2" office:value-type="float" office:value="3985.66104668" calcext:value-type="float">
            <text:p>3985.6610466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73.35629253" calcext:value-type="float">
            <text:p>4073.35629253</text:p>
          </table:table-cell>
          <table:table-cell table:style-name="ce2" office:value-type="float" office:value="110.78399992" calcext:value-type="float">
            <text:p>110.78399992</text:p>
          </table:table-cell>
          <table:table-cell table:style-name="ce2" office:value-type="float" office:value="4030.98534777" calcext:value-type="float">
            <text:p>4030.9853477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09.40596899" calcext:value-type="float">
            <text:p>4209.40596899</text:p>
          </table:table-cell>
          <table:table-cell table:style-name="ce2" office:value-type="float" office:value="110.778000116" calcext:value-type="float">
            <text:p>110.778000116</text:p>
          </table:table-cell>
          <table:table-cell table:style-name="ce2" office:value-type="float" office:value="4140.90404523" calcext:value-type="float">
            <text:p>4140.9040452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16.58947972" calcext:value-type="float">
            <text:p>4316.58947972</text:p>
          </table:table-cell>
          <table:table-cell table:style-name="ce2" office:value-type="float" office:value="111.405999899" calcext:value-type="float">
            <text:p>111.405999899</text:p>
          </table:table-cell>
          <table:table-cell table:style-name="ce2" office:value-type="float" office:value="4287.77499398" calcext:value-type="float">
            <text:p>4287.7749939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10.15798371" calcext:value-type="float">
            <text:p>4310.15798371</text:p>
          </table:table-cell>
          <table:table-cell table:style-name="ce2" office:value-type="float" office:value="110.575000048" calcext:value-type="float">
            <text:p>110.575000048</text:p>
          </table:table-cell>
          <table:table-cell table:style-name="ce2" office:value-type="float" office:value="4189.44178016" calcext:value-type="float">
            <text:p>4189.4417801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17.32548917" calcext:value-type="float">
            <text:p>4217.32548917</text:p>
          </table:table-cell>
          <table:table-cell table:style-name="ce2" office:value-type="float" office:value="109.148000002" calcext:value-type="float">
            <text:p>109.148000002</text:p>
          </table:table-cell>
          <table:table-cell table:style-name="ce2" office:value-type="float" office:value="4131.70823134" calcext:value-type="float">
            <text:p>4131.7082313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97.57963939" calcext:value-type="float">
            <text:p>4097.57963939</text:p>
          </table:table-cell>
          <table:table-cell table:style-name="ce2" office:value-type="float" office:value="108.887000084" calcext:value-type="float">
            <text:p>108.887000084</text:p>
          </table:table-cell>
          <table:table-cell table:style-name="ce2" office:value-type="float" office:value="4021.30669824" calcext:value-type="float">
            <text:p>4021.3066982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37.82444089" calcext:value-type="float">
            <text:p>4337.82444089</text:p>
          </table:table-cell>
          <table:table-cell table:style-name="ce2" office:value-type="float" office:value="108.937000036" calcext:value-type="float">
            <text:p>108.937000036</text:p>
          </table:table-cell>
          <table:table-cell table:style-name="ce2" office:value-type="float" office:value="4290.81906557" calcext:value-type="float">
            <text:p>4290.8190655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05.74838697" calcext:value-type="float">
            <text:p>4405.74838697</text:p>
          </table:table-cell>
          <table:table-cell table:style-name="ce2" office:value-type="float" office:value="111.676000118" calcext:value-type="float">
            <text:p>111.676000118</text:p>
          </table:table-cell>
          <table:table-cell table:style-name="ce2" office:value-type="float" office:value="4380.87319594" calcext:value-type="float">
            <text:p>4380.8731959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58.08911106" calcext:value-type="float">
            <text:p>4258.08911106</text:p>
          </table:table-cell>
          <table:table-cell table:style-name="ce2" office:value-type="float" office:value="113.125" calcext:value-type="float">
            <text:p>113.125</text:p>
          </table:table-cell>
          <table:table-cell table:style-name="ce2" office:value-type="float" office:value="4199.64941279" calcext:value-type="float">
            <text:p>4199.6494127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87.30839048" calcext:value-type="float">
            <text:p>4087.30839048</text:p>
          </table:table-cell>
          <table:table-cell table:style-name="ce2" office:value-type="float" office:value="114.63499999" calcext:value-type="float">
            <text:p>114.63499999</text:p>
          </table:table-cell>
          <table:table-cell table:style-name="ce2" office:value-type="float" office:value="3954.3472024" calcext:value-type="float">
            <text:p>3954.347202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71.48746032" calcext:value-type="float">
            <text:p>4171.48746032</text:p>
          </table:table-cell>
          <table:table-cell table:style-name="ce2" office:value-type="float" office:value="111.468999863" calcext:value-type="float">
            <text:p>111.468999863</text:p>
          </table:table-cell>
          <table:table-cell table:style-name="ce2" office:value-type="float" office:value="4077.57565815" calcext:value-type="float">
            <text:p>4077.5756581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17.44216872" calcext:value-type="float">
            <text:p>4117.44216872</text:p>
          </table:table-cell>
          <table:table-cell table:style-name="ce2" office:value-type="float" office:value="111.044000149" calcext:value-type="float">
            <text:p>111.044000149</text:p>
          </table:table-cell>
          <table:table-cell table:style-name="ce2" office:value-type="float" office:value="4070.13333066" calcext:value-type="float">
            <text:p>4070.1333306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85.14399" calcext:value-type="float">
            <text:p>4085.14399</text:p>
          </table:table-cell>
          <table:table-cell table:style-name="ce2" office:value-type="float" office:value="110.36500001" calcext:value-type="float">
            <text:p>110.36500001</text:p>
          </table:table-cell>
          <table:table-cell table:style-name="ce2" office:value-type="float" office:value="4020.33765374" calcext:value-type="float">
            <text:p>4020.3376537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37.91303993" calcext:value-type="float">
            <text:p>4437.91303993</text:p>
          </table:table-cell>
          <table:table-cell table:style-name="ce2" office:value-type="float" office:value="113.987999916" calcext:value-type="float">
            <text:p>113.987999916</text:p>
          </table:table-cell>
          <table:table-cell table:style-name="ce2" office:value-type="float" office:value="4379.10222295" calcext:value-type="float">
            <text:p>4379.1022229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38.64447765" calcext:value-type="float">
            <text:p>4238.64447765</text:p>
          </table:table-cell>
          <table:table-cell table:style-name="ce2" office:value-type="float" office:value="110.687000036" calcext:value-type="float">
            <text:p>110.687000036</text:p>
          </table:table-cell>
          <table:table-cell table:style-name="ce2" office:value-type="float" office:value="4192.59640441" calcext:value-type="float">
            <text:p>4192.5964044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92.3258069" calcext:value-type="float">
            <text:p>4292.3258069</text:p>
          </table:table-cell>
          <table:table-cell table:style-name="ce2" office:value-type="float" office:value="109.650000095" calcext:value-type="float">
            <text:p>109.650000095</text:p>
          </table:table-cell>
          <table:table-cell table:style-name="ce2" office:value-type="float" office:value="4255.17875909" calcext:value-type="float">
            <text:p>4255.1787590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98.43331457" calcext:value-type="float">
            <text:p>4198.43331457</text:p>
          </table:table-cell>
          <table:table-cell table:style-name="ce2" office:value-type="float" office:value="109.325999975" calcext:value-type="float">
            <text:p>109.325999975</text:p>
          </table:table-cell>
          <table:table-cell table:style-name="ce2" office:value-type="float" office:value="4152.63754425" calcext:value-type="float">
            <text:p>4152.6375442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72.22267062" calcext:value-type="float">
            <text:p>3972.22267062</text:p>
          </table:table-cell>
          <table:table-cell table:style-name="ce2" office:value-type="float" office:value="111.947000027" calcext:value-type="float">
            <text:p>111.947000027</text:p>
          </table:table-cell>
          <table:table-cell table:style-name="ce2" office:value-type="float" office:value="3908.84612332" calcext:value-type="float">
            <text:p>3908.8461233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85.92648469" calcext:value-type="float">
            <text:p>4385.92648469</text:p>
          </table:table-cell>
          <table:table-cell table:style-name="ce2" office:value-type="float" office:value="113.191999912" calcext:value-type="float">
            <text:p>113.191999912</text:p>
          </table:table-cell>
          <table:table-cell table:style-name="ce2" office:value-type="float" office:value="4274.33552489" calcext:value-type="float">
            <text:p>4274.3355248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92.45827437" calcext:value-type="float">
            <text:p>4392.45827437</text:p>
          </table:table-cell>
          <table:table-cell table:style-name="ce2" office:value-type="float" office:value="112.398000002" calcext:value-type="float">
            <text:p>112.398000002</text:p>
          </table:table-cell>
          <table:table-cell table:style-name="ce2" office:value-type="float" office:value="4290.22810763" calcext:value-type="float">
            <text:p>4290.2281076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13.33003694" calcext:value-type="float">
            <text:p>4313.33003694</text:p>
          </table:table-cell>
          <table:table-cell table:style-name="ce2" office:value-type="float" office:value="111.843999863" calcext:value-type="float">
            <text:p>111.843999863</text:p>
          </table:table-cell>
          <table:table-cell table:style-name="ce2" office:value-type="float" office:value="4290.9368839" calcext:value-type="float">
            <text:p>4290.936883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06.057722" calcext:value-type="float">
            <text:p>3906.057722</text:p>
          </table:table-cell>
          <table:table-cell table:style-name="ce2" office:value-type="float" office:value="112.463000059" calcext:value-type="float">
            <text:p>112.463000059</text:p>
          </table:table-cell>
          <table:table-cell table:style-name="ce2" office:value-type="float" office:value="3835.84650864" calcext:value-type="float">
            <text:p>3835.8465086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14.04117847" calcext:value-type="float">
            <text:p>4214.04117847</text:p>
          </table:table-cell>
          <table:table-cell table:style-name="ce2" office:value-type="float" office:value="111.279000044" calcext:value-type="float">
            <text:p>111.279000044</text:p>
          </table:table-cell>
          <table:table-cell table:style-name="ce2" office:value-type="float" office:value="4192.73864028" calcext:value-type="float">
            <text:p>4192.7386402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67.92105339" calcext:value-type="float">
            <text:p>4267.92105339</text:p>
          </table:table-cell>
          <table:table-cell table:style-name="ce2" office:value-type="float" office:value="111.648000002" calcext:value-type="float">
            <text:p>111.648000002</text:p>
          </table:table-cell>
          <table:table-cell table:style-name="ce2" office:value-type="float" office:value="4217.1283526" calcext:value-type="float">
            <text:p>4217.128352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69.35911657" calcext:value-type="float">
            <text:p>4269.35911657</text:p>
          </table:table-cell>
          <table:table-cell table:style-name="ce2" office:value-type="float" office:value="110.470999956" calcext:value-type="float">
            <text:p>110.470999956</text:p>
          </table:table-cell>
          <table:table-cell table:style-name="ce2" office:value-type="float" office:value="4135.37893915" calcext:value-type="float">
            <text:p>4135.3789391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61.02052087" calcext:value-type="float">
            <text:p>4061.02052087</text:p>
          </table:table-cell>
          <table:table-cell table:style-name="ce2" office:value-type="float" office:value="111.023999929" calcext:value-type="float">
            <text:p>111.023999929</text:p>
          </table:table-cell>
          <table:table-cell table:style-name="ce2" office:value-type="float" office:value="3993.75954393" calcext:value-type="float">
            <text:p>3993.7595439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30.6763761" calcext:value-type="float">
            <text:p>3930.6763761</text:p>
          </table:table-cell>
          <table:table-cell table:style-name="ce2" office:value-type="float" office:value="112.34800005" calcext:value-type="float">
            <text:p>112.34800005</text:p>
          </table:table-cell>
          <table:table-cell table:style-name="ce2" office:value-type="float" office:value="3838.49144052" calcext:value-type="float">
            <text:p>3838.4914405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38.7092471" calcext:value-type="float">
            <text:p>4138.7092471</text:p>
          </table:table-cell>
          <table:table-cell table:style-name="ce2" office:value-type="float" office:value="110.811000109" calcext:value-type="float">
            <text:p>110.811000109</text:p>
          </table:table-cell>
          <table:table-cell table:style-name="ce2" office:value-type="float" office:value="4081.42525157" calcext:value-type="float">
            <text:p>4081.4252515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41.90060646" calcext:value-type="float">
            <text:p>4341.90060646</text:p>
          </table:table-cell>
          <table:table-cell table:style-name="ce2" office:value-type="float" office:value="110.84800005" calcext:value-type="float">
            <text:p>110.84800005</text:p>
          </table:table-cell>
          <table:table-cell table:style-name="ce2" office:value-type="float" office:value="4319.55112065" calcext:value-type="float">
            <text:p>4319.5511206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76.26916659" calcext:value-type="float">
            <text:p>4176.26916659</text:p>
          </table:table-cell>
          <table:table-cell table:style-name="ce2" office:value-type="float" office:value="112.656000137" calcext:value-type="float">
            <text:p>112.656000137</text:p>
          </table:table-cell>
          <table:table-cell table:style-name="ce2" office:value-type="float" office:value="4107.94956594" calcext:value-type="float">
            <text:p>4107.9495659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49.01466641" calcext:value-type="float">
            <text:p>4149.01466641</text:p>
          </table:table-cell>
          <table:table-cell table:style-name="ce2" office:value-type="float" office:value="110.115999937" calcext:value-type="float">
            <text:p>110.115999937</text:p>
          </table:table-cell>
          <table:table-cell table:style-name="ce2" office:value-type="float" office:value="4061.70029949" calcext:value-type="float">
            <text:p>4061.7002994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90.02484359" calcext:value-type="float">
            <text:p>4090.02484359</text:p>
          </table:table-cell>
          <table:table-cell table:style-name="ce2" office:value-type="float" office:value="111.532999992" calcext:value-type="float">
            <text:p>111.532999992</text:p>
          </table:table-cell>
          <table:table-cell table:style-name="ce2" office:value-type="float" office:value="3954.12634697" calcext:value-type="float">
            <text:p>3954.1263469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58.08681447" calcext:value-type="float">
            <text:p>4358.08681447</text:p>
          </table:table-cell>
          <table:table-cell table:style-name="ce2" office:value-type="float" office:value="112.692000151" calcext:value-type="float">
            <text:p>112.692000151</text:p>
          </table:table-cell>
          <table:table-cell table:style-name="ce2" office:value-type="float" office:value="4270.70558059" calcext:value-type="float">
            <text:p>4270.7055805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35.72976739" calcext:value-type="float">
            <text:p>4035.72976739</text:p>
          </table:table-cell>
          <table:table-cell table:style-name="ce2" office:value-type="float" office:value="111.133000135" calcext:value-type="float">
            <text:p>111.133000135</text:p>
          </table:table-cell>
          <table:table-cell table:style-name="ce2" office:value-type="float" office:value="3905.42999592" calcext:value-type="float">
            <text:p>3905.4299959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33.79435324" calcext:value-type="float">
            <text:p>4433.79435324</text:p>
          </table:table-cell>
          <table:table-cell table:style-name="ce2" office:value-type="float" office:value="112.281999826" calcext:value-type="float">
            <text:p>112.281999826</text:p>
          </table:table-cell>
          <table:table-cell table:style-name="ce2" office:value-type="float" office:value="4355.66887608" calcext:value-type="float">
            <text:p>4355.6688760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24.57941324" calcext:value-type="float">
            <text:p>4224.57941324</text:p>
          </table:table-cell>
          <table:table-cell table:style-name="ce2" office:value-type="float" office:value="111.328000069" calcext:value-type="float">
            <text:p>111.328000069</text:p>
          </table:table-cell>
          <table:table-cell table:style-name="ce2" office:value-type="float" office:value="4193.56455495" calcext:value-type="float">
            <text:p>4193.5645549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566.20688909" calcext:value-type="float">
            <text:p>4566.20688909</text:p>
          </table:table-cell>
          <table:table-cell table:style-name="ce2" office:value-type="float" office:value="110.494999886" calcext:value-type="float">
            <text:p>110.494999886</text:p>
          </table:table-cell>
          <table:table-cell table:style-name="ce2" office:value-type="float" office:value="4431.33282539" calcext:value-type="float">
            <text:p>4431.3328253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875.69218851" calcext:value-type="float">
            <text:p>3875.69218851</text:p>
          </table:table-cell>
          <table:table-cell table:style-name="ce2" office:value-type="float" office:value="119.857000113" calcext:value-type="float">
            <text:p>119.857000113</text:p>
          </table:table-cell>
          <table:table-cell table:style-name="ce2" office:value-type="float" office:value="3836.08014727" calcext:value-type="float">
            <text:p>3836.0801472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85.15472543" calcext:value-type="float">
            <text:p>4185.15472543</text:p>
          </table:table-cell>
          <table:table-cell table:style-name="ce2" office:value-type="float" office:value="114.842000008" calcext:value-type="float">
            <text:p>114.842000008</text:p>
          </table:table-cell>
          <table:table-cell table:style-name="ce2" office:value-type="float" office:value="4112.6569494" calcext:value-type="float">
            <text:p>4112.656949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97.87972611" calcext:value-type="float">
            <text:p>4197.87972611</text:p>
          </table:table-cell>
          <table:table-cell table:style-name="ce2" office:value-type="float" office:value="113.669999838" calcext:value-type="float">
            <text:p>113.669999838</text:p>
          </table:table-cell>
          <table:table-cell table:style-name="ce2" office:value-type="float" office:value="4160.19804463" calcext:value-type="float">
            <text:p>4160.1980446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52.34106247" calcext:value-type="float">
            <text:p>4052.34106247</text:p>
          </table:table-cell>
          <table:table-cell table:style-name="ce2" office:value-type="float" office:value="112.20600009" calcext:value-type="float">
            <text:p>112.20600009</text:p>
          </table:table-cell>
          <table:table-cell table:style-name="ce2" office:value-type="float" office:value="3919.94598978" calcext:value-type="float">
            <text:p>3919.9459897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50.89823396" calcext:value-type="float">
            <text:p>4250.89823396</text:p>
          </table:table-cell>
          <table:table-cell table:style-name="ce2" office:value-type="float" office:value="110.305000067" calcext:value-type="float">
            <text:p>110.305000067</text:p>
          </table:table-cell>
          <table:table-cell table:style-name="ce2" office:value-type="float" office:value="4160.62543896" calcext:value-type="float">
            <text:p>4160.6254389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35.56321627" calcext:value-type="float">
            <text:p>4235.56321627</text:p>
          </table:table-cell>
          <table:table-cell table:style-name="ce2" office:value-type="float" office:value="110.499000072" calcext:value-type="float">
            <text:p>110.499000072</text:p>
          </table:table-cell>
          <table:table-cell table:style-name="ce2" office:value-type="float" office:value="4146.50158787" calcext:value-type="float">
            <text:p>4146.5015878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32.65855303" calcext:value-type="float">
            <text:p>4332.65855303</text:p>
          </table:table-cell>
          <table:table-cell table:style-name="ce2" office:value-type="float" office:value="110.220000029" calcext:value-type="float">
            <text:p>110.220000029</text:p>
          </table:table-cell>
          <table:table-cell table:style-name="ce2" office:value-type="float" office:value="4305.5831224" calcext:value-type="float">
            <text:p>4305.583122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877.98977908" calcext:value-type="float">
            <text:p>3877.98977908</text:p>
          </table:table-cell>
          <table:table-cell table:style-name="ce2" office:value-type="float" office:value="109.193000078" calcext:value-type="float">
            <text:p>109.193000078</text:p>
          </table:table-cell>
          <table:table-cell table:style-name="ce2" office:value-type="float" office:value="3809.47122114" calcext:value-type="float">
            <text:p>3809.4712211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02.54444011" calcext:value-type="float">
            <text:p>4302.54444011</text:p>
          </table:table-cell>
          <table:table-cell table:style-name="ce2" office:value-type="float" office:value="112.646999836" calcext:value-type="float">
            <text:p>112.646999836</text:p>
          </table:table-cell>
          <table:table-cell table:style-name="ce2" office:value-type="float" office:value="4244.60099462" calcext:value-type="float">
            <text:p>4244.6009946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85.26687266" calcext:value-type="float">
            <text:p>4185.26687266</text:p>
          </table:table-cell>
          <table:table-cell table:style-name="ce2" office:value-type="float" office:value="112.891000032" calcext:value-type="float">
            <text:p>112.891000032</text:p>
          </table:table-cell>
          <table:table-cell table:style-name="ce2" office:value-type="float" office:value="4001.61323619" calcext:value-type="float">
            <text:p>4001.6132361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94.11650768" calcext:value-type="float">
            <text:p>4294.11650768</text:p>
          </table:table-cell>
          <table:table-cell table:style-name="ce2" office:value-type="float" office:value="112.40500021" calcext:value-type="float">
            <text:p>112.40500021</text:p>
          </table:table-cell>
          <table:table-cell table:style-name="ce2" office:value-type="float" office:value="4137.584335" calcext:value-type="float">
            <text:p>4137.58433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97.77412846" calcext:value-type="float">
            <text:p>4097.77412846</text:p>
          </table:table-cell>
          <table:table-cell table:style-name="ce2" office:value-type="float" office:value="108.985000134" calcext:value-type="float">
            <text:p>108.985000134</text:p>
          </table:table-cell>
          <table:table-cell table:style-name="ce2" office:value-type="float" office:value="4030.92228371" calcext:value-type="float">
            <text:p>4030.9222837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41.43578352" calcext:value-type="float">
            <text:p>4141.43578352</text:p>
          </table:table-cell>
          <table:table-cell table:style-name="ce2" office:value-type="float" office:value="108.690999985" calcext:value-type="float">
            <text:p>108.690999985</text:p>
          </table:table-cell>
          <table:table-cell table:style-name="ce2" office:value-type="float" office:value="4082.26633456" calcext:value-type="float">
            <text:p>4082.2663345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39.27292578" calcext:value-type="float">
            <text:p>4239.27292578</text:p>
          </table:table-cell>
          <table:table-cell table:style-name="ce2" office:value-type="float" office:value="109.726999998" calcext:value-type="float">
            <text:p>109.726999998</text:p>
          </table:table-cell>
          <table:table-cell table:style-name="ce2" office:value-type="float" office:value="4169.78095892" calcext:value-type="float">
            <text:p>4169.7809589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76.7184828" calcext:value-type="float">
            <text:p>3976.7184828</text:p>
          </table:table-cell>
          <table:table-cell table:style-name="ce2" office:value-type="float" office:value="108.703999996" calcext:value-type="float">
            <text:p>108.703999996</text:p>
          </table:table-cell>
          <table:table-cell table:style-name="ce2" office:value-type="float" office:value="3862.9307784" calcext:value-type="float">
            <text:p>3862.930778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49.22572798" calcext:value-type="float">
            <text:p>4349.22572798</text:p>
          </table:table-cell>
          <table:table-cell table:style-name="ce2" office:value-type="float" office:value="108.759000063" calcext:value-type="float">
            <text:p>108.759000063</text:p>
          </table:table-cell>
          <table:table-cell table:style-name="ce2" office:value-type="float" office:value="4208.03734616" calcext:value-type="float">
            <text:p>4208.0373461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890.5310316" calcext:value-type="float">
            <text:p>3890.5310316</text:p>
          </table:table-cell>
          <table:table-cell table:style-name="ce2" office:value-type="float" office:value="108.768000126" calcext:value-type="float">
            <text:p>108.768000126</text:p>
          </table:table-cell>
          <table:table-cell table:style-name="ce2" office:value-type="float" office:value="3856.16050291" calcext:value-type="float">
            <text:p>3856.1605029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33.2129754" calcext:value-type="float">
            <text:p>4333.2129754</text:p>
          </table:table-cell>
          <table:table-cell table:style-name="ce2" office:value-type="float" office:value="108.700000048" calcext:value-type="float">
            <text:p>108.700000048</text:p>
          </table:table-cell>
          <table:table-cell table:style-name="ce2" office:value-type="float" office:value="4118.00477312" calcext:value-type="float">
            <text:p>4118.0047731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94.5555931" calcext:value-type="float">
            <text:p>4094.5555931</text:p>
          </table:table-cell>
          <table:table-cell table:style-name="ce2" office:value-type="float" office:value="108.610000134" calcext:value-type="float">
            <text:p>108.610000134</text:p>
          </table:table-cell>
          <table:table-cell table:style-name="ce2" office:value-type="float" office:value="4058.44310009" calcext:value-type="float">
            <text:p>4058.4431000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41.93387747" calcext:value-type="float">
            <text:p>4141.93387747</text:p>
          </table:table-cell>
          <table:table-cell table:style-name="ce2" office:value-type="float" office:value="108.758999825" calcext:value-type="float">
            <text:p>108.758999825</text:p>
          </table:table-cell>
          <table:table-cell table:style-name="ce2" office:value-type="float" office:value="4022.9445397" calcext:value-type="float">
            <text:p>4022.944539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78.03504965" calcext:value-type="float">
            <text:p>3978.03504965</text:p>
          </table:table-cell>
          <table:table-cell table:style-name="ce2" office:value-type="float" office:value="108.700000048" calcext:value-type="float">
            <text:p>108.700000048</text:p>
          </table:table-cell>
          <table:table-cell table:style-name="ce2" office:value-type="float" office:value="3877.43054461" calcext:value-type="float">
            <text:p>3877.4305446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88.13471223" calcext:value-type="float">
            <text:p>4088.13471223</text:p>
          </table:table-cell>
          <table:table-cell table:style-name="ce2" office:value-type="float" office:value="108.838999987" calcext:value-type="float">
            <text:p>108.838999987</text:p>
          </table:table-cell>
          <table:table-cell table:style-name="ce2" office:value-type="float" office:value="4062.0801356" calcext:value-type="float">
            <text:p>4062.080135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34.44821981" calcext:value-type="float">
            <text:p>4034.44821981</text:p>
          </table:table-cell>
          <table:table-cell table:style-name="ce2" office:value-type="float" office:value="108.587000132" calcext:value-type="float">
            <text:p>108.587000132</text:p>
          </table:table-cell>
          <table:table-cell table:style-name="ce2" office:value-type="float" office:value="4026.43189258" calcext:value-type="float">
            <text:p>4026.4318925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874.32432003" calcext:value-type="float">
            <text:p>3874.32432003</text:p>
          </table:table-cell>
          <table:table-cell table:style-name="ce2" office:value-type="float" office:value="108.595999956" calcext:value-type="float">
            <text:p>108.595999956</text:p>
          </table:table-cell>
          <table:table-cell table:style-name="ce2" office:value-type="float" office:value="3836.7977486" calcext:value-type="float">
            <text:p>3836.797748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86.9586163" calcext:value-type="float">
            <text:p>4286.9586163</text:p>
          </table:table-cell>
          <table:table-cell table:style-name="ce2" office:value-type="float" office:value="109.062999964" calcext:value-type="float">
            <text:p>109.062999964</text:p>
          </table:table-cell>
          <table:table-cell table:style-name="ce2" office:value-type="float" office:value="4246.92513154" calcext:value-type="float">
            <text:p>4246.9251315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37.17744176" calcext:value-type="float">
            <text:p>4137.17744176</text:p>
          </table:table-cell>
          <table:table-cell table:style-name="ce2" office:value-type="float" office:value="108.624000072" calcext:value-type="float">
            <text:p>108.624000072</text:p>
          </table:table-cell>
          <table:table-cell table:style-name="ce2" office:value-type="float" office:value="4025.92482775" calcext:value-type="float">
            <text:p>4025.9248277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16.39792306" calcext:value-type="float">
            <text:p>4416.39792306</text:p>
          </table:table-cell>
          <table:table-cell table:style-name="ce2" office:value-type="float" office:value="108.707999945" calcext:value-type="float">
            <text:p>108.707999945</text:p>
          </table:table-cell>
          <table:table-cell table:style-name="ce2" office:value-type="float" office:value="4360.79826457" calcext:value-type="float">
            <text:p>4360.7982645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80.55844657" calcext:value-type="float">
            <text:p>4180.55844657</text:p>
          </table:table-cell>
          <table:table-cell table:style-name="ce2" office:value-type="float" office:value="108.855000019" calcext:value-type="float">
            <text:p>108.855000019</text:p>
          </table:table-cell>
          <table:table-cell table:style-name="ce2" office:value-type="float" office:value="4024.96740748" calcext:value-type="float">
            <text:p>4024.9674074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33.93756399" calcext:value-type="float">
            <text:p>4133.93756399</text:p>
          </table:table-cell>
          <table:table-cell table:style-name="ce2" office:value-type="float" office:value="108.93200016" calcext:value-type="float">
            <text:p>108.93200016</text:p>
          </table:table-cell>
          <table:table-cell table:style-name="ce2" office:value-type="float" office:value="4091.93414628" calcext:value-type="float">
            <text:p>4091.9341462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42.29968309" calcext:value-type="float">
            <text:p>4142.29968309</text:p>
          </table:table-cell>
          <table:table-cell table:style-name="ce2" office:value-type="float" office:value="108.648999929" calcext:value-type="float">
            <text:p>108.648999929</text:p>
          </table:table-cell>
          <table:table-cell table:style-name="ce2" office:value-type="float" office:value="4076.98450264" calcext:value-type="float">
            <text:p>4076.9845026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00.44806533" calcext:value-type="float">
            <text:p>4300.44806533</text:p>
          </table:table-cell>
          <table:table-cell table:style-name="ce2" office:value-type="float" office:value="108.663000107" calcext:value-type="float">
            <text:p>108.663000107</text:p>
          </table:table-cell>
          <table:table-cell table:style-name="ce2" office:value-type="float" office:value="4197.58004177" calcext:value-type="float">
            <text:p>4197.5800417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26.94444103" calcext:value-type="float">
            <text:p>4126.94444103</text:p>
          </table:table-cell>
          <table:table-cell table:style-name="ce2" office:value-type="float" office:value="108.637000084" calcext:value-type="float">
            <text:p>108.637000084</text:p>
          </table:table-cell>
          <table:table-cell table:style-name="ce2" office:value-type="float" office:value="4096.14796246" calcext:value-type="float">
            <text:p>4096.1479624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92.81023325" calcext:value-type="float">
            <text:p>4392.81023325</text:p>
          </table:table-cell>
          <table:table-cell table:style-name="ce2" office:value-type="float" office:value="108.825999975" calcext:value-type="float">
            <text:p>108.825999975</text:p>
          </table:table-cell>
          <table:table-cell table:style-name="ce2" office:value-type="float" office:value="4313.20279922" calcext:value-type="float">
            <text:p>4313.2027992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50.20709757" calcext:value-type="float">
            <text:p>4150.20709757</text:p>
          </table:table-cell>
          <table:table-cell table:style-name="ce2" office:value-type="float" office:value="108.871999979" calcext:value-type="float">
            <text:p>108.871999979</text:p>
          </table:table-cell>
          <table:table-cell table:style-name="ce2" office:value-type="float" office:value="4084.15154222" calcext:value-type="float">
            <text:p>4084.1515422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57.89104973" calcext:value-type="float">
            <text:p>4057.89104973</text:p>
          </table:table-cell>
          <table:table-cell table:style-name="ce2" office:value-type="float" office:value="108.768000126" calcext:value-type="float">
            <text:p>108.768000126</text:p>
          </table:table-cell>
          <table:table-cell table:style-name="ce2" office:value-type="float" office:value="3976.47485453" calcext:value-type="float">
            <text:p>3976.4748545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40.14321923" calcext:value-type="float">
            <text:p>4240.14321923</text:p>
          </table:table-cell>
          <table:table-cell table:style-name="ce2" office:value-type="float" office:value="108.789000034" calcext:value-type="float">
            <text:p>108.789000034</text:p>
          </table:table-cell>
          <table:table-cell table:style-name="ce2" office:value-type="float" office:value="4117.07108784" calcext:value-type="float">
            <text:p>4117.0710878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78.21731473" calcext:value-type="float">
            <text:p>4278.21731473</text:p>
          </table:table-cell>
          <table:table-cell table:style-name="ce2" office:value-type="float" office:value="108.697999954" calcext:value-type="float">
            <text:p>108.697999954</text:p>
          </table:table-cell>
          <table:table-cell table:style-name="ce2" office:value-type="float" office:value="4209.74407281" calcext:value-type="float">
            <text:p>4209.7440728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72.32512446" calcext:value-type="float">
            <text:p>4472.32512446</text:p>
          </table:table-cell>
          <table:table-cell table:style-name="ce2" office:value-type="float" office:value="108.677000046" calcext:value-type="float">
            <text:p>108.677000046</text:p>
          </table:table-cell>
          <table:table-cell table:style-name="ce2" office:value-type="float" office:value="4391.36766639" calcext:value-type="float">
            <text:p>4391.36766639</text:p>
          </table:table-cell>
          <table:table-cell table:number-columns-repeated="6"/>
        </table:table-row>
        <table:table-row table:style-name="ro2" table:number-rows-repeated="1048374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1in" fo:margin-bottom="0.1in" fo:margin-left="0.3in" fo:margin-right="0.3in" style:print-page-order="ltr" style:scale-to="100%" style:table-centering="horizontal" style:writing-mode="lr-tb"/>
      <style:header-style>
        <style:header-footer-properties fo:min-height="0.2953in" fo:margin-left="0.448in" fo:margin-right="0.448in" fo:margin-bottom="0.3709in"/>
      </style:header-style>
      <style:footer-style>
        <style:header-footer-properties fo:min-height="0.2953in" fo:margin-left="0.448in" fo:margin-right="0.448in" fo:margin-top="0.1311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5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SO" style:display-name="PageStyle_PSO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PSO_5f_SA" style:display-name="PageStyle_PSO_SA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4T01:23:35.840000000</meta:creation-date>
    <dc:date>2013-11-25T22:54:39.121000000</dc:date>
    <meta:editing-duration>P1DT16H56M17S</meta:editing-duration>
    <meta:editing-cycles>26</meta:editing-cycles>
    <meta:generator>LibreOffice/4.1.2.3$Windows_x86 LibreOffice_project/40b2d7fde7e8d2d7bc5a449dc65df4d08a7dd38</meta:generator>
    <meta:document-statistic meta:table-count="2" meta:cell-count="1628" meta:object-count="5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interval-major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3400" chart:maximum="50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79cm" svg:height="8.99cm" xlink:href=".." xlink:type="simple" chart:class="chart:scatter" chart:style-name="ch1">
        <chart:title svg:x="5.379cm" svg:y="0.315cm" chart:style-name="ch2">
          <text:p>Mean Average Best Score</text:p>
        </chart:title>
        <chart:subtitle svg:x="7.495cm" svg:y="1.273cm" chart:style-name="ch3">
          <text:p>PSO</text:p>
        </chart:subtitle>
        <chart:legend chart:legend-position="end" svg:x="12.181cm" svg:y="3.921cm" style:legend-expansion="high" chart:style-name="ch4"/>
        <chart:plot-area chart:style-name="ch5" table:cell-range-address="PSO.F25:PSO.G25 PSO.H1:PSO.H2 PSO.B1:PSO.B200" chart:data-source-has-labels="both" svg:x="1.357cm" svg:y="2.314cm" svg:width="10.186cm" svg:height="5.489cm">
          <chartooo:coordinate-region svg:x="2.349cm" svg:y="2.526cm" svg:width="8.914cm" svg:height="4.604cm"/>
          <chart:axis chart:dimension="x" chart:name="primary-x" chart:style-name="ch6" chartooo:axis-type="auto">
            <chart:title svg:x="5.718cm" svg:y="7.983cm" chart:style-name="ch7">
              <text:p>Iterations</text:p>
            </chart:title>
            <chart:categories table:cell-range-address="PSO.F25:PSO.F25"/>
            <chart:grid chart:style-name="ch8" chart:class="major"/>
          </chart:axis>
          <chart:axis chart:dimension="y" chart:name="primary-y" chart:style-name="ch9">
            <chart:title svg:x="0.451cm" svg:y="5.539cm" chart:style-name="ch10">
              <text:p>Score</text:p>
            </chart:title>
            <chart:grid chart:style-name="ch8" chart:class="major"/>
          </chart:axis>
          <chart:axis chart:dimension="y" chart:name="secondary-y" chart:style-name="ch11"/>
          <chart:series chart:attached-axis="primary-y" chart:style-name="ch12" chart:values-cell-range-address="PSO.H2:PSO.H2" chart:label-cell-address="PSO.H1:PSO.H1" chart:class="chart:scatter">
            <chart:domain table:cell-range-address="PSO.G25:PSO.G25"/>
            <chart:data-point/>
          </chart:series>
          <chart:series chart:attached-axis="primary-y" chart:style-name="ch13" chart:values-cell-range-address="PSO.B2:PSO.B200" chart:label-cell-address="PSO.B1:PSO.B1" chart:class="chart:scatter">
            <chart:domain table:cell-range-address="PSO.A1:PSO.A1"/>
            <chart:data-point chart:repeated="19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verage Best Score</text:p>
                <draw:g>
                  <svg:desc>PSO.H1:PSO.H1</svg:desc>
                </draw:g>
              </table:table-cell>
              <table:table-cell office:value-type="string">
                <text:p/>
              </table:table-cell>
              <table:table-cell office:value-type="string">
                <text:p>Mean Best Score</text:p>
                <draw:g>
                  <svg:desc>PSO.B1:PSO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terations</text:p>
                <draw:g>
                  <svg:desc>PSO.F25:PSO.F25</svg:desc>
                </draw:g>
              </table:table-cell>
              <table:table-cell office:value-type="float" office:value="100">
                <text:p>100</text:p>
                <draw:g>
                  <svg:desc>PSO.G25:PSO.G25</svg:desc>
                </draw:g>
              </table:table-cell>
              <table:table-cell office:value-type="float" office:value="4043.98759735">
                <text:p>4043.98759735</text:p>
                <draw:g>
                  <svg:desc>PSO.H2:PSO.H2</svg:desc>
                </draw:g>
              </table:table-cell>
              <table:table-cell office:value-type="float" office:value="1">
                <text:p>1</text:p>
                <draw:g>
                  <svg:desc>PSO.A1:PSO.A1</svg:desc>
                </draw:g>
              </table:table-cell>
              <table:table-cell office:value-type="float" office:value="4301.47742282">
                <text:p>4301.47742282</text:p>
                <draw:g>
                  <svg:desc>PSO.B2:PSO.B200</svg:desc>
                </draw:g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9.15417531">
                <text:p>4109.15417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4.65873004">
                <text:p>4044.658730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7.13838329">
                <text:p>4137.138383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.36977858">
                <text:p>4199.369778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7.84169851">
                <text:p>4317.841698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5.2347485">
                <text:p>4325.23474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9.26304314">
                <text:p>4219.263043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48.32110347">
                <text:p>4248.321103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3.79464974">
                <text:p>4063.794649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2.97039045">
                <text:p>4072.970390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95.27107928">
                <text:p>4495.271079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56.81244431">
                <text:p>4356.812444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9.86079991">
                <text:p>4109.860799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29.74337817">
                <text:p>4229.743378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40.05544674">
                <text:p>3940.055446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4.02305135">
                <text:p>4184.023051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13.43691788">
                <text:p>3813.436917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2.62326312">
                <text:p>4422.623263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2.73342635">
                <text:p>4082.733426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44.01849746">
                <text:p>3944.018497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2.92541108">
                <text:p>4052.925411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9.35047125">
                <text:p>4099.350471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4.04562172">
                <text:p>4124.04562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29.00035456">
                <text:p>4029.000354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1.23716381">
                <text:p>4311.237163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1.67655815">
                <text:p>4301.676558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5.57789163">
                <text:p>4065.577891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5.7063137">
                <text:p>4165.70631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4.99303318">
                <text:p>4404.993033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68.39313559">
                <text:p>4468.393135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5.90851504">
                <text:p>3955.908515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8.19851264">
                <text:p>4128.198512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9.05260665">
                <text:p>4099.052606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3.63032357">
                <text:p>4103.630323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7.89233214">
                <text:p>3997.89233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9.22389778">
                <text:p>3999.223897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54.48680309">
                <text:p>4354.486803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67.93394588">
                <text:p>4367.933945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5.9935141">
                <text:p>4175.99351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53.99834953">
                <text:p>4353.998349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28.78250201">
                <text:p>4228.782502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72.10054962">
                <text:p>4372.100549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6.17279285">
                <text:p>3996.172792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3.96895152">
                <text:p>4033.968951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0.06072067">
                <text:p>4190.060720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74.09475314">
                <text:p>4374.094753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8.20990338">
                <text:p>4158.209903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4.37600465">
                <text:p>4214.376004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3.33021723">
                <text:p>4143.330217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3.18999201">
                <text:p>3973.189992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4.74246614">
                <text:p>4204.742466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5.2211676">
                <text:p>4175.22116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3.28127771">
                <text:p>4323.281277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8.1655904">
                <text:p>4258.16559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7.08999791">
                <text:p>4097.089997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2.47050077">
                <text:p>4162.470500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9.724057">
                <text:p>4129.7240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44.48070548">
                <text:p>4244.480705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3.06130869">
                <text:p>4153.061308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3.61519299">
                <text:p>4413.61519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1.11774894">
                <text:p>4101.117748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9.76834209">
                <text:p>4339.768342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2.97608249">
                <text:p>4152.976082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20.84244237">
                <text:p>4220.842442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5.92144547">
                <text:p>4305.921445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59.39702261">
                <text:p>4359.397022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3.77760577">
                <text:p>4093.777605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8.490786">
                <text:p>4138.4907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49.25488429">
                <text:p>4249.254884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1.42924355">
                <text:p>4271.429243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6.27774746">
                <text:p>4126.277747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5.65832824">
                <text:p>4155.658328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8.99187144">
                <text:p>3968.991871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9.95795328">
                <text:p>4299.957953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4.70367737">
                <text:p>4304.703677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9.63883858">
                <text:p>4329.638838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0.65727193">
                <text:p>4070.657271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40.84413692">
                <text:p>4340.84413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.82014278">
                <text:p>4199.820142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6.59174452">
                <text:p>4126.59174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6.14995468">
                <text:p>4296.149954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5.60870641">
                <text:p>4275.608706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8.11995645">
                <text:p>4088.119956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2.49961389">
                <text:p>4182.499613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5.66444209">
                <text:p>4415.664442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36.61043527">
                <text:p>4236.61043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9.93499039">
                <text:p>4149.93499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2.41353491">
                <text:p>4262.413534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2.93337819">
                <text:p>4102.93337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8.52261103">
                <text:p>4178.522611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0.61969228">
                <text:p>4500.619692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85.56849858">
                <text:p>4285.568498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3.21287863">
                <text:p>4083.212878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87.02902282">
                <text:p>3987.029022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9.8972039">
                <text:p>4099.8972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24.75624792">
                <text:p>4024.75624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0.63275198">
                <text:p>4310.632751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1.51411751">
                <text:p>4321.514117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0.92300413">
                <text:p>4270.923004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8.14421705">
                <text:p>4128.144217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0.76757517">
                <text:p>4380.76757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23.20285929">
                <text:p>4223.202859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2.82695026">
                <text:p>3972.826950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6.7391561">
                <text:p>4056.73915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5.58183167">
                <text:p>4165.581831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6.11594886">
                <text:p>4176.115948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0.48902361">
                <text:p>3930.489023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6.28660936">
                <text:p>4176.286609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2.91709305">
                <text:p>4252.917093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5.10269794">
                <text:p>4055.102697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6.63143302">
                <text:p>4136.631433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0.86866178">
                <text:p>4210.868661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0.3726304">
                <text:p>4320.37263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5.85460847">
                <text:p>4265.854608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7.54512054">
                <text:p>4057.545120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6.55439206">
                <text:p>4116.554392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56.70542255">
                <text:p>4356.705422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0.13237172">
                <text:p>4180.13237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3.20766611">
                <text:p>4133.207666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2.96321009">
                <text:p>4412.963210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7.76865849">
                <text:p>4007.768658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1.56045479">
                <text:p>4271.560454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5.50750567">
                <text:p>4195.507505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7.28963368">
                <text:p>4277.289633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1.42419606">
                <text:p>4171.424196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2.0427773">
                <text:p>4312.04277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3.4103789">
                <text:p>4333.41037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9.20413961">
                <text:p>4259.204139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2.6188666">
                <text:p>3962.61886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2.48088625">
                <text:p>4082.480886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8.44276214">
                <text:p>4308.44276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2.2908634">
                <text:p>4042.29086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1.30476442">
                <text:p>4151.30476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1.72300047">
                <text:p>4081.723000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2.42840244">
                <text:p>4202.428402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1.79756678">
                <text:p>4301.797566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0.40745772">
                <text:p>4130.40745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3.069429">
                <text:p>4153.0694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6.41657937">
                <text:p>4116.41657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1.91367322">
                <text:p>4181.913673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5.25344192">
                <text:p>4295.25344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6.4024407">
                <text:p>4426.40244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6.91192071">
                <text:p>4336.911920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5.57913621">
                <text:p>4395.579136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2.80432117">
                <text:p>4152.804321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1.76609039">
                <text:p>4181.76609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5.96773981">
                <text:p>4125.967739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2.84834084">
                <text:p>4082.848340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1.36891652">
                <text:p>4121.36891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23.32860421">
                <text:p>4023.328604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9.46053224">
                <text:p>4169.460532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8.68537687">
                <text:p>4318.685376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29.24318342">
                <text:p>4229.243183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5.16650674">
                <text:p>4065.166506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3.70647407">
                <text:p>3683.706474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6.94180319">
                <text:p>4316.941803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7.31113331">
                <text:p>4267.311133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52.99662682">
                <text:p>4352.996626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42.04731683">
                <text:p>4342.047316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3.17146305">
                <text:p>4263.171463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5.13968025">
                <text:p>4165.13968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4.58403121">
                <text:p>3964.584031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49.10544778">
                <text:p>4349.105447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3.65627336">
                <text:p>4263.656273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1.43759768">
                <text:p>4401.437597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3.71888321">
                <text:p>4103.718883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4.58313641">
                <text:p>4504.583136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64.09433151">
                <text:p>4464.094331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2.84338673">
                <text:p>4112.843386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7.64748384">
                <text:p>4207.647483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74.01395664">
                <text:p>4474.013956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3.37711013">
                <text:p>4103.377110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56.37936642">
                <text:p>4356.37936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1.98797046">
                <text:p>4041.987970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0.119814">
                <text:p>4080.1198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59.58070192">
                <text:p>4459.58070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9.99772443">
                <text:p>4279.997724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4.56561405">
                <text:p>4194.565614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45.5906216">
                <text:p>4445.59062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87.96311834">
                <text:p>4487.963118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7.89889529">
                <text:p>4127.89889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70.71674894">
                <text:p>4370.716748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2.32229687">
                <text:p>4132.322296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9.55506187">
                <text:p>4089.555061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20.36103781">
                <text:p>4020.361037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69.31031816">
                <text:p>4369.31031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8.36239748">
                <text:p>4128.362397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30.66788267">
                <text:p>4230.667882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38.16860231">
                <text:p>4238.168602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0.9760832">
                <text:p>4380.97608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27.96298864">
                <text:p>4227.962988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4.50792798">
                <text:p>4204.507927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4.41628456">
                <text:p>4094.416284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6.07250302">
                <text:p>3956.072503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79.85645624">
                <text:p>4379.856456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70.12291822">
                <text:p>4470.122918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4.84103807">
                <text:p>4304.841038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7.40751225">
                <text:p>3937.407512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250" chart:interval-major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3400" chart:maximum="5000" chart:interval-major="200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6cm" svg:height="8.99cm" xlink:href=".." xlink:type="simple" chart:class="chart:scatter" chart:style-name="ch1">
        <chart:title svg:x="5.383cm" svg:y="0.315cm" chart:style-name="ch2">
          <text:p>Mean Average Best Score</text:p>
        </chart:title>
        <chart:subtitle svg:x="7.182cm" svg:y="1.273cm" chart:style-name="ch3">
          <text:p>PSO-SA</text:p>
        </chart:subtitle>
        <chart:legend chart:legend-position="end" svg:x="12.559cm" svg:y="3.921cm" style:legend-expansion="high" chart:style-name="ch4"/>
        <chart:plot-area chart:style-name="ch5" table:cell-range-address="PSO_SA.G23:PSO_SA.G23 PSO_SA.F1:PSO_SA.F2 PSO_SA.B1:PSO_SA.B200" chart:data-source-has-labels="row" svg:x="1.357cm" svg:y="2.314cm" svg:width="10.564cm" svg:height="5.489cm">
          <chartooo:coordinate-region svg:x="2.349cm" svg:y="2.526cm" svg:width="9.292cm" svg:height="4.604cm"/>
          <chart:axis chart:dimension="x" chart:name="primary-x" chart:style-name="ch6">
            <chart:title svg:x="5.907cm" svg:y="7.983cm" chart:style-name="ch7">
              <text:p>Iterations</text:p>
            </chart:title>
          </chart:axis>
          <chart:axis chart:dimension="y" chart:name="primary-y" chart:style-name="ch8">
            <chart:title svg:x="0.451cm" svg:y="5.539cm" chart:style-name="ch9">
              <text:p>Score</text:p>
            </chart:title>
            <chart:grid chart:style-name="ch10" chart:class="major"/>
          </chart:axis>
          <chart:series chart:style-name="ch11" chart:values-cell-range-address="PSO_SA.F2:PSO_SA.F2" chart:label-cell-address="PSO_SA.F1:PSO_SA.F1" chart:class="chart:scatter">
            <chart:domain table:cell-range-address="PSO_SA.G23:PSO_SA.G23"/>
            <chart:data-point/>
          </chart:series>
          <chart:series chart:style-name="ch12" chart:values-cell-range-address="PSO_SA.B2:PSO_SA.B200" chart:label-cell-address="PSO_SA.B1:PSO_SA.B1" chart:class="chart:scatter">
            <chart:data-point chart:repeated="19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ean Average</text:p>
                <draw:g>
                  <svg:desc>PSO_SA.F1:PSO_SA.F1</svg:desc>
                </draw:g>
              </table:table-cell>
              <table:table-cell office:value-type="string">
                <text:p>Mean Best Score</text:p>
                <draw:g>
                  <svg:desc>PSO_SA.B1:PSO_S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PSO_SA.G23:PSO_SA.G23</svg:desc>
                </draw:g>
              </table:table-cell>
              <table:table-cell office:value-type="float" office:value="4181.567397995">
                <text:p>4181.567397995</text:p>
                <draw:g>
                  <svg:desc>PSO_SA.F2:PSO_SA.F2</svg:desc>
                </draw:g>
              </table:table-cell>
              <table:table-cell office:value-type="float" office:value="4084.91748126">
                <text:p>4084.91748126</text:p>
                <draw:g>
                  <svg:desc>PSO_SA.B2:PSO_SA.B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85.94518414">
                <text:p>4285.945184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9.74058485">
                <text:p>4079.74058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8.46269034">
                <text:p>4138.462690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1.72617321">
                <text:p>4051.726173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8.77743544">
                <text:p>4438.777435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7.90516077">
                <text:p>4207.905160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9.9880866">
                <text:p>4209.98808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1.56559417">
                <text:p>4171.565594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84.47155193">
                <text:p>3984.471551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1.08692002">
                <text:p>4101.08692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6.39512265">
                <text:p>4066.395122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9.5622339">
                <text:p>4069.56223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3.10302922">
                <text:p>4163.103029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5.67047252">
                <text:p>4145.670472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85.43253082">
                <text:p>4285.432530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81.57023637">
                <text:p>4281.570236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3.00473559">
                <text:p>4113.004735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7.05144158">
                <text:p>4267.051441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4.59589806">
                <text:p>4204.595898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3.59184348">
                <text:p>4073.591843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2.70514445">
                <text:p>4302.705144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4.32076406">
                <text:p>4094.320764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41.16741992">
                <text:p>3941.167419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2.55227557">
                <text:p>4202.552275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67.27410104">
                <text:p>4467.274101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5.81105538">
                <text:p>4085.811055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0.51346333">
                <text:p>4270.51346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5.76935093">
                <text:p>4135.769350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22.59199416">
                <text:p>4222.591994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2.0538656">
                <text:p>4272.05386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4.21524312">
                <text:p>4424.215243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6.37167932">
                <text:p>4136.371679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4.89932553">
                <text:p>4004.899325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25.958391">
                <text:p>4225.9583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8.85336013">
                <text:p>4118.853360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9.69785366">
                <text:p>4189.697853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6.68619358">
                <text:p>4156.686193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8.13722724">
                <text:p>4128.137227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1.01694255">
                <text:p>4011.016942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1.71712241">
                <text:p>4251.717122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45.83513571">
                <text:p>4245.835135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38.55914914">
                <text:p>4238.559149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3.85217415">
                <text:p>4123.852174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0.40847635">
                <text:p>4180.408476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46.46461399">
                <text:p>4346.464613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6.24699868">
                <text:p>4256.246998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3.34011781">
                <text:p>4253.340117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0.97237862">
                <text:p>4140.972378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5.85363964">
                <text:p>4275.853639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5.08559433">
                <text:p>4015.085594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6.06692514">
                <text:p>4266.066925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9.11228048">
                <text:p>4319.112280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1.60779136">
                <text:p>3991.607791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4.29089315">
                <text:p>4414.290893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5.67492545">
                <text:p>4165.674925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1.21812203">
                <text:p>4271.218122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2.22543021">
                <text:p>4072.225430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17.92664481">
                <text:p>4517.926644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1.14753193">
                <text:p>4051.147531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9.09410598">
                <text:p>4099.094105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29.23917888">
                <text:p>4229.239178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3.54121535">
                <text:p>4163.541215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6.97748708">
                <text:p>3966.977487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5.09886939">
                <text:p>4015.098869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3.49776349">
                <text:p>4303.497763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9.8459038">
                <text:p>4309.84590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8.49687777">
                <text:p>4218.496877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44.90387734">
                <text:p>4244.903877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29.6565721">
                <text:p>4029.65657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42.58746763">
                <text:p>4342.587467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26.31387923">
                <text:p>4226.313879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0.57214935">
                <text:p>4290.572149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5.86832953">
                <text:p>4155.868329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49.96058861">
                <text:p>4249.960588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5.34746629">
                <text:p>4265.347466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32.96548639">
                <text:p>4232.965486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2.9946787">
                <text:p>4302.99467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52.56143503">
                <text:p>4352.561435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2.9396813">
                <text:p>4262.93968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6.40917975">
                <text:p>4336.409179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3.45816151">
                <text:p>4323.458161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9.17180926">
                <text:p>3959.171809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8.33822093">
                <text:p>4268.338220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6.33607193">
                <text:p>3896.336071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0.85164195">
                <text:p>4120.851641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6.24622951">
                <text:p>4316.246229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34.6607642">
                <text:p>4234.66076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46.98377673">
                <text:p>4346.983776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0.53292943">
                <text:p>4300.532929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32.52626143">
                <text:p>4232.526261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0.14650699">
                <text:p>4120.146506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2.96300746">
                <text:p>4112.963007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7.19753226">
                <text:p>4397.197532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35.16042485">
                <text:p>4235.160424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4.40045504">
                <text:p>4164.400455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4.22941055">
                <text:p>4314.229410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1.16031419">
                <text:p>4071.160314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84.094649">
                <text:p>4284.0946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39.18527836">
                <text:p>4239.185278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8.19436825">
                <text:p>3878.194368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69.56952071">
                <text:p>4369.569520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5.20862874">
                <text:p>4105.208628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9.18947437">
                <text:p>3899.189474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8.34343149">
                <text:p>4328.343431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8.8966248">
                <text:p>4158.89662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9.61583449">
                <text:p>4329.615834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0.46266329">
                <text:p>4110.462663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0.15207293">
                <text:p>4120.152072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5.34273984">
                <text:p>3805.342739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8.84116704">
                <text:p>4388.841167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8.47457586">
                <text:p>4338.474575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4.26216334">
                <text:p>4264.262163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2.41442961">
                <text:p>4182.414429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3.7282666">
                <text:p>4193.72826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9.9341436">
                <text:p>4299.93414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4.25916001">
                <text:p>4054.259160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26.96750154">
                <text:p>4026.967501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86.06551153">
                <text:p>4286.065511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3.94513714">
                <text:p>4303.945137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0.00029864">
                <text:p>3960.000298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1.64927207">
                <text:p>4191.649272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7.55403473">
                <text:p>4187.554034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4.89520955">
                <text:p>4334.895209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8.75642884">
                <text:p>4048.756428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3.35629253">
                <text:p>4073.356292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9.40596899">
                <text:p>4209.405968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6.58947972">
                <text:p>4316.589479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0.15798371">
                <text:p>4310.157983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7.32548917">
                <text:p>4217.325489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7.57963939">
                <text:p>4097.579639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7.82444089">
                <text:p>4337.8244408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5.74838697">
                <text:p>4405.748386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8.08911106">
                <text:p>4258.089111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7.30839048">
                <text:p>4087.308390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1.48746032">
                <text:p>4171.487460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7.44216872">
                <text:p>4117.442168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5.14399">
                <text:p>4085.143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7.91303993">
                <text:p>4437.913039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38.64447765">
                <text:p>4238.644477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2.3258069">
                <text:p>4292.32580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8.43331457">
                <text:p>4198.433314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2.22267062">
                <text:p>3972.222670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5.92648469">
                <text:p>4385.926484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.45827437">
                <text:p>4392.4582743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3.33003694">
                <text:p>4313.330036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6.057722">
                <text:p>3906.0577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4.04117847">
                <text:p>4214.041178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7.92105339">
                <text:p>4267.921053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9.35911657">
                <text:p>4269.359116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1.02052087">
                <text:p>4061.020520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0.6763761">
                <text:p>3930.67637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8.7092471">
                <text:p>4138.70924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41.90060646">
                <text:p>4341.900606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6.26916659">
                <text:p>4176.269166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9.01466641">
                <text:p>4149.014666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0.02484359">
                <text:p>4090.024843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58.08681447">
                <text:p>4358.086814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5.72976739">
                <text:p>4035.729767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3.79435324">
                <text:p>4433.794353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24.57941324">
                <text:p>4224.579413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66.20688909">
                <text:p>4566.206889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5.69218851">
                <text:p>3875.692188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5.15472543">
                <text:p>4185.154725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7.87972611">
                <text:p>4197.879726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2.34106247">
                <text:p>4052.341062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0.89823396">
                <text:p>4250.898233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35.56321627">
                <text:p>4235.563216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2.65855303">
                <text:p>4332.658553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7.98977908">
                <text:p>3877.989779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2.54444011">
                <text:p>4302.544440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5.26687266">
                <text:p>4185.266872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4.11650768">
                <text:p>4294.1165076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7.77412846">
                <text:p>4097.774128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1.43578352">
                <text:p>4141.435783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39.27292578">
                <text:p>4239.272925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6.7184828">
                <text:p>3976.71848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49.22572798">
                <text:p>4349.225727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0.5310316">
                <text:p>3890.53103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3.2129754">
                <text:p>4333.212975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4.5555931">
                <text:p>4094.55559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1.93387747">
                <text:p>4141.933877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8.03504965">
                <text:p>3978.035049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8.13471223">
                <text:p>4088.134712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4.44821981">
                <text:p>4034.4482198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4.32432003">
                <text:p>3874.324320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86.9586163">
                <text:p>4286.95861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7.17744176">
                <text:p>4137.177441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6.39792306">
                <text:p>4416.397923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0.55844657">
                <text:p>4180.558446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3.93756399">
                <text:p>4133.937563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2.29968309">
                <text:p>4142.299683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0.44806533">
                <text:p>4300.448065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6.94444103">
                <text:p>4126.9444410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.81023325">
                <text:p>4392.810233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0.20709757">
                <text:p>4150.2070975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7.89104973">
                <text:p>4057.8910497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40.14321923">
                <text:p>4240.143219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8.21731473">
                <text:p>4278.217314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interval-major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3400" chart:maximum="50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6cm" svg:height="8.989cm" xlink:href=".." xlink:type="simple" chart:class="chart:scatter" chart:style-name="ch1">
        <chart:title svg:x="5.978cm" svg:y="0.315cm" chart:style-name="ch2">
          <text:p>Average Best Score</text:p>
        </chart:title>
        <chart:subtitle svg:x="7.182cm" svg:y="1.273cm" chart:style-name="ch3">
          <text:p>PSO-SA</text:p>
        </chart:subtitle>
        <chart:legend chart:legend-position="end" svg:x="12.188cm" svg:y="3.92cm" style:legend-expansion="high" chart:style-name="ch4"/>
        <chart:plot-area chart:style-name="ch5" table:cell-range-address="PSO_SA.G23:PSO_SA.G23 PSO_SA.H1:PSO_SA.H2 PSO_SA.D1:PSO_SA.D200" chart:data-source-has-labels="row" svg:x="1.357cm" svg:y="2.314cm" svg:width="10.193cm" svg:height="5.488cm">
          <chartooo:coordinate-region svg:x="2.349cm" svg:y="2.526cm" svg:width="8.921cm" svg:height="4.603cm"/>
          <chart:axis chart:dimension="x" chart:name="primary-x" chart:style-name="ch6">
            <chart:title svg:x="5.721cm" svg:y="7.982cm" chart:style-name="ch7">
              <text:p>Iterations</text:p>
            </chart:title>
            <chart:grid chart:style-name="ch8" chart:class="major"/>
          </chart:axis>
          <chart:axis chart:dimension="y" chart:name="primary-y" chart:style-name="ch9">
            <chart:title svg:x="0.451cm" svg:y="5.539cm" chart:style-name="ch10">
              <text:p>Score</text:p>
            </chart:title>
            <chart:grid chart:style-name="ch8" chart:class="major"/>
          </chart:axis>
          <chart:series chart:style-name="ch11" chart:values-cell-range-address="PSO_SA.H2:PSO_SA.H2" chart:label-cell-address="PSO_SA.H1:PSO_SA.H1" chart:class="chart:scatter">
            <chart:domain table:cell-range-address="PSO_SA.G23:PSO_SA.G23"/>
            <chart:data-point/>
          </chart:series>
          <chart:series chart:style-name="ch12" chart:values-cell-range-address="PSO_SA.D2:PSO_SA.D200" chart:label-cell-address="PSO_SA.D1:PSO_SA.D1" chart:class="chart:scatter">
            <chart:data-point chart:repeated="19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verage Best Score</text:p>
                <draw:g>
                  <svg:desc>PSO_SA.H1:PSO_SA.H1</svg:desc>
                </draw:g>
              </table:table-cell>
              <table:table-cell office:value-type="string">
                <text:p>Best Score</text:p>
                <draw:g>
                  <svg:desc>PSO_SA.D1:PSO_S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PSO_SA.G23:PSO_SA.G23</svg:desc>
                </draw:g>
              </table:table-cell>
              <table:table-cell office:value-type="float" office:value="4130.89146786">
                <text:p>4130.89146786</text:p>
                <draw:g>
                  <svg:desc>PSO_SA.H2:PSO_SA.H2</svg:desc>
                </draw:g>
              </table:table-cell>
              <table:table-cell office:value-type="float" office:value="4052.03886291">
                <text:p>4052.03886291</text:p>
                <draw:g>
                  <svg:desc>PSO_SA.D2:PSO_SA.D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8.22794601">
                <text:p>4188.227946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6.05348747">
                <text:p>4006.053487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4.98058196">
                <text:p>4074.980581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0.5359377">
                <text:p>3970.53593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3.98669906">
                <text:p>4403.986699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2.75769744">
                <text:p>4082.757697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0.28964664">
                <text:p>4180.289646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9.65210275">
                <text:p>4019.652102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48.13339464">
                <text:p>3848.133394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0.39756931">
                <text:p>4070.397569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6.76035411">
                <text:p>3906.760354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4.91309594">
                <text:p>3964.913095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3.2738171">
                <text:p>4103.27381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9.2654502">
                <text:p>4089.26545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5.4032328">
                <text:p>4255.40323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28.54522831">
                <text:p>4228.545228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21.77536392">
                <text:p>4021.775363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.66220404">
                <text:p>4199.662204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4.35429756">
                <text:p>4184.354297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7.22171792">
                <text:p>3997.221717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6.5260806">
                <text:p>4276.52608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8.96290596">
                <text:p>4068.962905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2.78178925">
                <text:p>3892.781789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9.52535722">
                <text:p>4069.525357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6.15921361">
                <text:p>4336.159213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24.79613666">
                <text:p>3924.796136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5.54827863">
                <text:p>4215.548278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3.53119039">
                <text:p>4073.531190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4.41851658">
                <text:p>4134.418516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7.93185103">
                <text:p>4167.931851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6.29895656">
                <text:p>4386.298956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6.353188">
                <text:p>4056.3531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3.05303069">
                <text:p>3973.053030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1.56808591">
                <text:p>4181.568085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9.1079107">
                <text:p>4089.10791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9.40522649">
                <text:p>4099.405226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0.61208414">
                <text:p>4150.612084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46.6574713">
                <text:p>3946.65747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9.74166349">
                <text:p>3999.741663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29.95994423">
                <text:p>4229.959944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20.62975251">
                <text:p>4220.629752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9.59715778">
                <text:p>4119.597157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5.80796253">
                <text:p>4045.807962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3.46346862">
                <text:p>4103.463468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1.30299559">
                <text:p>4261.302995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8.38748492">
                <text:p>4208.387484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9.35369715">
                <text:p>4119.353697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5.92252292">
                <text:p>4065.922522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3.85846643">
                <text:p>4213.858466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9.35559194">
                <text:p>3969.355591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5.51981388">
                <text:p>4195.519813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6.75381794">
                <text:p>4266.753817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0.69702408">
                <text:p>3970.697024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55.42984891">
                <text:p>4355.429848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3.10001717">
                <text:p>4123.100017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5.95432273">
                <text:p>4195.954322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4.71503449">
                <text:p>3974.715034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8.06124494">
                <text:p>4318.061244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9.95979193">
                <text:p>3939.959791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9.55754707">
                <text:p>4049.557547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8.23054883">
                <text:p>4168.230548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8.94998031">
                <text:p>4088.949980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46.05162631">
                <text:p>3946.051626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88.10556918">
                <text:p>3888.105569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84.51479337">
                <text:p>4284.514793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6.04084631">
                <text:p>4216.040846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0.75889202">
                <text:p>4140.758892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5.57967851">
                <text:p>4215.579678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6.28611793">
                <text:p>3996.286117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82.24100899">
                <text:p>4282.241008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5.38659794">
                <text:p>4185.386597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1.79815027">
                <text:p>4191.798150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3.6555826">
                <text:p>4073.65558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2.00302181">
                <text:p>4202.003021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41.48168497">
                <text:p>4241.481684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8.62608275">
                <text:p>4138.626082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84.86247356">
                <text:p>4284.862473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0.23829683">
                <text:p>4310.238296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4.63762065">
                <text:p>4174.637620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4.46842781">
                <text:p>4264.468427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7.80352274">
                <text:p>4277.803522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2.30373738">
                <text:p>3912.303737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25.21476537">
                <text:p>4225.214765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97.05110034">
                <text:p>3797.051100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9.58154691">
                <text:p>4069.581546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30.73626573">
                <text:p>4230.736265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9.77266149">
                <text:p>4179.772661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1.95072421">
                <text:p>4261.950724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5.73573996">
                <text:p>4195.735739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6.43333569">
                <text:p>4176.433335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3.54188081">
                <text:p>4103.541880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3.42354905">
                <text:p>4043.423549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58.55377212">
                <text:p>4358.553772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1.62219056">
                <text:p>4161.622190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8.97063305">
                <text:p>4108.970633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9.90262879">
                <text:p>4269.902628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5.87344055">
                <text:p>4035.873440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0.14499767">
                <text:p>4210.144997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3.67453387">
                <text:p>4173.674533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14.44994263">
                <text:p>3814.449942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3.25530173">
                <text:p>4273.255301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8.89980128">
                <text:p>4048.899801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5.99462169">
                <text:p>3805.994621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.63384952">
                <text:p>4200.633849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8.1735442">
                <text:p>4078.17354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2.14920332">
                <text:p>4262.149203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0.83537511">
                <text:p>4080.835375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4.59663701">
                <text:p>4084.596637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0.83897291">
                <text:p>3750.838972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4.6254805">
                <text:p>4294.62548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4.80049819">
                <text:p>4254.800498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1.19222091">
                <text:p>4161.192220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6.03432314">
                <text:p>4106.034323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4.98010983">
                <text:p>4154.980109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49.91147276">
                <text:p>4249.911472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9.87258363">
                <text:p>3969.872583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8.20734957">
                <text:p>3938.207349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9.45132186">
                <text:p>4159.4513218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83.64710025">
                <text:p>4283.647100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4.27194236">
                <text:p>3934.271942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3.33933926">
                <text:p>4163.339339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26.89564204">
                <text:p>4026.895642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3.27986092">
                <text:p>4263.279860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85.66104668">
                <text:p>3985.661046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0.98534777">
                <text:p>4030.985347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0.90404523">
                <text:p>4140.904045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87.77499398">
                <text:p>4287.774993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9.44178016">
                <text:p>4189.441780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1.70823134">
                <text:p>4131.708231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21.30669824">
                <text:p>4021.306698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0.81906557">
                <text:p>4290.819065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0.87319594">
                <text:p>4380.873195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.64941279">
                <text:p>4199.649412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4.3472024">
                <text:p>3954.34720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7.57565815">
                <text:p>4077.575658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0.13333066">
                <text:p>4070.133330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20.33765374">
                <text:p>4020.337653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79.10222295">
                <text:p>4379.102222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2.59640441">
                <text:p>4192.596404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5.17875909">
                <text:p>4255.1787590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2.63754425">
                <text:p>4152.637544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8.84612332">
                <text:p>3908.846123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4.33552489">
                <text:p>4274.335524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0.22810763">
                <text:p>4290.228107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0.9368839">
                <text:p>4290.93688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35.84650864">
                <text:p>3835.846508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2.73864028">
                <text:p>4192.738640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7.1283526">
                <text:p>4217.12835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5.37893915">
                <text:p>4135.378939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3.75954393">
                <text:p>3993.7595439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38.49144052">
                <text:p>3838.491440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1.42525157">
                <text:p>4081.425251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9.55112065">
                <text:p>4319.551120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7.94956594">
                <text:p>4107.949565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1.70029949">
                <text:p>4061.700299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4.12634697">
                <text:p>3954.126346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0.70558059">
                <text:p>4270.705580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5.42999592">
                <text:p>3905.429995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55.66887608">
                <text:p>4355.668876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3.56455495">
                <text:p>4193.564554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1.33282539">
                <text:p>4431.332825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36.08014727">
                <text:p>3836.080147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2.6569494">
                <text:p>4112.65694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0.19804463">
                <text:p>4160.198044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9.94598978">
                <text:p>3919.945989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0.62543896">
                <text:p>4160.625438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6.50158787">
                <text:p>4146.5015878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5.5831224">
                <text:p>4305.58312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9.47122114">
                <text:p>3809.471221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44.60099462">
                <text:p>4244.600994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1.61323619">
                <text:p>4001.613236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7.584335">
                <text:p>4137.5843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0.92228371">
                <text:p>4030.922283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2.26633456">
                <text:p>4082.266334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9.78095892">
                <text:p>4169.780958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62.9307784">
                <text:p>3862.930778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8.03734616">
                <text:p>4208.037346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6.16050291">
                <text:p>3856.160502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8.00477312">
                <text:p>4118.004773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8.44310009">
                <text:p>4058.4431000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22.9445397">
                <text:p>4022.94453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7.43054461">
                <text:p>3877.4305446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2.0801356">
                <text:p>4062.08013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26.43189258">
                <text:p>4026.4318925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36.7977486">
                <text:p>3836.79774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46.92513154">
                <text:p>4246.925131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25.92482775">
                <text:p>4025.924827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60.79826457">
                <text:p>4360.798264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24.96740748">
                <text:p>4024.967407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1.93414628">
                <text:p>4091.934146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6.98450264">
                <text:p>4076.984502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7.58004177">
                <text:p>4197.5800417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6.14796246">
                <text:p>4096.1479624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3.20279922">
                <text:p>4313.202799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4.15154222">
                <text:p>4084.151542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6.47485453">
                <text:p>3976.474854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7.07108784">
                <text:p>4117.071087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9.74407281">
                <text:p>4209.744072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interval-major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3400" chart:maximum="50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79cm" svg:height="8.99cm" xlink:href=".." xlink:type="simple" chart:class="chart:scatter" chart:style-name="ch1">
        <chart:title svg:x="5.974cm" svg:y="0.315cm" chart:style-name="ch2">
          <text:p>Average Best Score</text:p>
        </chart:title>
        <chart:subtitle svg:x="7.495cm" svg:y="1.273cm" chart:style-name="ch3">
          <text:p>PSO</text:p>
        </chart:subtitle>
        <chart:legend chart:legend-position="end" svg:x="12.181cm" svg:y="3.921cm" style:legend-expansion="high" chart:style-name="ch4"/>
        <chart:plot-area chart:style-name="ch5" table:cell-range-address="PSO.G25:PSO.G25 PSO.H1:PSO.H2 PSO.D1:PSO.D200" chart:data-source-has-labels="row" svg:x="1.357cm" svg:y="2.314cm" svg:width="10.186cm" svg:height="5.489cm">
          <chartooo:coordinate-region svg:x="2.349cm" svg:y="2.526cm" svg:width="8.914cm" svg:height="4.604cm"/>
          <chart:axis chart:dimension="x" chart:name="primary-x" chart:style-name="ch6">
            <chart:title svg:x="5.718cm" svg:y="7.983cm" chart:style-name="ch7">
              <text:p>Iterations</text:p>
            </chart:title>
            <chart:grid chart:style-name="ch8" chart:class="major"/>
          </chart:axis>
          <chart:axis chart:dimension="y" chart:name="primary-y" chart:style-name="ch9">
            <chart:title svg:x="0.451cm" svg:y="5.539cm" chart:style-name="ch10">
              <text:p>Score</text:p>
            </chart:title>
            <chart:grid chart:style-name="ch8" chart:class="major"/>
          </chart:axis>
          <chart:series chart:style-name="ch11" chart:values-cell-range-address="PSO.H2:PSO.H2" chart:label-cell-address="PSO.H1:PSO.H1" chart:class="chart:scatter">
            <chart:domain table:cell-range-address="PSO.G25:PSO.G25"/>
            <chart:data-point/>
          </chart:series>
          <chart:series chart:style-name="ch12" chart:values-cell-range-address="PSO.D2:PSO.D200" chart:label-cell-address="PSO.D1:PSO.D1" chart:class="chart:scatter">
            <chart:data-point chart:repeated="19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verage Best Score</text:p>
                <draw:g>
                  <svg:desc>PSO.H1:PSO.H1</svg:desc>
                </draw:g>
              </table:table-cell>
              <table:table-cell office:value-type="string">
                <text:p>Best Score</text:p>
                <draw:g>
                  <svg:desc>PSO.D1:PSO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PSO.G25:PSO.G25</svg:desc>
                </draw:g>
              </table:table-cell>
              <table:table-cell office:value-type="float" office:value="4043.98759735">
                <text:p>4043.98759735</text:p>
                <draw:g>
                  <svg:desc>PSO.H2:PSO.H2</svg:desc>
                </draw:g>
              </table:table-cell>
              <table:table-cell office:value-type="float" office:value="4179.09294591">
                <text:p>4179.09294591</text:p>
                <draw:g>
                  <svg:desc>PSO.D2:PSO.D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3.85624589">
                <text:p>4043.856245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1.27993725">
                <text:p>4011.27993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5.51999766">
                <text:p>4095.519997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8.1288889">
                <text:p>4068.12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83.58036921">
                <text:p>4283.580369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4.44971927">
                <text:p>4264.449719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9.31527893">
                <text:p>4189.315278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5.064478">
                <text:p>4215.0644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7.17756139">
                <text:p>3997.177561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89.37961056">
                <text:p>3989.379610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4.88708676">
                <text:p>4424.887086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8.56263766">
                <text:p>4298.562637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1.4885245">
                <text:p>4041.48852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9.64388432">
                <text:p>4109.643884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95.0491033">
                <text:p>3795.04910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9.54551885">
                <text:p>4049.545518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95.67187831">
                <text:p>3795.671878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0.8948919">
                <text:p>4260.89489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5.30263689">
                <text:p>3975.302636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8.65309724">
                <text:p>3878.653097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23.53742992">
                <text:p>4023.537429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6.03003745">
                <text:p>4036.030037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8.15183623">
                <text:p>4068.151836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3.11133453">
                <text:p>3893.111334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7.34398922">
                <text:p>4217.343989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49.73733885">
                <text:p>4249.737338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1.51694052">
                <text:p>3991.516940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2.50595515">
                <text:p>4082.505955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49.51126365">
                <text:p>4349.511263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9.72940401">
                <text:p>4339.729404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44.65085186">
                <text:p>3844.650851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3.69911512">
                <text:p>4073.699115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2.93108517">
                <text:p>4032.931085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4.97582957">
                <text:p>4054.975829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47.79758594">
                <text:p>3947.797585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9.38804719">
                <text:p>3899.388047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1.18205435">
                <text:p>4291.182054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9.82436912">
                <text:p>4329.824369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3.06131239">
                <text:p>4033.061312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1.2691202">
                <text:p>4191.26912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3.23000147">
                <text:p>4143.230001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7.39156317">
                <text:p>4267.391563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9.78993974">
                <text:p>3939.789939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5.62631156">
                <text:p>3975.626311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6.23598999">
                <text:p>4136.235989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89.43996989">
                <text:p>4289.439969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6.87660247">
                <text:p>4116.876602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0.84350463">
                <text:p>4110.843504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5.15151479">
                <text:p>4105.151514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3.65722564">
                <text:p>3933.657225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0.90496976">
                <text:p>4130.904969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9.40975729">
                <text:p>4169.409757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4.23334604">
                <text:p>4254.233346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2.10073897">
                <text:p>4202.100738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0.19141668">
                <text:p>4070.191416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6.65046073">
                <text:p>4116.650460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9.7880481">
                <text:p>4089.78804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7.72310062">
                <text:p>4177.723100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2.49530014">
                <text:p>4002.495300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1.75696264">
                <text:p>4331.756962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6.27062919">
                <text:p>3966.270629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88.20662971">
                <text:p>4288.206629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9.5709165">
                <text:p>4139.57091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4.24581294">
                <text:p>4114.245812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8.85353581">
                <text:p>4258.853535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8.97561244">
                <text:p>4168.975612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0.24939388">
                <text:p>4010.249393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4.02798561">
                <text:p>4084.027985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34.44701645">
                <text:p>4234.447016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0.59253375">
                <text:p>4210.592533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2.2424682">
                <text:p>4092.24246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7.09075746">
                <text:p>4117.090757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3.567582">
                <text:p>3873.5675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5.72326178">
                <text:p>4195.723261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88.87669392">
                <text:p>4288.876693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5.24403267">
                <text:p>4275.244032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2.99883299">
                <text:p>3992.998832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2.08792872">
                <text:p>4262.087928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7.20013572">
                <text:p>4157.200135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3.76830225">
                <text:p>4073.768302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2.41883124">
                <text:p>4252.418831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30.49368532">
                <text:p>4230.493685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8.85943227">
                <text:p>4068.859432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7.2798267">
                <text:p>4157.27982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0.29657933">
                <text:p>4300.296579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7.68461675">
                <text:p>4217.684616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5.87829503">
                <text:p>4125.878295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3.81571393">
                <text:p>4183.815713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0.05847229">
                <text:p>4000.058472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7.41323329">
                <text:p>4157.413233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60.58334739">
                <text:p>4360.583347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1.41545355">
                <text:p>4211.415453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9.02922463">
                <text:p>3979.029224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26.57291552">
                <text:p>3926.572915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40.99430302">
                <text:p>3940.994303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1.44454026">
                <text:p>3971.444540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3.25190097">
                <text:p>4103.251900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6.49055892">
                <text:p>4256.490558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4.29441336">
                <text:p>4044.294413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8.81657534">
                <text:p>4098.816575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87.8808255">
                <text:p>4287.88082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4.65349591">
                <text:p>4004.653495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80.44271397">
                <text:p>3880.442713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9.91164358">
                <text:p>3939.911643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9.45686252">
                <text:p>4079.456862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3.65318108">
                <text:p>4063.653181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62.45328641">
                <text:p>3862.453286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5.55710587">
                <text:p>4145.557105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0.88799487">
                <text:p>4060.887994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1.7837563">
                <text:p>3991.78375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8.78200314">
                <text:p>4068.782003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9.09474594">
                <text:p>4119.094745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31.68461095">
                <text:p>4231.684610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5.81868432">
                <text:p>4135.818684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20.25539086">
                <text:p>4020.255390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26.79235509">
                <text:p>4026.792355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9.22971988">
                <text:p>4319.229719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0.08571368">
                <text:p>4110.085713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1.54018071">
                <text:p>4061.540180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45.82932841">
                <text:p>4345.829328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2.60705369">
                <text:p>3952.607053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.21676483">
                <text:p>4199.216764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2.04107381">
                <text:p>4092.041073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8.52777437">
                <text:p>4118.527774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0.3350792">
                <text:p>4110.33507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83.73392528">
                <text:p>4283.733925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6.49369599">
                <text:p>4276.493695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3.59678535">
                <text:p>4213.596785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7.47885757">
                <text:p>3907.478857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4.74889462">
                <text:p>4034.748894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7.08984535">
                <text:p>4257.089845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2.41136666">
                <text:p>3992.411366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8.71027916">
                <text:p>4058.710279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1.07977793">
                <text:p>4011.079777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1.78362381">
                <text:p>4151.783623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8.91115305">
                <text:p>4278.911153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1.40244342">
                <text:p>4111.402443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0.79462908">
                <text:p>4080.794629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0.32992094">
                <text:p>4050.329920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8.72700078">
                <text:p>4128.727000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25.93765022">
                <text:p>4225.937650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87.13297572">
                <text:p>4287.132975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1.07306312">
                <text:p>4201.073063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0.6766639">
                <text:p>4330.67666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3.67097683">
                <text:p>4093.670976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3.54120887">
                <text:p>4143.541208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4.89999126">
                <text:p>4064.899991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4.58284839">
                <text:p>3974.582848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0.48108812">
                <text:p>4090.481088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0.17048167">
                <text:p>3990.170481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8.37733189">
                <text:p>4118.377331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4.02412427">
                <text:p>4254.024124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4.91833301">
                <text:p>4154.918333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80.63662274">
                <text:p>3980.636622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87.76299127">
                <text:p>3587.762991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47.28273037">
                <text:p>4247.282730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4.13525844">
                <text:p>4174.135258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8.74132167">
                <text:p>4278.741321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5.84171681">
                <text:p>4215.8417168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4.86935695">
                <text:p>4204.869356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5.48238213">
                <text:p>4135.482382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1.46499474">
                <text:p>3911.464994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8.4144174">
                <text:p>4198.41441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8.77570337">
                <text:p>4188.775703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48.86181873">
                <text:p>4348.8618187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5.14041193">
                <text:p>3965.1404119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45.75436482">
                <text:p>4445.754364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44.84565815">
                <text:p>4444.845658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0.14978224">
                <text:p>4080.149782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5.1875641">
                <text:p>4105.18756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1.50850056">
                <text:p>4411.5085005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89.43416426">
                <text:p>3989.434164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6.60261073">
                <text:p>4256.602610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8.43755539">
                <text:p>4008.4375553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4.35981121">
                <text:p>4014.359811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6.59290977">
                <text:p>4306.5929097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35.43081151">
                <text:p>4235.430811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8.46368904">
                <text:p>4138.463689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1.55733594">
                <text:p>4391.557335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76.64393745">
                <text:p>4476.643937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0.71677934">
                <text:p>4060.716779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2.28072099">
                <text:p>4212.280720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7.77702479">
                <text:p>4067.7770247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5.25271851">
                <text:p>4045.252718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7.56972771">
                <text:p>4007.569727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7.28403371">
                <text:p>4337.284033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3.12450675">
                <text:p>4063.124506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5.11893569">
                <text:p>4135.1189356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6.77741351">
                <text:p>4096.777413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0.42570731">
                <text:p>4250.425707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4.05222551">
                <text:p>4194.052225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8.35893133">
                <text:p>4158.358931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9.87759826">
                <text:p>4039.877598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1.19648211">
                <text:p>3891.196482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9.4170311">
                <text:p>4269.41703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3.29057782">
                <text:p>4413.2905778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1.93956981">
                <text:p>4261.939569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8.88224879">
                <text:p>3908.8822487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